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100002000000002F000000134FD62BA213383DA5.png" manifest:media-type="image/png"/>
  <manifest:file-entry manifest:full-path="Object 4/Pictures/20000010000004E7000001FEA51484F8B28431AC.svm" manifest:media-type="image/x-svm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shapes>
          <draw:frame draw:z-index="0" draw:style-name="gr1" draw:text-style-name="P1" svg:width="453.09pt" svg:height="255.23pt" svg:x="903.06pt" svg:y="9.04pt">
            <draw:object draw:notify-on-update-of-ranges="stats.A2:stats.A154 stats.D1:stats.D1 stats.D2:stats.D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9.88pt" svg:height="313.23pt" svg:x="915.48pt" svg:y="283.1pt">
            <draw:object draw:notify-on-update-of-ranges="stats.A2:stats.A154 stats.F1:stats.F1 stats.F2:stats.F154 stats.A2:stats.A154 stats.G1:stats.G1 stats.G2:stats.G154 stats.A2:stats.A154 stats.H1:stats.H1 stats.H2:stats.H1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d_err</text:p>
          </table:table-cell>
          <table:table-cell office:value-type="string" calcext:value-type="string">
            <text:p>td_comm</text:p>
          </table:table-cell>
          <table:table-cell office:value-type="string" calcext:value-type="string">
            <text:p>comm_grad</text:p>
          </table:table-cell>
          <table:table-cell office:value-type="string" calcext:value-type="string">
            <text:p>train_r</text:p>
          </table:table-cell>
          <table:table-cell office:value-type="string" calcext:value-type="string">
            <text:p>Learned Strategy</text:p>
          </table:table-cell>
          <table:table-cell office:value-type="string" calcext:value-type="string">
            <text:p>Naive Strategy</text:p>
          </table:table-cell>
          <table:table-cell office:value-type="string" calcext:value-type="string">
            <text:p>Strategy without 4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omm_per</text:p>
          </table:table-cell>
          <table:table-cell office:value-type="string" calcext:value-type="string">
            <text:p>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5409527939482" calcext:value-type="float">
            <text:p>0.001540952793948</text:p>
          </table:table-cell>
          <table:table-cell office:value-type="float" office:value="0.00000030601303046864" calcext:value-type="float">
            <text:p>3.0601303046864E-07</text:p>
          </table:table-cell>
          <table:table-cell office:value-type="float" office:value="0.00013423546510012" calcext:value-type="float">
            <text:p>0.0001342354651</text:p>
          </table:table-cell>
          <table:table-cell office:value-type="float" office:value="0.146875" calcext:value-type="float">
            <text:p>0.14687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3.678125" calcext:value-type="float">
            <text:p>3.678125</text:p>
          </table:table-cell>
          <table:table-cell office:value-type="float" office:value="1" calcext:value-type="float">
            <text:p>1</text:p>
          </table:table-cell>
          <table:table-cell office:value-type="float" office:value="0.35432333946228" calcext:value-type="float">
            <text:p>0.35432333946228</text:p>
          </table:table-cell>
          <table:table-cell/>
          <table:table-cell table:formula="of:=[.D2]/[.C2]" office:value-type="float" office:value="438.659310992564" calcext:value-type="float">
            <text:p>438.6593109925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0125533895916" calcext:value-type="float">
            <text:p>0.001012553389592</text:p>
          </table:table-cell>
          <table:table-cell office:value-type="float" office:value="0.00000034530429489643" calcext:value-type="float">
            <text:p>3.4530429489643E-07</text:p>
          </table:table-cell>
          <table:table-cell office:value-type="float" office:value="0.00022074568523749" calcext:value-type="float">
            <text:p>0.000220745685237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65625" calcext:value-type="float">
            <text:p>3.65625</text:p>
          </table:table-cell>
          <table:table-cell office:value-type="float" office:value="1" calcext:value-type="float">
            <text:p>1</text:p>
          </table:table-cell>
          <table:table-cell office:value-type="float" office:value="0.31730351448059" calcext:value-type="float">
            <text:p>0.31730351448059</text:p>
          </table:table-cell>
          <table:table-cell/>
          <table:table-cell table:formula="of:=[.D3]/[.C3]" office:value-type="float" office:value="639.2787130079" calcext:value-type="float">
            <text:p>639.27871300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5357987391326" calcext:value-type="float">
            <text:p>0.001535798739133</text:p>
          </table:table-cell>
          <table:table-cell office:value-type="float" office:value="0.00000020038656419318" calcext:value-type="float">
            <text:p>2.0038656419318E-07</text:p>
          </table:table-cell>
          <table:table-cell office:value-type="float" office:value="0.00014733563419895" calcext:value-type="float">
            <text:p>0.000147335634199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590625" calcext:value-type="float">
            <text:p>3.590625</text:p>
          </table:table-cell>
          <table:table-cell office:value-type="float" office:value="1" calcext:value-type="float">
            <text:p>1</text:p>
          </table:table-cell>
          <table:table-cell office:value-type="float" office:value="0.31689658164978" calcext:value-type="float">
            <text:p>0.31689658164978</text:p>
          </table:table-cell>
          <table:table-cell/>
          <table:table-cell table:formula="of:=[.D4]/[.C4]" office:value-type="float" office:value="735.257050751731" calcext:value-type="float">
            <text:p>735.2570507517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81841340597748" calcext:value-type="float">
            <text:p>0.000818413405977</text:p>
          </table:table-cell>
          <table:table-cell office:value-type="float" office:value="0.00000013642254006463" calcext:value-type="float">
            <text:p>1.3642254006463E-07</text:p>
          </table:table-cell>
          <table:table-cell office:value-type="float" office:value="0.00015653402369935" calcext:value-type="float">
            <text:p>0.000156534023699</text:p>
          </table:table-cell>
          <table:table-cell office:value-type="float" office:value="0.2390625" calcext:value-type="float">
            <text:p>0.2390625</text:p>
          </table:table-cell>
          <table:table-cell office:value-type="float" office:value="0.228125" calcext:value-type="float">
            <text:p>0.228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" calcext:value-type="float">
            <text:p>0.55</text:p>
          </table:table-cell>
          <table:table-cell office:value-type="float" office:value="3.578125" calcext:value-type="float">
            <text:p>3.578125</text:p>
          </table:table-cell>
          <table:table-cell office:value-type="float" office:value="1" calcext:value-type="float">
            <text:p>1</text:p>
          </table:table-cell>
          <table:table-cell office:value-type="float" office:value="0.31769247055054" calcext:value-type="float">
            <text:p>0.31769247055054</text:p>
          </table:table-cell>
          <table:table-cell/>
          <table:table-cell table:formula="of:=[.D5]/[.C5]" office:value-type="float" office:value="1147.42053347777" calcext:value-type="float">
            <text:p>1147.42053347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679930051585" calcext:value-type="float">
            <text:p>0.000867993005159</text:p>
          </table:table-cell>
          <table:table-cell office:value-type="float" office:value="0.00000062430721923315" calcext:value-type="float">
            <text:p>6.2430721923315E-07</text:p>
          </table:table-cell>
          <table:table-cell office:value-type="float" office:value="0.00031687883254108" calcext:value-type="float">
            <text:p>0.000316878832541</text:p>
          </table:table-cell>
          <table:table-cell office:value-type="float" office:value="0.2234375" calcext:value-type="float">
            <text:p>0.2234375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3.725" calcext:value-type="float">
            <text:p>3.725</text:p>
          </table:table-cell>
          <table:table-cell office:value-type="float" office:value="1" calcext:value-type="float">
            <text:p>1</text:p>
          </table:table-cell>
          <table:table-cell office:value-type="float" office:value="0.31857666969299" calcext:value-type="float">
            <text:p>0.31857666969299</text:p>
          </table:table-cell>
          <table:table-cell/>
          <table:table-cell table:formula="of:=[.D6]/[.C6]" office:value-type="float" office:value="507.568746250138" calcext:value-type="float">
            <text:p>507.5687462501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99094575096387" calcext:value-type="float">
            <text:p>0.009909457509639</text:p>
          </table:table-cell>
          <table:table-cell office:value-type="float" office:value="0.0000024073881567332" calcext:value-type="float">
            <text:p>2.4073881567332E-06</text:p>
          </table:table-cell>
          <table:table-cell office:value-type="float" office:value="0.00060385806682461" calcext:value-type="float">
            <text:p>0.0006038580668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3.471875" calcext:value-type="float">
            <text:p>3.471875</text:p>
          </table:table-cell>
          <table:table-cell office:value-type="float" office:value="1" calcext:value-type="float">
            <text:p>1</text:p>
          </table:table-cell>
          <table:table-cell office:value-type="float" office:value="0.31896421909332" calcext:value-type="float">
            <text:p>0.31896421909332</text:p>
          </table:table-cell>
          <table:table-cell/>
          <table:table-cell table:formula="of:=[.D7]/[.C7]" office:value-type="float" office:value="250.835356623187" calcext:value-type="float">
            <text:p>250.8353566231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81785388028948" calcext:value-type="float">
            <text:p>0.008178538802895</text:p>
          </table:table-cell>
          <table:table-cell office:value-type="float" office:value="0.00000026135728830035" calcext:value-type="float">
            <text:p>2.6135728830035E-07</text:p>
          </table:table-cell>
          <table:table-cell office:value-type="float" office:value="0.00019002682347491" calcext:value-type="float">
            <text:p>0.000190026823475</text:p>
          </table:table-cell>
          <table:table-cell office:value-type="float" office:value="0.2171875" calcext:value-type="float">
            <text:p>0.21718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45625" calcext:value-type="float">
            <text:p>3.45625</text:p>
          </table:table-cell>
          <table:table-cell office:value-type="float" office:value="1" calcext:value-type="float">
            <text:p>1</text:p>
          </table:table-cell>
          <table:table-cell office:value-type="float" office:value="0.31894443035126" calcext:value-type="float">
            <text:p>0.31894443035126</text:p>
          </table:table-cell>
          <table:table-cell/>
          <table:table-cell table:formula="of:=[.D8]/[.C8]" office:value-type="float" office:value="727.07681010423" calcext:value-type="float">
            <text:p>727.076810104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33251471322728" calcext:value-type="float">
            <text:p>0.003325147132273</text:p>
          </table:table-cell>
          <table:table-cell office:value-type="float" office:value="0.000000751657755238" calcext:value-type="float">
            <text:p>7.51657755238E-07</text:p>
          </table:table-cell>
          <table:table-cell office:value-type="float" office:value="0.00029554519624071" calcext:value-type="float">
            <text:p>0.000295545196241</text:p>
          </table:table-cell>
          <table:table-cell office:value-type="float" office:value="0.3109375" calcext:value-type="float">
            <text:p>0.310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3.375" calcext:value-type="float">
            <text:p>3.375</text:p>
          </table:table-cell>
          <table:table-cell office:value-type="float" office:value="1" calcext:value-type="float">
            <text:p>1</text:p>
          </table:table-cell>
          <table:table-cell office:value-type="float" office:value="0.31623560190201" calcext:value-type="float">
            <text:p>0.31623560190201</text:p>
          </table:table-cell>
          <table:table-cell/>
          <table:table-cell table:formula="of:=[.D9]/[.C9]" office:value-type="float" office:value="393.191175346991" calcext:value-type="float">
            <text:p>393.191175346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28286360087804" calcext:value-type="float">
            <text:p>0.00282863600878</text:p>
          </table:table-cell>
          <table:table-cell office:value-type="float" office:value="0.0000003699206512664" calcext:value-type="float">
            <text:p>3.699206512664E-07</text:p>
          </table:table-cell>
          <table:table-cell office:value-type="float" office:value="0.00025091415845964" calcext:value-type="float">
            <text:p>0.0002509141584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3125" calcext:value-type="float">
            <text:p>3.3125</text:p>
          </table:table-cell>
          <table:table-cell office:value-type="float" office:value="1" calcext:value-type="float">
            <text:p>1</text:p>
          </table:table-cell>
          <table:table-cell office:value-type="float" office:value="0.32330604791641" calcext:value-type="float">
            <text:p>0.32330604791641</text:p>
          </table:table-cell>
          <table:table-cell/>
          <table:table-cell table:formula="of:=[.D10]/[.C10]" office:value-type="float" office:value="678.291837994584" calcext:value-type="float">
            <text:p>678.2918379945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0475944606005" calcext:value-type="float">
            <text:p>0.002047594460601</text:p>
          </table:table-cell>
          <table:table-cell office:value-type="float" office:value="0.000000099467383662954" calcext:value-type="float">
            <text:p>9.9467383662954E-08</text:p>
          </table:table-cell>
          <table:table-cell office:value-type="float" office:value="0.0001351031831291" calcext:value-type="float">
            <text:p>0.000135103183129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309375" calcext:value-type="float">
            <text:p>3.309375</text:p>
          </table:table-cell>
          <table:table-cell office:value-type="float" office:value="1" calcext:value-type="float">
            <text:p>1</text:p>
          </table:table-cell>
          <table:table-cell office:value-type="float" office:value="0.43410013914108" calcext:value-type="float">
            <text:p>0.43410013914108</text:p>
          </table:table-cell>
          <table:table-cell/>
          <table:table-cell table:formula="of:=[.D11]/[.C11]" office:value-type="float" office:value="1358.26617886018" calcext:value-type="float">
            <text:p>1358.26617886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52153901633574" calcext:value-type="float">
            <text:p>0.005215390163357</text:p>
          </table:table-cell>
          <table:table-cell office:value-type="float" office:value="0.00000012123189931934" calcext:value-type="float">
            <text:p>1.2123189931934E-07</text:p>
          </table:table-cell>
          <table:table-cell office:value-type="float" office:value="0.00013730025766563" calcext:value-type="float">
            <text:p>0.000137300257666</text:p>
          </table:table-cell>
          <table:table-cell office:value-type="float" office:value="0.2546875" calcext:value-type="float">
            <text:p>0.2546875</text:p>
          </table:table-cell>
          <table:table-cell office:value-type="float" office:value="0.246875" calcext:value-type="float">
            <text:p>0.2468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409375" calcext:value-type="float">
            <text:p>3.409375</text:p>
          </table:table-cell>
          <table:table-cell office:value-type="float" office:value="1" calcext:value-type="float">
            <text:p>1</text:p>
          </table:table-cell>
          <table:table-cell office:value-type="float" office:value="0.37025029659271" calcext:value-type="float">
            <text:p>0.37025029659271</text:p>
          </table:table-cell>
          <table:table-cell/>
          <table:table-cell table:formula="of:=[.D12]/[.C12]" office:value-type="float" office:value="1132.54232950656" calcext:value-type="float">
            <text:p>1132.542329506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39980029454455" calcext:value-type="float">
            <text:p>0.003998002945446</text:p>
          </table:table-cell>
          <table:table-cell office:value-type="float" office:value="0.00000010766620865965" calcext:value-type="float">
            <text:p>1.0766620865965E-07</text:p>
          </table:table-cell>
          <table:table-cell office:value-type="float" office:value="0.00013049700082775" calcext:value-type="float">
            <text:p>0.000130497000828</text:p>
          </table:table-cell>
          <table:table-cell office:value-type="float" office:value="0.221875" calcext:value-type="float">
            <text:p>0.2218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278125" calcext:value-type="float">
            <text:p>3.278125</text:p>
          </table:table-cell>
          <table:table-cell office:value-type="float" office:value="1" calcext:value-type="float">
            <text:p>1</text:p>
          </table:table-cell>
          <table:table-cell office:value-type="float" office:value="0.31807028055191" calcext:value-type="float">
            <text:p>0.31807028055191</text:p>
          </table:table-cell>
          <table:table-cell/>
          <table:table-cell table:formula="of:=[.D13]/[.C13]" office:value-type="float" office:value="1212.05160330547" calcext:value-type="float">
            <text:p>1212.051603305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51234760903753" calcext:value-type="float">
            <text:p>0.005123476090375</text:p>
          </table:table-cell>
          <table:table-cell office:value-type="float" office:value="0.00000062452320834794" calcext:value-type="float">
            <text:p>6.2452320834794E-07</text:p>
          </table:table-cell>
          <table:table-cell office:value-type="float" office:value="0.00031802879311726" calcext:value-type="float">
            <text:p>0.000318028793117</text:p>
          </table:table-cell>
          <table:table-cell office:value-type="float" office:value="0.2359375" calcext:value-type="float">
            <text:p>0.2359375</text:p>
          </table:table-cell>
          <table:table-cell office:value-type="float" office:value="0.271875" calcext:value-type="float">
            <text:p>0.271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" calcext:value-type="float">
            <text:p>0.55</text:p>
          </table:table-cell>
          <table:table-cell office:value-type="float" office:value="3.359375" calcext:value-type="float">
            <text:p>3.359375</text:p>
          </table:table-cell>
          <table:table-cell office:value-type="float" office:value="1" calcext:value-type="float">
            <text:p>1</text:p>
          </table:table-cell>
          <table:table-cell office:value-type="float" office:value="0.32825326919556" calcext:value-type="float">
            <text:p>0.32825326919556</text:p>
          </table:table-cell>
          <table:table-cell/>
          <table:table-cell table:formula="of:=[.D14]/[.C14]" office:value-type="float" office:value="509.234547037165" calcext:value-type="float">
            <text:p>509.2345470371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35542032215744" calcext:value-type="float">
            <text:p>0.003554203221574</text:p>
          </table:table-cell>
          <table:table-cell office:value-type="float" office:value="0.000010543990748602" calcext:value-type="float">
            <text:p>1.0543990748602E-05</text:p>
          </table:table-cell>
          <table:table-cell office:value-type="float" office:value="0.0011197058658581" calcext:value-type="float">
            <text:p>0.001119705865858</text:p>
          </table:table-cell>
          <table:table-cell office:value-type="float" office:value="0.2359375" calcext:value-type="float">
            <text:p>0.2359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334375" calcext:value-type="float">
            <text:p>0.334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321875" calcext:value-type="float">
            <text:p>3.321875</text:p>
          </table:table-cell>
          <table:table-cell office:value-type="float" office:value="1" calcext:value-type="float">
            <text:p>1</text:p>
          </table:table-cell>
          <table:table-cell office:value-type="float" office:value="0.50429964065552" calcext:value-type="float">
            <text:p>0.50429964065552</text:p>
          </table:table-cell>
          <table:table-cell/>
          <table:table-cell table:formula="of:=[.D15]/[.C15]" office:value-type="float" office:value="106.193745096614" calcext:value-type="float">
            <text:p>106.1937450966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38873254728969" calcext:value-type="float">
            <text:p>0.003887325472897</text:p>
          </table:table-cell>
          <table:table-cell office:value-type="float" office:value="0.000054987110476645" calcext:value-type="float">
            <text:p>5.4987110476645E-05</text:p>
          </table:table-cell>
          <table:table-cell office:value-type="float" office:value="0.0026503916204092" calcext:value-type="float">
            <text:p>0.002650391620409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1" calcext:value-type="float">
            <text:p>1</text:p>
          </table:table-cell>
          <table:table-cell office:value-type="float" office:value="0.41195496320724" calcext:value-type="float">
            <text:p>0.41195496320724</text:p>
          </table:table-cell>
          <table:table-cell/>
          <table:table-cell table:formula="of:=[.D16]/[.C16]" office:value-type="float" office:value="48.2002345174132" calcext:value-type="float">
            <text:p>48.20023451741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3503762598848" calcext:value-type="float">
            <text:p>0.003503762598848</text:p>
          </table:table-cell>
          <table:table-cell office:value-type="float" office:value="0.00017740801570199" calcext:value-type="float">
            <text:p>0.000177408015702</text:p>
          </table:table-cell>
          <table:table-cell office:value-type="float" office:value="0.003900079781306" calcext:value-type="float">
            <text:p>0.003900079781306</text:p>
          </table:table-cell>
          <table:table-cell office:value-type="float" office:value="0.215625" calcext:value-type="float">
            <text:p>0.215625</text:p>
          </table:table-cell>
          <table:table-cell table:number-columns-repeated="2" office:value-type="float" office:value="0.3625" calcext:value-type="float">
            <text:p>0.3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0.37187578678131" calcext:value-type="float">
            <text:p>0.37187578678131</text:p>
          </table:table-cell>
          <table:table-cell/>
          <table:table-cell table:formula="of:=[.D17]/[.C17]" office:value-type="float" office:value="21.9836728677319" calcext:value-type="float">
            <text:p>21.98367286773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2568946609972" calcext:value-type="float">
            <text:p>0.002568946609972</text:p>
          </table:table-cell>
          <table:table-cell office:value-type="float" office:value="0.00026788886789291" calcext:value-type="float">
            <text:p>0.000267888867893</text:p>
          </table:table-cell>
          <table:table-cell office:value-type="float" office:value="0.0044712778355461" calcext:value-type="float">
            <text:p>0.004471277835546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3.74375" calcext:value-type="float">
            <text:p>3.74375</text:p>
          </table:table-cell>
          <table:table-cell office:value-type="float" office:value="1" calcext:value-type="float">
            <text:p>1</text:p>
          </table:table-cell>
          <table:table-cell office:value-type="float" office:value="0.32834205627441" calcext:value-type="float">
            <text:p>0.32834205627441</text:p>
          </table:table-cell>
          <table:table-cell/>
          <table:table-cell table:formula="of:=[.D18]/[.C18]" office:value-type="float" office:value="16.6907937262011" calcext:value-type="float">
            <text:p>16.69079372620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42743807716761" calcext:value-type="float">
            <text:p>0.004274380771676</text:p>
          </table:table-cell>
          <table:table-cell office:value-type="float" office:value="0.0001726246779981" calcext:value-type="float">
            <text:p>0.000172624677998</text:p>
          </table:table-cell>
          <table:table-cell office:value-type="float" office:value="0.0029037266154774" calcext:value-type="float">
            <text:p>0.002903726615477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0625" calcext:value-type="float">
            <text:p>0.50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" calcext:value-type="float">
            <text:p>0.6</text:p>
          </table:table-cell>
          <table:table-cell office:value-type="float" office:value="3.7875" calcext:value-type="float">
            <text:p>3.7875</text:p>
          </table:table-cell>
          <table:table-cell office:value-type="float" office:value="1" calcext:value-type="float">
            <text:p>1</text:p>
          </table:table-cell>
          <table:table-cell office:value-type="float" office:value="0.3450662612915" calcext:value-type="float">
            <text:p>0.3450662612915</text:p>
          </table:table-cell>
          <table:table-cell/>
          <table:table-cell table:formula="of:=[.D19]/[.C19]" office:value-type="float" office:value="16.8210400109152" calcext:value-type="float">
            <text:p>16.82104001091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27290705649648" calcext:value-type="float">
            <text:p>0.002729070564965</text:p>
          </table:table-cell>
          <table:table-cell office:value-type="float" office:value="0.00011030744935852" calcext:value-type="float">
            <text:p>0.000110307449359</text:p>
          </table:table-cell>
          <table:table-cell office:value-type="float" office:value="0.0022506731795147" calcext:value-type="float">
            <text:p>0.002250673179515</text:p>
          </table:table-cell>
          <table:table-cell office:value-type="float" office:value="0.4421875" calcext:value-type="float">
            <text:p>0.442187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3.759375" calcext:value-type="float">
            <text:p>3.759375</text:p>
          </table:table-cell>
          <table:table-cell office:value-type="float" office:value="1" calcext:value-type="float">
            <text:p>1</text:p>
          </table:table-cell>
          <table:table-cell office:value-type="float" office:value="0.31888307332993" calcext:value-type="float">
            <text:p>0.31888307332993</text:p>
          </table:table-cell>
          <table:table-cell/>
          <table:table-cell table:formula="of:=[.D20]/[.C20]" office:value-type="float" office:value="20.4036372212686" calcext:value-type="float">
            <text:p>20.40363722126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9422755993437" calcext:value-type="float">
            <text:p>0.002942275599344</text:p>
          </table:table-cell>
          <table:table-cell office:value-type="float" office:value="0.00013606279585474" calcext:value-type="float">
            <text:p>0.000136062795855</text:p>
          </table:table-cell>
          <table:table-cell office:value-type="float" office:value="0.0024781841551885" calcext:value-type="float">
            <text:p>0.002478184155189</text:p>
          </table:table-cell>
          <table:table-cell office:value-type="float" office:value="0.4328125" calcext:value-type="float">
            <text:p>0.4328125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3.675" calcext:value-type="float">
            <text:p>3.675</text:p>
          </table:table-cell>
          <table:table-cell office:value-type="float" office:value="1" calcext:value-type="float">
            <text:p>1</text:p>
          </table:table-cell>
          <table:table-cell office:value-type="float" office:value="0.32585873603821" calcext:value-type="float">
            <text:p>0.32585873603821</text:p>
          </table:table-cell>
          <table:table-cell/>
          <table:table-cell table:formula="of:=[.D21]/[.C21]" office:value-type="float" office:value="18.2135325062275" calcext:value-type="float">
            <text:p>18.21353250622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38824671064503" calcext:value-type="float">
            <text:p>0.00388246710645</text:p>
          </table:table-cell>
          <table:table-cell office:value-type="float" office:value="0.00016574525852775" calcext:value-type="float">
            <text:p>0.000165745258528</text:p>
          </table:table-cell>
          <table:table-cell office:value-type="float" office:value="0.0033029064885341" calcext:value-type="float">
            <text:p>0.003302906488534</text:p>
          </table:table-cell>
          <table:table-cell office:value-type="float" office:value="0.4" calcext:value-type="float">
            <text:p>0.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" calcext:value-type="float">
            <text:p>0.55</text:p>
          </table:table-cell>
          <table:table-cell office:value-type="float" office:value="3.840625" calcext:value-type="float">
            <text:p>3.840625</text:p>
          </table:table-cell>
          <table:table-cell office:value-type="float" office:value="1" calcext:value-type="float">
            <text:p>1</text:p>
          </table:table-cell>
          <table:table-cell office:value-type="float" office:value="0.43274661302567" calcext:value-type="float">
            <text:p>0.43274661302567</text:p>
          </table:table-cell>
          <table:table-cell/>
          <table:table-cell table:formula="of:=[.D22]/[.C22]" office:value-type="float" office:value="19.9276076906967" calcext:value-type="float">
            <text:p>19.92760769069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47342155594379" calcext:value-type="float">
            <text:p>0.004734215559438</text:p>
          </table:table-cell>
          <table:table-cell office:value-type="float" office:value="0.00017146914424302" calcext:value-type="float">
            <text:p>0.000171469144243</text:p>
          </table:table-cell>
          <table:table-cell office:value-type="float" office:value="0.0033386973489542" calcext:value-type="float">
            <text:p>0.003338697348954</text:p>
          </table:table-cell>
          <table:table-cell office:value-type="float" office:value="0.4265625" calcext:value-type="float">
            <text:p>0.4265625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3.828125" calcext:value-type="float">
            <text:p>3.828125</text:p>
          </table:table-cell>
          <table:table-cell office:value-type="float" office:value="1" calcext:value-type="float">
            <text:p>1</text:p>
          </table:table-cell>
          <table:table-cell office:value-type="float" office:value="0.3847452878952" calcext:value-type="float">
            <text:p>0.3847452878952</text:p>
          </table:table-cell>
          <table:table-cell/>
          <table:table-cell table:formula="of:=[.D23]/[.C23]" office:value-type="float" office:value="19.4711262116193" calcext:value-type="float">
            <text:p>19.471126211619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53041390958242" calcext:value-type="float">
            <text:p>0.005304139095824</text:p>
          </table:table-cell>
          <table:table-cell office:value-type="float" office:value="0.00030189041208359" calcext:value-type="float">
            <text:p>0.000301890412084</text:p>
          </table:table-cell>
          <table:table-cell office:value-type="float" office:value="0.005206835444551" calcext:value-type="float">
            <text:p>0.005206835444551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3.86875" calcext:value-type="float">
            <text:p>3.86875</text:p>
          </table:table-cell>
          <table:table-cell office:value-type="float" office:value="1" calcext:value-type="float">
            <text:p>1</text:p>
          </table:table-cell>
          <table:table-cell office:value-type="float" office:value="0.4099200963974" calcext:value-type="float">
            <text:p>0.4099200963974</text:p>
          </table:table-cell>
          <table:table-cell/>
          <table:table-cell table:formula="of:=[.D24]/[.C24]" office:value-type="float" office:value="17.2474356128584" calcext:value-type="float">
            <text:p>17.24743561285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50581509713084" calcext:value-type="float">
            <text:p>0.005058150971308</text:p>
          </table:table-cell>
          <table:table-cell office:value-type="float" office:value="0.00017191429033119" calcext:value-type="float">
            <text:p>0.000171914290331</text:p>
          </table:table-cell>
          <table:table-cell office:value-type="float" office:value="0.0033675355196465" calcext:value-type="float">
            <text:p>0.00336753551964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496875" calcext:value-type="float">
            <text:p>0.496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3.928125" calcext:value-type="float">
            <text:p>3.928125</text:p>
          </table:table-cell>
          <table:table-cell office:value-type="float" office:value="1" calcext:value-type="float">
            <text:p>1</text:p>
          </table:table-cell>
          <table:table-cell office:value-type="float" office:value="0.40453114509583" calcext:value-type="float">
            <text:p>0.40453114509583</text:p>
          </table:table-cell>
          <table:table-cell/>
          <table:table-cell table:formula="of:=[.D25]/[.C25]" office:value-type="float" office:value="19.5884560449221" calcext:value-type="float">
            <text:p>19.58845604492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9576777382754" calcext:value-type="float">
            <text:p>0.004957677738275</text:p>
          </table:table-cell>
          <table:table-cell office:value-type="float" office:value="0.00021471549052876" calcext:value-type="float">
            <text:p>0.000214715490529</text:p>
          </table:table-cell>
          <table:table-cell office:value-type="float" office:value="0.004028855857905" calcext:value-type="float">
            <text:p>0.00402885585790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834375" calcext:value-type="float">
            <text:p>3.834375</text:p>
          </table:table-cell>
          <table:table-cell office:value-type="float" office:value="1" calcext:value-type="float">
            <text:p>1</text:p>
          </table:table-cell>
          <table:table-cell office:value-type="float" office:value="0.38406484127045" calcext:value-type="float">
            <text:p>0.38406484127045</text:p>
          </table:table-cell>
          <table:table-cell/>
          <table:table-cell table:formula="of:=[.D26]/[.C26]" office:value-type="float" office:value="18.7636944497274" calcext:value-type="float">
            <text:p>18.76369444972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42870235396549" calcext:value-type="float">
            <text:p>0.004287023539655</text:p>
          </table:table-cell>
          <table:table-cell office:value-type="float" office:value="0.00029966503861942" calcext:value-type="float">
            <text:p>0.000299665038619</text:p>
          </table:table-cell>
          <table:table-cell office:value-type="float" office:value="0.0046310673700646" calcext:value-type="float">
            <text:p>0.00463106737006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440625" calcext:value-type="float">
            <text:p>0.44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846875" calcext:value-type="float">
            <text:p>3.846875</text:p>
          </table:table-cell>
          <table:table-cell office:value-type="float" office:value="1" calcext:value-type="float">
            <text:p>1</text:p>
          </table:table-cell>
          <table:table-cell office:value-type="float" office:value="0.33717020750046" calcext:value-type="float">
            <text:p>0.33717020750046</text:p>
          </table:table-cell>
          <table:table-cell/>
          <table:table-cell table:formula="of:=[.D27]/[.C27]" office:value-type="float" office:value="15.4541463742327" calcext:value-type="float">
            <text:p>15.454146374232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42451200366486" calcext:value-type="float">
            <text:p>0.004245120036649</text:p>
          </table:table-cell>
          <table:table-cell office:value-type="float" office:value="0.00033547699531482" calcext:value-type="float">
            <text:p>0.000335476995315</text:p>
          </table:table-cell>
          <table:table-cell office:value-type="float" office:value="0.0052602086099796" calcext:value-type="float">
            <text:p>0.00526020860998</text:p>
          </table:table-cell>
          <table:table-cell office:value-type="float" office:value="0.3859375" calcext:value-type="float">
            <text:p>0.385937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3.89375" calcext:value-type="float">
            <text:p>3.89375</text:p>
          </table:table-cell>
          <table:table-cell office:value-type="float" office:value="1" calcext:value-type="float">
            <text:p>1</text:p>
          </table:table-cell>
          <table:table-cell office:value-type="float" office:value="0.34663566350937" calcext:value-type="float">
            <text:p>0.34663566350937</text:p>
          </table:table-cell>
          <table:table-cell/>
          <table:table-cell table:formula="of:=[.D28]/[.C28]" office:value-type="float" office:value="15.6797893251765" calcext:value-type="float">
            <text:p>15.679789325176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35030900151469" calcext:value-type="float">
            <text:p>0.003503090015147</text:p>
          </table:table-cell>
          <table:table-cell office:value-type="float" office:value="0.00040075397191686" calcext:value-type="float">
            <text:p>0.000400753971917</text:p>
          </table:table-cell>
          <table:table-cell office:value-type="float" office:value="0.00534039568156" calcext:value-type="float">
            <text:p>0.00534039568156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3.784375" calcext:value-type="float">
            <text:p>3.784375</text:p>
          </table:table-cell>
          <table:table-cell office:value-type="float" office:value="1" calcext:value-type="float">
            <text:p>1</text:p>
          </table:table-cell>
          <table:table-cell office:value-type="float" office:value="0.40130373239517" calcext:value-type="float">
            <text:p>0.40130373239517</text:p>
          </table:table-cell>
          <table:table-cell/>
          <table:table-cell table:formula="of:=[.D29]/[.C29]" office:value-type="float" office:value="13.3258708728854" calcext:value-type="float">
            <text:p>13.325870872885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31272321473807" calcext:value-type="float">
            <text:p>0.003127232147381</text:p>
          </table:table-cell>
          <table:table-cell office:value-type="float" office:value="0.00055539770582982" calcext:value-type="float">
            <text:p>0.00055539770583</text:p>
          </table:table-cell>
          <table:table-cell office:value-type="float" office:value="0.0053726874815766" calcext:value-type="float">
            <text:p>0.005372687481577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875" calcext:value-type="float">
            <text:p>0.5875</text:p>
          </table:table-cell>
          <table:table-cell office:value-type="float" office:value="3.871875" calcext:value-type="float">
            <text:p>3.871875</text:p>
          </table:table-cell>
          <table:table-cell office:value-type="float" office:value="1" calcext:value-type="float">
            <text:p>1</text:p>
          </table:table-cell>
          <table:table-cell office:value-type="float" office:value="0.35904432535172" calcext:value-type="float">
            <text:p>0.35904432535172</text:p>
          </table:table-cell>
          <table:table-cell/>
          <table:table-cell table:formula="of:=[.D30]/[.C30]" office:value-type="float" office:value="9.67358601805757" calcext:value-type="float">
            <text:p>9.673586018057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34152005100623" calcext:value-type="float">
            <text:p>0.003415200510062</text:p>
          </table:table-cell>
          <table:table-cell office:value-type="float" office:value="0.00066653109533945" calcext:value-type="float">
            <text:p>0.000666531095339</text:p>
          </table:table-cell>
          <table:table-cell office:value-type="float" office:value="0.005934588087257" calcext:value-type="float">
            <text:p>0.005934588087257</text:p>
          </table:table-cell>
          <table:table-cell office:value-type="float" office:value="0.44375" calcext:value-type="float">
            <text:p>0.4437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925" calcext:value-type="float">
            <text:p>3.925</text:p>
          </table:table-cell>
          <table:table-cell office:value-type="float" office:value="1" calcext:value-type="float">
            <text:p>1</text:p>
          </table:table-cell>
          <table:table-cell office:value-type="float" office:value="0.37605620622635" calcext:value-type="float">
            <text:p>0.37605620622635</text:p>
          </table:table-cell>
          <table:table-cell/>
          <table:table-cell table:formula="of:=[.D31]/[.C31]" office:value-type="float" office:value="8.90369275905221" calcext:value-type="float">
            <text:p>8.903692759052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36093264177907" calcext:value-type="float">
            <text:p>0.003609326417791</text:p>
          </table:table-cell>
          <table:table-cell office:value-type="float" office:value="0.00060256681317696" calcext:value-type="float">
            <text:p>0.000602566813177</text:p>
          </table:table-cell>
          <table:table-cell office:value-type="float" office:value="0.0059573150647338" calcext:value-type="float">
            <text:p>0.005957315064734</text:p>
          </table:table-cell>
          <table:table-cell office:value-type="float" office:value="0.5" calcext:value-type="float">
            <text:p>0.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3.946875" calcext:value-type="float">
            <text:p>3.946875</text:p>
          </table:table-cell>
          <table:table-cell office:value-type="float" office:value="1" calcext:value-type="float">
            <text:p>1</text:p>
          </table:table-cell>
          <table:table-cell office:value-type="float" office:value="0.47320410013199" calcext:value-type="float">
            <text:p>0.47320410013199</text:p>
          </table:table-cell>
          <table:table-cell/>
          <table:table-cell table:formula="of:=[.D32]/[.C32]" office:value-type="float" office:value="9.88656350542205" calcext:value-type="float">
            <text:p>9.886563505422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34374364186078" calcext:value-type="float">
            <text:p>0.003437436418608</text:p>
          </table:table-cell>
          <table:table-cell office:value-type="float" office:value="0.000515492240811" calcext:value-type="float">
            <text:p>0.000515492240811</text:p>
          </table:table-cell>
          <table:table-cell office:value-type="float" office:value="0.0049856351688504" calcext:value-type="float">
            <text:p>0.0049856351688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021875" calcext:value-type="float">
            <text:p>4.021875</text:p>
          </table:table-cell>
          <table:table-cell office:value-type="float" office:value="1" calcext:value-type="float">
            <text:p>1</text:p>
          </table:table-cell>
          <table:table-cell office:value-type="float" office:value="0.38297899961472" calcext:value-type="float">
            <text:p>0.38297899961472</text:p>
          </table:table-cell>
          <table:table-cell/>
          <table:table-cell table:formula="of:=[.D33]/[.C33]" office:value-type="float" office:value="9.67160080044412" calcext:value-type="float">
            <text:p>9.671600800444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3404577751644" calcext:value-type="float">
            <text:p>0.003404577751644</text:p>
          </table:table-cell>
          <table:table-cell office:value-type="float" office:value="0.00048140963717742" calcext:value-type="float">
            <text:p>0.000481409637177</text:p>
          </table:table-cell>
          <table:table-cell office:value-type="float" office:value="0.0048278304049745" calcext:value-type="float">
            <text:p>0.004827830404975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0.58639830350876" calcext:value-type="float">
            <text:p>0.58639830350876</text:p>
          </table:table-cell>
          <table:table-cell/>
          <table:table-cell table:formula="of:=[.D34]/[.C34]" office:value-type="float" office:value="10.0285287874186" calcext:value-type="float">
            <text:p>10.02852878741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35598705988377" calcext:value-type="float">
            <text:p>0.003559870598838</text:p>
          </table:table-cell>
          <table:table-cell office:value-type="float" office:value="0.00048181629172177" calcext:value-type="float">
            <text:p>0.000481816291722</text:p>
          </table:table-cell>
          <table:table-cell office:value-type="float" office:value="0.0046737991448026" calcext:value-type="float">
            <text:p>0.004673799144803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6" calcext:value-type="float">
            <text:p>0.6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06875" calcext:value-type="float">
            <text:p>4.06875</text:p>
          </table:table-cell>
          <table:table-cell office:value-type="float" office:value="1" calcext:value-type="float">
            <text:p>1</text:p>
          </table:table-cell>
          <table:table-cell office:value-type="float" office:value="0.36582100391388" calcext:value-type="float">
            <text:p>0.36582100391388</text:p>
          </table:table-cell>
          <table:table-cell/>
          <table:table-cell table:formula="of:=[.D35]/[.C35]" office:value-type="float" office:value="9.70037590074172" calcext:value-type="float">
            <text:p>9.700375900741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3591770894127" calcext:value-type="float">
            <text:p>0.003591770894127</text:p>
          </table:table-cell>
          <table:table-cell office:value-type="float" office:value="0.00047569944035786" calcext:value-type="float">
            <text:p>0.000475699440358</text:p>
          </table:table-cell>
          <table:table-cell office:value-type="float" office:value="0.0045690249186009" calcext:value-type="float">
            <text:p>0.004569024918601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046875" calcext:value-type="float">
            <text:p>4.046875</text:p>
          </table:table-cell>
          <table:table-cell office:value-type="float" office:value="1" calcext:value-type="float">
            <text:p>1</text:p>
          </table:table-cell>
          <table:table-cell office:value-type="float" office:value="0.42518496513367" calcext:value-type="float">
            <text:p>0.42518496513367</text:p>
          </table:table-cell>
          <table:table-cell/>
          <table:table-cell table:formula="of:=[.D36]/[.C36]" office:value-type="float" office:value="9.60485661947322" calcext:value-type="float">
            <text:p>9.6048566194732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41139578795992" calcext:value-type="float">
            <text:p>0.004113957879599</text:p>
          </table:table-cell>
          <table:table-cell office:value-type="float" office:value="0.00037953901464789" calcext:value-type="float">
            <text:p>0.000379539014648</text:p>
          </table:table-cell>
          <table:table-cell office:value-type="float" office:value="0.0038022366352379" calcext:value-type="float">
            <text:p>0.003802236635238</text:p>
          </table:table-cell>
          <table:table-cell office:value-type="float" office:value="0.503125" calcext:value-type="float">
            <text:p>0.503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0875" calcext:value-type="float">
            <text:p>4.0875</text:p>
          </table:table-cell>
          <table:table-cell office:value-type="float" office:value="1" calcext:value-type="float">
            <text:p>1</text:p>
          </table:table-cell>
          <table:table-cell office:value-type="float" office:value="0.3701452255249" calcext:value-type="float">
            <text:p>0.3701452255249</text:p>
          </table:table-cell>
          <table:table-cell/>
          <table:table-cell table:formula="of:=[.D37]/[.C37]" office:value-type="float" office:value="10.0180389590919" calcext:value-type="float">
            <text:p>10.01803895909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35997461993247" calcext:value-type="float">
            <text:p>0.003599746199325</text:p>
          </table:table-cell>
          <table:table-cell office:value-type="float" office:value="0.00040623987047184" calcext:value-type="float">
            <text:p>0.000406239870472</text:p>
          </table:table-cell>
          <table:table-cell office:value-type="float" office:value="0.0034935851668706" calcext:value-type="float">
            <text:p>0.003493585166871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0625" calcext:value-type="float">
            <text:p>4.10625</text:p>
          </table:table-cell>
          <table:table-cell office:value-type="float" office:value="1" calcext:value-type="float">
            <text:p>1</text:p>
          </table:table-cell>
          <table:table-cell office:value-type="float" office:value="0.43731989860535" calcext:value-type="float">
            <text:p>0.43731989860535</text:p>
          </table:table-cell>
          <table:table-cell/>
          <table:table-cell table:formula="of:=[.D38]/[.C38]" office:value-type="float" office:value="8.59980868646119" calcext:value-type="float">
            <text:p>8.599808686461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34741336363368" calcext:value-type="float">
            <text:p>0.003474133636337</text:p>
          </table:table-cell>
          <table:table-cell office:value-type="float" office:value="0.00022201045976544" calcext:value-type="float">
            <text:p>0.000222010459765</text:p>
          </table:table-cell>
          <table:table-cell office:value-type="float" office:value="0.0022329814441036" calcext:value-type="float">
            <text:p>0.002232981444104</text:p>
          </table:table-cell>
          <table:table-cell office:value-type="float" office:value="0.6046875" calcext:value-type="float">
            <text:p>0.604687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3.9875" calcext:value-type="float">
            <text:p>3.9875</text:p>
          </table:table-cell>
          <table:table-cell office:value-type="float" office:value="1" calcext:value-type="float">
            <text:p>1</text:p>
          </table:table-cell>
          <table:table-cell office:value-type="float" office:value="0.65229624509811" calcext:value-type="float">
            <text:p>0.65229624509811</text:p>
          </table:table-cell>
          <table:table-cell/>
          <table:table-cell table:formula="of:=[.D39]/[.C39]" office:value-type="float" office:value="10.0580010800518" calcext:value-type="float">
            <text:p>10.05800108005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37346252182033" calcext:value-type="float">
            <text:p>0.003734625218203</text:p>
          </table:table-cell>
          <table:table-cell office:value-type="float" office:value="0.00018161399837027" calcext:value-type="float">
            <text:p>0.00018161399837</text:p>
          </table:table-cell>
          <table:table-cell office:value-type="float" office:value="0.0014759718753339" calcext:value-type="float">
            <text:p>0.001475971875334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071875" calcext:value-type="float">
            <text:p>4.071875</text:p>
          </table:table-cell>
          <table:table-cell office:value-type="float" office:value="1" calcext:value-type="float">
            <text:p>1</text:p>
          </table:table-cell>
          <table:table-cell office:value-type="float" office:value="0.71955221891403" calcext:value-type="float">
            <text:p>0.71955221891403</text:p>
          </table:table-cell>
          <table:table-cell/>
          <table:table-cell table:formula="of:=[.D40]/[.C40]" office:value-type="float" office:value="8.12697197671253" calcext:value-type="float">
            <text:p>8.126971976712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36161769414321" calcext:value-type="float">
            <text:p>0.003616176941432</text:p>
          </table:table-cell>
          <table:table-cell office:value-type="float" office:value="0.00012139900350405" calcext:value-type="float">
            <text:p>0.000121399003504</text:p>
          </table:table-cell>
          <table:table-cell office:value-type="float" office:value="0.0011568576035643" calcext:value-type="float">
            <text:p>0.001156857603564</text:p>
          </table:table-cell>
          <table:table-cell office:value-type="float" office:value="0.6671875" calcext:value-type="float">
            <text:p>0.66718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71177817583084" calcext:value-type="float">
            <text:p>0.71177817583084</text:p>
          </table:table-cell>
          <table:table-cell/>
          <table:table-cell table:formula="of:=[.D41]/[.C41]" office:value-type="float" office:value="9.52938302764327" calcext:value-type="float">
            <text:p>9.5293830276432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50032721715979" calcext:value-type="float">
            <text:p>0.005003272171598</text:p>
          </table:table-cell>
          <table:table-cell office:value-type="float" office:value="0.000084375096414746" calcext:value-type="float">
            <text:p>8.4375096414746E-05</text:p>
          </table:table-cell>
          <table:table-cell office:value-type="float" office:value="0.00093999518030614" calcext:value-type="float">
            <text:p>0.000939995180306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71845787763596" calcext:value-type="float">
            <text:p>0.71845787763596</text:p>
          </table:table-cell>
          <table:table-cell/>
          <table:table-cell table:formula="of:=[.D42]/[.C42]" office:value-type="float" office:value="11.1406708880733" calcext:value-type="float">
            <text:p>11.14067088807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49330634297803" calcext:value-type="float">
            <text:p>0.00493306342978</text:p>
          </table:table-cell>
          <table:table-cell office:value-type="float" office:value="0.000077820125409289" calcext:value-type="float">
            <text:p>7.7820125409289E-05</text:p>
          </table:table-cell>
          <table:table-cell office:value-type="float" office:value="0.00081713780982682" calcext:value-type="float">
            <text:p>0.000817137809827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72648372650146" calcext:value-type="float">
            <text:p>0.72648372650146</text:p>
          </table:table-cell>
          <table:table-cell/>
          <table:table-cell table:formula="of:=[.D43]/[.C43]" office:value-type="float" office:value="10.5003404393034" calcext:value-type="float">
            <text:p>10.500340439303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43597859097645" calcext:value-type="float">
            <text:p>0.004359785909765</text:p>
          </table:table-cell>
          <table:table-cell office:value-type="float" office:value="0.00005900290294889" calcext:value-type="float">
            <text:p>5.900290294889E-05</text:p>
          </table:table-cell>
          <table:table-cell office:value-type="float" office:value="0.00064324607446906" calcext:value-type="float">
            <text:p>0.000643246074469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74625488519669" calcext:value-type="float">
            <text:p>0.74625488519669</text:p>
          </table:table-cell>
          <table:table-cell/>
          <table:table-cell table:formula="of:=[.D44]/[.C44]" office:value-type="float" office:value="10.9019394355267" calcext:value-type="float">
            <text:p>10.901939435526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52480620448478" calcext:value-type="float">
            <text:p>0.005248062044848</text:p>
          </table:table-cell>
          <table:table-cell office:value-type="float" office:value="0.000062945249913859" calcext:value-type="float">
            <text:p>6.2945249913859E-05</text:p>
          </table:table-cell>
          <table:table-cell office:value-type="float" office:value="0.00050186282605864" calcext:value-type="float">
            <text:p>0.000501862826059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4.040625" calcext:value-type="float">
            <text:p>4.040625</text:p>
          </table:table-cell>
          <table:table-cell office:value-type="float" office:value="1" calcext:value-type="float">
            <text:p>1</text:p>
          </table:table-cell>
          <table:table-cell office:value-type="float" office:value="0.73128573894501" calcext:value-type="float">
            <text:p>0.73128573894501</text:p>
          </table:table-cell>
          <table:table-cell/>
          <table:table-cell table:formula="of:=[.D45]/[.C45]" office:value-type="float" office:value="7.97300553648516" calcext:value-type="float">
            <text:p>7.973005536485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48501710873097" calcext:value-type="float">
            <text:p>0.00485017108731</text:p>
          </table:table-cell>
          <table:table-cell office:value-type="float" office:value="0.000096698365073422" calcext:value-type="float">
            <text:p>9.6698365073422E-05</text:p>
          </table:table-cell>
          <table:table-cell office:value-type="float" office:value="0.00078984727042553" calcext:value-type="float">
            <text:p>0.000789847270426</text:p>
          </table:table-cell>
          <table:table-cell office:value-type="float" office:value="0.4984375" calcext:value-type="float">
            <text:p>0.4984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" calcext:value-type="float">
            <text:p>0.4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6324508190155" calcext:value-type="float">
            <text:p>0.6324508190155</text:p>
          </table:table-cell>
          <table:table-cell/>
          <table:table-cell table:formula="of:=[.D46]/[.C46]" office:value-type="float" office:value="8.16815537497255" calcext:value-type="float">
            <text:p>8.168155374972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49106097081676" calcext:value-type="float">
            <text:p>0.004910609708168</text:p>
          </table:table-cell>
          <table:table-cell office:value-type="float" office:value="0.00006929451180504" calcext:value-type="float">
            <text:p>6.929451180504E-05</text:p>
          </table:table-cell>
          <table:table-cell office:value-type="float" office:value="0.00060796766138083" calcext:value-type="float">
            <text:p>0.000607967661381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428125" calcext:value-type="float">
            <text:p>0.42812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4.078125" calcext:value-type="float">
            <text:p>4.078125</text:p>
          </table:table-cell>
          <table:table-cell office:value-type="float" office:value="1" calcext:value-type="float">
            <text:p>1</text:p>
          </table:table-cell>
          <table:table-cell office:value-type="float" office:value="0.40020369291306" calcext:value-type="float">
            <text:p>0.40020369291306</text:p>
          </table:table-cell>
          <table:table-cell/>
          <table:table-cell table:formula="of:=[.D47]/[.C47]" office:value-type="float" office:value="8.77367695570677" calcext:value-type="float">
            <text:p>8.7736769557067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4292345099384" calcext:value-type="float">
            <text:p>0.004292345099384</text:p>
          </table:table-cell>
          <table:table-cell office:value-type="float" office:value="0.000018167362709853" calcext:value-type="float">
            <text:p>1.8167362709853E-05</text:p>
          </table:table-cell>
          <table:table-cell office:value-type="float" office:value="0.0002988883225953" calcext:value-type="float">
            <text:p>0.000298888322595</text:p>
          </table:table-cell>
          <table:table-cell office:value-type="float" office:value="0.48125" calcext:value-type="float">
            <text:p>0.48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3064045906067" calcext:value-type="float">
            <text:p>0.33064045906067</text:p>
          </table:table-cell>
          <table:table-cell/>
          <table:table-cell table:formula="of:=[.D48]/[.C48]" office:value-type="float" office:value="16.4519378717088" calcext:value-type="float">
            <text:p>16.451937871708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36160523770377" calcext:value-type="float">
            <text:p>0.003616052377038</text:p>
          </table:table-cell>
          <table:table-cell office:value-type="float" office:value="0.000021751389900215" calcext:value-type="float">
            <text:p>2.1751389900215E-05</text:p>
          </table:table-cell>
          <table:table-cell office:value-type="float" office:value="0.00035853738386322" calcext:value-type="float">
            <text:p>0.000358537383863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1" calcext:value-type="float">
            <text:p>1</text:p>
          </table:table-cell>
          <table:table-cell office:value-type="float" office:value="0.32703539133072" calcext:value-type="float">
            <text:p>0.32703539133072</text:p>
          </table:table-cell>
          <table:table-cell/>
          <table:table-cell table:formula="of:=[.D49]/[.C49]" office:value-type="float" office:value="16.4834240711981" calcext:value-type="float">
            <text:p>16.483424071198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41192401433364" calcext:value-type="float">
            <text:p>0.004119240143336</text:p>
          </table:table-cell>
          <table:table-cell office:value-type="float" office:value="0.00012566527087716" calcext:value-type="float">
            <text:p>0.000125665270877</text:p>
          </table:table-cell>
          <table:table-cell office:value-type="float" office:value="0.0009711355363379" calcext:value-type="float">
            <text:p>0.000971135536338</text:p>
          </table:table-cell>
          <table:table-cell office:value-type="float" office:value="0.5046875" calcext:value-type="float">
            <text:p>0.5046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2715235948563" calcext:value-type="float">
            <text:p>0.32715235948563</text:p>
          </table:table-cell>
          <table:table-cell/>
          <table:table-cell table:formula="of:=[.D50]/[.C50]" office:value-type="float" office:value="7.72795482442561" calcext:value-type="float">
            <text:p>7.727954824425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0608351526316" calcext:value-type="float">
            <text:p>0.004060835152632</text:p>
          </table:table-cell>
          <table:table-cell office:value-type="float" office:value="0.000067030528044554" calcext:value-type="float">
            <text:p>6.7030528044554E-05</text:p>
          </table:table-cell>
          <table:table-cell office:value-type="float" office:value="0.00048290076865669" calcext:value-type="float">
            <text:p>0.00048290076865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8517243862152" calcext:value-type="float">
            <text:p>0.38517243862152</text:p>
          </table:table-cell>
          <table:table-cell/>
          <table:table-cell table:formula="of:=[.D51]/[.C51]" office:value-type="float" office:value="7.20419162349004" calcext:value-type="float">
            <text:p>7.2041916234900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40965552150737" calcext:value-type="float">
            <text:p>0.004096555215074</text:p>
          </table:table-cell>
          <table:table-cell office:value-type="float" office:value="0.000026749677355031" calcext:value-type="float">
            <text:p>2.6749677355031E-05</text:p>
          </table:table-cell>
          <table:table-cell office:value-type="float" office:value="0.00028369754236337" calcext:value-type="float">
            <text:p>0.000283697542363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43653556108475" calcext:value-type="float">
            <text:p>0.43653556108475</text:p>
          </table:table-cell>
          <table:table-cell/>
          <table:table-cell table:formula="of:=[.D52]/[.C52]" office:value-type="float" office:value="10.6056435222765" calcext:value-type="float">
            <text:p>10.605643522276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40062469546683" calcext:value-type="float">
            <text:p>0.004006246954668</text:p>
          </table:table-cell>
          <table:table-cell office:value-type="float" office:value="0.000084833826617103" calcext:value-type="float">
            <text:p>8.4833826617103E-05</text:p>
          </table:table-cell>
          <table:table-cell office:value-type="float" office:value="0.00046600623311406" calcext:value-type="float">
            <text:p>0.000466006233114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4" calcext:value-type="float">
            <text:p>0.4</text:p>
          </table:table-cell>
          <table:table-cell office:value-type="float" office:value="0.6125" calcext:value-type="float">
            <text:p>0.6125</text:p>
          </table:table-cell>
          <table:table-cell office:value-type="float" office:value="4.071875" calcext:value-type="float">
            <text:p>4.071875</text:p>
          </table:table-cell>
          <table:table-cell office:value-type="float" office:value="1" calcext:value-type="float">
            <text:p>1</text:p>
          </table:table-cell>
          <table:table-cell office:value-type="float" office:value="0.39074009656906" calcext:value-type="float">
            <text:p>0.39074009656906</text:p>
          </table:table-cell>
          <table:table-cell/>
          <table:table-cell table:formula="of:=[.D53]/[.C53]" office:value-type="float" office:value="5.49316530559651" calcext:value-type="float">
            <text:p>5.4931653055965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45320551842451" calcext:value-type="float">
            <text:p>0.004532055184245</text:p>
          </table:table-cell>
          <table:table-cell office:value-type="float" office:value="0.000093534642669428" calcext:value-type="float">
            <text:p>9.3534642669428E-05</text:p>
          </table:table-cell>
          <table:table-cell office:value-type="float" office:value="0.00061585692731114" calcext:value-type="float">
            <text:p>0.00061585692731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3683465719223" calcext:value-type="float">
            <text:p>0.63683465719223</text:p>
          </table:table-cell>
          <table:table-cell/>
          <table:table-cell table:formula="of:=[.D54]/[.C54]" office:value-type="float" office:value="6.58426556979229" calcext:value-type="float">
            <text:p>6.5842655697922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41248385328799" calcext:value-type="float">
            <text:p>0.00412483853288</text:p>
          </table:table-cell>
          <table:table-cell office:value-type="float" office:value="0.000050484976212739" calcext:value-type="float">
            <text:p>5.0484976212739E-05</text:p>
          </table:table-cell>
          <table:table-cell office:value-type="float" office:value="0.00030963347871875" calcext:value-type="float">
            <text:p>0.000309633478719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8285797834396" calcext:value-type="float">
            <text:p>0.38285797834396</text:p>
          </table:table-cell>
          <table:table-cell/>
          <table:table-cell table:formula="of:=[.D55]/[.C55]" office:value-type="float" office:value="6.13318063999839" calcext:value-type="float">
            <text:p>6.133180639998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42133442009799" calcext:value-type="float">
            <text:p>0.00421334420098</text:p>
          </table:table-cell>
          <table:table-cell office:value-type="float" office:value="0.000043394690376919" calcext:value-type="float">
            <text:p>4.3394690376919E-05</text:p>
          </table:table-cell>
          <table:table-cell office:value-type="float" office:value="0.00035140634836353" calcext:value-type="float">
            <text:p>0.000351406348364</text:p>
          </table:table-cell>
          <table:table-cell office:value-type="float" office:value="0.5109375" calcext:value-type="float">
            <text:p>0.510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6117936372757" calcext:value-type="float">
            <text:p>0.36117936372757</text:p>
          </table:table-cell>
          <table:table-cell/>
          <table:table-cell table:formula="of:=[.D56]/[.C56]" office:value-type="float" office:value="8.09791118017604" calcext:value-type="float">
            <text:p>8.0979111801760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45815273537301" calcext:value-type="float">
            <text:p>0.00458152735373</text:p>
          </table:table-cell>
          <table:table-cell office:value-type="float" office:value="0.000034761428646849" calcext:value-type="float">
            <text:p>3.4761428646849E-05</text:p>
          </table:table-cell>
          <table:table-cell office:value-type="float" office:value="0.00038255491726886" calcext:value-type="float">
            <text:p>0.000382554917269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4696887731552" calcext:value-type="float">
            <text:p>0.34696887731552</text:p>
          </table:table-cell>
          <table:table-cell/>
          <table:table-cell table:formula="of:=[.D57]/[.C57]" office:value-type="float" office:value="11.0051552010518" calcext:value-type="float">
            <text:p>11.005155201051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41409598081373" calcext:value-type="float">
            <text:p>0.004140959808137</text:p>
          </table:table-cell>
          <table:table-cell office:value-type="float" office:value="0.0000037668997472817" calcext:value-type="float">
            <text:p>3.7668997472817E-06</text:p>
          </table:table-cell>
          <table:table-cell office:value-type="float" office:value="0.00014221600486053" calcext:value-type="float">
            <text:p>0.000142216004861</text:p>
          </table:table-cell>
          <table:table-cell office:value-type="float" office:value="0.4953125" calcext:value-type="float">
            <text:p>0.4953125</text:p>
          </table:table-cell>
          <table:table-cell office:value-type="float" office:value="0.6" calcext:value-type="float">
            <text:p>0.6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294197678566" calcext:value-type="float">
            <text:p>0.3294197678566</text:p>
          </table:table-cell>
          <table:table-cell/>
          <table:table-cell table:formula="of:=[.D58]/[.C58]" office:value-type="float" office:value="37.7541252493266" calcext:value-type="float">
            <text:p>37.754125249326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41503097862005" calcext:value-type="float">
            <text:p>0.004150309786201</text:p>
          </table:table-cell>
          <table:table-cell office:value-type="float" office:value="0.000016932458428842" calcext:value-type="float">
            <text:p>1.6932458428842E-05</text:p>
          </table:table-cell>
          <table:table-cell office:value-type="float" office:value="0.00028256195964786" calcext:value-type="float">
            <text:p>0.000282561959648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40625" calcext:value-type="float">
            <text:p>0.340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3005994558334" calcext:value-type="float">
            <text:p>0.33005994558334</text:p>
          </table:table-cell>
          <table:table-cell/>
          <table:table-cell table:formula="of:=[.D59]/[.C59]" office:value-type="float" office:value="16.6875921080991" calcext:value-type="float">
            <text:p>16.687592108099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41289255139418" calcext:value-type="float">
            <text:p>0.004128925513942</text:p>
          </table:table-cell>
          <table:table-cell office:value-type="float" office:value="0.000017006418519916" calcext:value-type="float">
            <text:p>1.7006418519916E-05</text:p>
          </table:table-cell>
          <table:table-cell office:value-type="float" office:value="0.00027594073603723" calcext:value-type="float">
            <text:p>0.000275940736037</text:p>
          </table:table-cell>
          <table:table-cell office:value-type="float" office:value="0.465625" calcext:value-type="float">
            <text:p>0.46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41148692369461" calcext:value-type="float">
            <text:p>0.41148692369461</text:p>
          </table:table-cell>
          <table:table-cell/>
          <table:table-cell table:formula="of:=[.D60]/[.C60]" office:value-type="float" office:value="16.225681833837" calcext:value-type="float">
            <text:p>16.2256818338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36524587019812" calcext:value-type="float">
            <text:p>0.003652458701981</text:p>
          </table:table-cell>
          <table:table-cell office:value-type="float" office:value="0.000031792214445281" calcext:value-type="float">
            <text:p>3.1792214445281E-05</text:p>
          </table:table-cell>
          <table:table-cell office:value-type="float" office:value="0.00026536528512224" calcext:value-type="float">
            <text:p>0.000265365285122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6" calcext:value-type="float">
            <text:p>0.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45392260551453" calcext:value-type="float">
            <text:p>0.45392260551453</text:p>
          </table:table-cell>
          <table:table-cell/>
          <table:table-cell table:formula="of:=[.D61]/[.C61]" office:value-type="float" office:value="8.34686383922618" calcext:value-type="float">
            <text:p>8.3468638392261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3037421987392" calcext:value-type="float">
            <text:p>0.003037421987392</text:p>
          </table:table-cell>
          <table:table-cell office:value-type="float" office:value="0.000069672242315144" calcext:value-type="float">
            <text:p>6.9672242315144E-05</text:p>
          </table:table-cell>
          <table:table-cell office:value-type="float" office:value="0.00046908599874769" calcext:value-type="float">
            <text:p>0.000469085998748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3583088517189" calcext:value-type="float">
            <text:p>0.3583088517189</text:p>
          </table:table-cell>
          <table:table-cell/>
          <table:table-cell table:formula="of:=[.D62]/[.C62]" office:value-type="float" office:value="6.7327530040716" calcext:value-type="float">
            <text:p>6.732753004071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31748538371176" calcext:value-type="float">
            <text:p>0.003174853837118</text:p>
          </table:table-cell>
          <table:table-cell office:value-type="float" office:value="0.000054838536420865" calcext:value-type="float">
            <text:p>5.4838536420865E-05</text:p>
          </table:table-cell>
          <table:table-cell office:value-type="float" office:value="0.00038989919432879" calcext:value-type="float">
            <text:p>0.000389899194329</text:p>
          </table:table-cell>
          <table:table-cell office:value-type="float" office:value="0.5015625" calcext:value-type="float">
            <text:p>0.501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0875" calcext:value-type="float">
            <text:p>4.0875</text:p>
          </table:table-cell>
          <table:table-cell office:value-type="float" office:value="1" calcext:value-type="float">
            <text:p>1</text:p>
          </table:table-cell>
          <table:table-cell office:value-type="float" office:value="0.52755836248398" calcext:value-type="float">
            <text:p>0.52755836248398</text:p>
          </table:table-cell>
          <table:table-cell/>
          <table:table-cell table:formula="of:=[.D63]/[.C63]" office:value-type="float" office:value="7.10994894787967" calcext:value-type="float">
            <text:p>7.1099489478796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34910078102257" calcext:value-type="float">
            <text:p>0.003491007810226</text:p>
          </table:table-cell>
          <table:table-cell office:value-type="float" office:value="0.00014747499034597" calcext:value-type="float">
            <text:p>0.000147474990346</text:p>
          </table:table-cell>
          <table:table-cell office:value-type="float" office:value="0.00071810492117947" calcext:value-type="float">
            <text:p>0.000718104921179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4970019698143" calcext:value-type="float">
            <text:p>0.4970019698143</text:p>
          </table:table-cell>
          <table:table-cell/>
          <table:table-cell table:formula="of:=[.D64]/[.C64]" office:value-type="float" office:value="4.86933356967732" calcext:value-type="float">
            <text:p>4.8693335696773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33257001778111" calcext:value-type="float">
            <text:p>0.003325700177811</text:p>
          </table:table-cell>
          <table:table-cell office:value-type="float" office:value="0.000041005963822638" calcext:value-type="float">
            <text:p>4.1005963822638E-05</text:p>
          </table:table-cell>
          <table:table-cell office:value-type="float" office:value="0.00042721993836494" calcext:value-type="float">
            <text:p>0.00042721993836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09375" calcext:value-type="float">
            <text:p>0.3093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49424979686737" calcext:value-type="float">
            <text:p>0.49424979686737</text:p>
          </table:table-cell>
          <table:table-cell/>
          <table:table-cell table:formula="of:=[.D65]/[.C65]" office:value-type="float" office:value="10.4184830336578" calcext:value-type="float">
            <text:p>10.418483033657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3587609884562" calcext:value-type="float">
            <text:p>0.003587609884562</text:p>
          </table:table-cell>
          <table:table-cell office:value-type="float" office:value="0.000012162306152508" calcext:value-type="float">
            <text:p>1.2162306152508E-05</text:p>
          </table:table-cell>
          <table:table-cell office:value-type="float" office:value="0.00018606057610668" calcext:value-type="float">
            <text:p>0.000186060576107</text:p>
          </table:table-cell>
          <table:table-cell office:value-type="float" office:value="0.5953125" calcext:value-type="float">
            <text:p>0.595312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03125" calcext:value-type="float">
            <text:p>4.103125</text:p>
          </table:table-cell>
          <table:table-cell office:value-type="float" office:value="1" calcext:value-type="float">
            <text:p>1</text:p>
          </table:table-cell>
          <table:table-cell office:value-type="float" office:value="0.52190315723419" calcext:value-type="float">
            <text:p>0.52190315723419</text:p>
          </table:table-cell>
          <table:table-cell/>
          <table:table-cell table:formula="of:=[.D66]/[.C66]" office:value-type="float" office:value="15.2981329176878" calcext:value-type="float">
            <text:p>15.298132917687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48200299032032" calcext:value-type="float">
            <text:p>0.004820029903203</text:p>
          </table:table-cell>
          <table:table-cell office:value-type="float" office:value="0.0000054253463825038" calcext:value-type="float">
            <text:p>5.4253463825038E-06</text:p>
          </table:table-cell>
          <table:table-cell office:value-type="float" office:value="0.00019059131841459" calcext:value-type="float">
            <text:p>0.00019059131841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3803018331528" calcext:value-type="float">
            <text:p>0.33803018331528</text:p>
          </table:table-cell>
          <table:table-cell/>
          <table:table-cell table:formula="of:=[.D67]/[.C67]" office:value-type="float" office:value="35.1297972474583" calcext:value-type="float">
            <text:p>35.129797247458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42638987419195" calcext:value-type="float">
            <text:p>0.00426389874192</text:p>
          </table:table-cell>
          <table:table-cell office:value-type="float" office:value="0.000027400291782231" calcext:value-type="float">
            <text:p>2.7400291782231E-05</text:p>
          </table:table-cell>
          <table:table-cell office:value-type="float" office:value="0.00020585014626704" calcext:value-type="float">
            <text:p>0.000205850146267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55" calcext:value-type="float">
            <text:p>0.5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209375" calcext:value-type="float">
            <text:p>4.209375</text:p>
          </table:table-cell>
          <table:table-cell office:value-type="float" office:value="1" calcext:value-type="float">
            <text:p>1</text:p>
          </table:table-cell>
          <table:table-cell office:value-type="float" office:value="0.35827850103378" calcext:value-type="float">
            <text:p>0.35827850103378</text:p>
          </table:table-cell>
          <table:table-cell/>
          <table:table-cell table:formula="of:=[.D68]/[.C68]" office:value-type="float" office:value="7.51269905820978" calcext:value-type="float">
            <text:p>7.5126990582097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46740606834646" calcext:value-type="float">
            <text:p>0.004674060683465</text:p>
          </table:table-cell>
          <table:table-cell office:value-type="float" office:value="0.000032921398473995" calcext:value-type="float">
            <text:p>3.2921398473995E-05</text:p>
          </table:table-cell>
          <table:table-cell office:value-type="float" office:value="0.00030885706823938" calcext:value-type="float">
            <text:p>0.000308857068239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" calcext:value-type="float">
            <text:p>0.5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44663641452789" calcext:value-type="float">
            <text:p>0.44663641452789</text:p>
          </table:table-cell>
          <table:table-cell/>
          <table:table-cell table:formula="of:=[.D69]/[.C69]" office:value-type="float" office:value="9.38165091872843" calcext:value-type="float">
            <text:p>9.3816509187284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45058533549309" calcext:value-type="float">
            <text:p>0.004505853354931</text:p>
          </table:table-cell>
          <table:table-cell office:value-type="float" office:value="0.000020436371039394" calcext:value-type="float">
            <text:p>2.0436371039394E-05</text:p>
          </table:table-cell>
          <table:table-cell office:value-type="float" office:value="0.00022501804332933" calcext:value-type="float">
            <text:p>0.000225018043329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56515855789185" calcext:value-type="float">
            <text:p>0.56515855789185</text:p>
          </table:table-cell>
          <table:table-cell/>
          <table:table-cell table:formula="of:=[.D70]/[.C70]" office:value-type="float" office:value="11.0106653914032" calcext:value-type="float">
            <text:p>11.010665391403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42420663172379" calcext:value-type="float">
            <text:p>0.004242066317238</text:p>
          </table:table-cell>
          <table:table-cell office:value-type="float" office:value="0.000019754977254399" calcext:value-type="float">
            <text:p>1.9754977254399E-05</text:p>
          </table:table-cell>
          <table:table-cell office:value-type="float" office:value="0.00025730855624033" calcext:value-type="float">
            <text:p>0.00025730855624</text:p>
          </table:table-cell>
          <table:table-cell office:value-type="float" office:value="0.459375" calcext:value-type="float">
            <text:p>0.459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51755477190018" calcext:value-type="float">
            <text:p>0.51755477190018</text:p>
          </table:table-cell>
          <table:table-cell/>
          <table:table-cell table:formula="of:=[.D71]/[.C71]" office:value-type="float" office:value="13.0249988611368" calcext:value-type="float">
            <text:p>13.024998861136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33803272934165" calcext:value-type="float">
            <text:p>0.003380327293417</text:p>
          </table:table-cell>
          <table:table-cell office:value-type="float" office:value="0.000047393697533594" calcext:value-type="float">
            <text:p>4.7393697533594E-05</text:p>
          </table:table-cell>
          <table:table-cell office:value-type="float" office:value="0.00034374396515204" calcext:value-type="float">
            <text:p>0.000343743965152</text:p>
          </table:table-cell>
          <table:table-cell office:value-type="float" office:value="0.4546875" calcext:value-type="float">
            <text:p>0.4546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52258672714233" calcext:value-type="float">
            <text:p>0.52258672714233</text:p>
          </table:table-cell>
          <table:table-cell/>
          <table:table-cell table:formula="of:=[.D72]/[.C72]" office:value-type="float" office:value="7.25294676382624" calcext:value-type="float">
            <text:p>7.2529467638262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31441909610294" calcext:value-type="float">
            <text:p>0.003144190961029</text:p>
          </table:table-cell>
          <table:table-cell office:value-type="float" office:value="0.000083129910816904" calcext:value-type="float">
            <text:p>8.3129910816904E-05</text:p>
          </table:table-cell>
          <table:table-cell office:value-type="float" office:value="0.00046822694757793" calcext:value-type="float">
            <text:p>0.000468226947578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4.09375" calcext:value-type="float">
            <text:p>4.09375</text:p>
          </table:table-cell>
          <table:table-cell office:value-type="float" office:value="1" calcext:value-type="float">
            <text:p>1</text:p>
          </table:table-cell>
          <table:table-cell office:value-type="float" office:value="0.52419563531876" calcext:value-type="float">
            <text:p>0.52419563531876</text:p>
          </table:table-cell>
          <table:table-cell/>
          <table:table-cell table:formula="of:=[.D73]/[.C73]" office:value-type="float" office:value="5.63247263201344" calcext:value-type="float">
            <text:p>5.6324726320134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3341858292697" calcext:value-type="float">
            <text:p>0.003341858292697</text:p>
          </table:table-cell>
          <table:table-cell office:value-type="float" office:value="0.00004455121856809" calcext:value-type="float">
            <text:p>4.455121856809E-05</text:p>
          </table:table-cell>
          <table:table-cell office:value-type="float" office:value="0.00038562672539229" calcext:value-type="float">
            <text:p>0.000385626725392</text:p>
          </table:table-cell>
          <table:table-cell office:value-type="float" office:value="0.6" calcext:value-type="float">
            <text:p>0.6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53411234617233" calcext:value-type="float">
            <text:p>0.53411234617233</text:p>
          </table:table-cell>
          <table:table-cell/>
          <table:table-cell table:formula="of:=[.D74]/[.C74]" office:value-type="float" office:value="8.65580645797412" calcext:value-type="float">
            <text:p>8.6558064579741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29675459256396" calcext:value-type="float">
            <text:p>0.00296754592564</text:p>
          </table:table-cell>
          <table:table-cell office:value-type="float" office:value="0.00013126013603437" calcext:value-type="float">
            <text:p>0.000131260136034</text:p>
          </table:table-cell>
          <table:table-cell office:value-type="float" office:value="0.00051745844605193" calcext:value-type="float">
            <text:p>0.000517458446052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4.240625" calcext:value-type="float">
            <text:p>4.240625</text:p>
          </table:table-cell>
          <table:table-cell office:value-type="float" office:value="1" calcext:value-type="float">
            <text:p>1</text:p>
          </table:table-cell>
          <table:table-cell office:value-type="float" office:value="0.40445199012756" calcext:value-type="float">
            <text:p>0.40445199012756</text:p>
          </table:table-cell>
          <table:table-cell/>
          <table:table-cell table:formula="of:=[.D75]/[.C75]" office:value-type="float" office:value="3.9422360945629" calcext:value-type="float">
            <text:p>3.942236094562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0120274925139" calcext:value-type="float">
            <text:p>0.003012027492514</text:p>
          </table:table-cell>
          <table:table-cell office:value-type="float" office:value="0.000068605419064993" calcext:value-type="float">
            <text:p>6.8605419064993E-05</text:p>
          </table:table-cell>
          <table:table-cell office:value-type="float" office:value="0.00045249987774127" calcext:value-type="float">
            <text:p>0.000452499877741</text:p>
          </table:table-cell>
          <table:table-cell office:value-type="float" office:value="0.5" calcext:value-type="float">
            <text:p>0.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9322135448456" calcext:value-type="float">
            <text:p>0.39322135448456</text:p>
          </table:table-cell>
          <table:table-cell/>
          <table:table-cell table:formula="of:=[.D76]/[.C76]" office:value-type="float" office:value="6.59568710326799" calcext:value-type="float">
            <text:p>6.5956871032679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052117897663265" calcext:value-type="float">
            <text:p>0.005211789766327</text:p>
          </table:table-cell>
          <table:table-cell office:value-type="float" office:value="0.000047876578153728" calcext:value-type="float">
            <text:p>4.7876578153728E-05</text:p>
          </table:table-cell>
          <table:table-cell office:value-type="float" office:value="0.00034422637317562" calcext:value-type="float">
            <text:p>0.000344226373176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6458652019501" calcext:value-type="float">
            <text:p>0.36458652019501</text:p>
          </table:table-cell>
          <table:table-cell/>
          <table:table-cell table:formula="of:=[.D77]/[.C77]" office:value-type="float" office:value="7.18987000429178" calcext:value-type="float">
            <text:p>7.1898700042917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041704127914272" calcext:value-type="float">
            <text:p>0.004170412791427</text:p>
          </table:table-cell>
          <table:table-cell office:value-type="float" office:value="0.0000239521580517" calcext:value-type="float">
            <text:p>2.39521580517E-05</text:p>
          </table:table-cell>
          <table:table-cell office:value-type="float" office:value="0.00015652430457749" calcext:value-type="float">
            <text:p>0.000156524304577</text:p>
          </table:table-cell>
          <table:table-cell office:value-type="float" office:value="0.5828125" calcext:value-type="float">
            <text:p>0.5828125</text:p>
          </table:table-cell>
          <table:table-cell office:value-type="float" office:value="0.684375" calcext:value-type="float">
            <text:p>0.6843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6372430324554" calcext:value-type="float">
            <text:p>0.36372430324554</text:p>
          </table:table-cell>
          <table:table-cell/>
          <table:table-cell table:formula="of:=[.D78]/[.C78]" office:value-type="float" office:value="6.53487273420779" calcext:value-type="float">
            <text:p>6.5348727342077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041543502360582" calcext:value-type="float">
            <text:p>0.004154350236058</text:p>
          </table:table-cell>
          <table:table-cell office:value-type="float" office:value="0.0000051009491596893" calcext:value-type="float">
            <text:p>5.1009491596893E-06</text:p>
          </table:table-cell>
          <table:table-cell office:value-type="float" office:value="0.00012238790246784" calcext:value-type="float">
            <text:p>0.000122387902468</text:p>
          </table:table-cell>
          <table:table-cell office:value-type="float" office:value="0.490625" calcext:value-type="float">
            <text:p>0.4906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40990988016129" calcext:value-type="float">
            <text:p>0.40990988016129</text:p>
          </table:table-cell>
          <table:table-cell/>
          <table:table-cell table:formula="of:=[.D79]/[.C79]" office:value-type="float" office:value="23.9931625735503" calcext:value-type="float">
            <text:p>23.993162573550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39764993474819" calcext:value-type="float">
            <text:p>0.003976499347482</text:p>
          </table:table-cell>
          <table:table-cell office:value-type="float" office:value="0.00000037861711728836" calcext:value-type="float">
            <text:p>3.7861711728836E-07</text:p>
          </table:table-cell>
          <table:table-cell office:value-type="float" office:value="0.000049444607998339" calcext:value-type="float">
            <text:p>4.9444607998339E-05</text:p>
          </table:table-cell>
          <table:table-cell office:value-type="float" office:value="0.5" calcext:value-type="float">
            <text:p>0.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48402639627457" calcext:value-type="float">
            <text:p>0.48402639627457</text:p>
          </table:table-cell>
          <table:table-cell/>
          <table:table-cell table:formula="of:=[.D80]/[.C80]" office:value-type="float" office:value="130.592637629432" calcext:value-type="float">
            <text:p>130.5926376294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41937051166315" calcext:value-type="float">
            <text:p>0.004193705116632</text:p>
          </table:table-cell>
          <table:table-cell office:value-type="float" office:value="0.000024071862513432" calcext:value-type="float">
            <text:p>2.4071862513432E-05</text:p>
          </table:table-cell>
          <table:table-cell office:value-type="float" office:value="0.00030116784280381" calcext:value-type="float">
            <text:p>0.000301167842804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33380621671677" calcext:value-type="float">
            <text:p>0.33380621671677</text:p>
          </table:table-cell>
          <table:table-cell/>
          <table:table-cell table:formula="of:=[.D81]/[.C81]" office:value-type="float" office:value="12.511198193981" calcext:value-type="float">
            <text:p>12.51119819398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042201863543596" calcext:value-type="float">
            <text:p>0.00422018635436</text:p>
          </table:table-cell>
          <table:table-cell office:value-type="float" office:value="0.000028030219227153" calcext:value-type="float">
            <text:p>2.8030219227153E-05</text:p>
          </table:table-cell>
          <table:table-cell office:value-type="float" office:value="0.00023426966332636" calcext:value-type="float">
            <text:p>0.000234269663326</text:p>
          </table:table-cell>
          <table:table-cell office:value-type="float" office:value="0.471875" calcext:value-type="float">
            <text:p>0.4718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" calcext:value-type="float">
            <text:p>1</text:p>
          </table:table-cell>
          <table:table-cell office:value-type="float" office:value="0.363904941082" calcext:value-type="float">
            <text:p>0.363904941082</text:p>
          </table:table-cell>
          <table:table-cell/>
          <table:table-cell table:formula="of:=[.D82]/[.C82]" office:value-type="float" office:value="8.35775351694081" calcext:value-type="float">
            <text:p>8.3577535169408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0037206632317975" calcext:value-type="float">
            <text:p>0.003720663231798</text:p>
          </table:table-cell>
          <table:table-cell office:value-type="float" office:value="0.0000090141104915814" calcext:value-type="float">
            <text:p>9.0141104915814E-06</text:p>
          </table:table-cell>
          <table:table-cell office:value-type="float" office:value="0.00016853308461577" calcext:value-type="float">
            <text:p>0.000168533084616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15625" calcext:value-type="float">
            <text:p>0.6156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3636931180954" calcext:value-type="float">
            <text:p>0.33636931180954</text:p>
          </table:table-cell>
          <table:table-cell/>
          <table:table-cell table:formula="of:=[.D83]/[.C83]" office:value-type="float" office:value="18.6965851786673" calcext:value-type="float">
            <text:p>18.696585178667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0040066873421893" calcext:value-type="float">
            <text:p>0.004006687342189</text:p>
          </table:table-cell>
          <table:table-cell office:value-type="float" office:value="0.000012509406803605" calcext:value-type="float">
            <text:p>1.2509406803605E-05</text:p>
          </table:table-cell>
          <table:table-cell office:value-type="float" office:value="0.00019156628719657" calcext:value-type="float">
            <text:p>0.000191566287197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4758554697037" calcext:value-type="float">
            <text:p>0.34758554697037</text:p>
          </table:table-cell>
          <table:table-cell/>
          <table:table-cell table:formula="of:=[.D84]/[.C84]" office:value-type="float" office:value="15.3137786790469" calcext:value-type="float">
            <text:p>15.313778679046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0036389001295902" calcext:value-type="float">
            <text:p>0.00363890012959</text:p>
          </table:table-cell>
          <table:table-cell office:value-type="float" office:value="0.0000067392800211327" calcext:value-type="float">
            <text:p>6.7392800211327E-06</text:p>
          </table:table-cell>
          <table:table-cell office:value-type="float" office:value="0.00011665824204101" calcext:value-type="float">
            <text:p>0.000116658242041</text:p>
          </table:table-cell>
          <table:table-cell office:value-type="float" office:value="0.55" calcext:value-type="float">
            <text:p>0.55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4416868686676" calcext:value-type="float">
            <text:p>0.34416868686676</text:p>
          </table:table-cell>
          <table:table-cell/>
          <table:table-cell table:formula="of:=[.D85]/[.C85]" office:value-type="float" office:value="17.3101936223452" calcext:value-type="float">
            <text:p>17.31019362234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35348170786165" calcext:value-type="float">
            <text:p>0.003534817078617</text:p>
          </table:table-cell>
          <table:table-cell office:value-type="float" office:value="0.000047050100314665" calcext:value-type="float">
            <text:p>4.7050100314665E-05</text:p>
          </table:table-cell>
          <table:table-cell office:value-type="float" office:value="0.00028734738666572" calcext:value-type="float">
            <text:p>0.000287347386666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34375" calcext:value-type="float">
            <text:p>4.234375</text:p>
          </table:table-cell>
          <table:table-cell office:value-type="float" office:value="1" calcext:value-type="float">
            <text:p>1</text:p>
          </table:table-cell>
          <table:table-cell office:value-type="float" office:value="0.33099414110184" calcext:value-type="float">
            <text:p>0.33099414110184</text:p>
          </table:table-cell>
          <table:table-cell/>
          <table:table-cell table:formula="of:=[.D86]/[.C86]" office:value-type="float" office:value="6.10726405988463" calcext:value-type="float">
            <text:p>6.1072640598846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02921006892575" calcext:value-type="float">
            <text:p>0.002921006892575</text:p>
          </table:table-cell>
          <table:table-cell office:value-type="float" office:value="0.000001410562404832" calcext:value-type="float">
            <text:p>1.410562404832E-06</text:p>
          </table:table-cell>
          <table:table-cell office:value-type="float" office:value="0.000068509741288381" calcext:value-type="float">
            <text:p>6.8509741288381E-0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3109662532806" calcext:value-type="float">
            <text:p>0.33109662532806</text:p>
          </table:table-cell>
          <table:table-cell/>
          <table:table-cell table:formula="of:=[.D87]/[.C87]" office:value-type="float" office:value="48.5690963077529" calcext:value-type="float">
            <text:p>48.569096307752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0034275457786862" calcext:value-type="float">
            <text:p>0.003427545778686</text:p>
          </table:table-cell>
          <table:table-cell office:value-type="float" office:value="0.000022395390199698" calcext:value-type="float">
            <text:p>2.2395390199698E-05</text:p>
          </table:table-cell>
          <table:table-cell office:value-type="float" office:value="0.00025854792647806" calcext:value-type="float">
            <text:p>0.000258547926478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3187819719315" calcext:value-type="float">
            <text:p>0.33187819719315</text:p>
          </table:table-cell>
          <table:table-cell/>
          <table:table-cell table:formula="of:=[.D88]/[.C88]" office:value-type="float" office:value="11.5446939826727" calcext:value-type="float">
            <text:p>11.544693982672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031852730317041" calcext:value-type="float">
            <text:p>0.003185273031704</text:p>
          </table:table-cell>
          <table:table-cell office:value-type="float" office:value="0.000011287058500729" calcext:value-type="float">
            <text:p>1.1287058500729E-05</text:p>
          </table:table-cell>
          <table:table-cell office:value-type="float" office:value="0.0001653496744666" calcext:value-type="float">
            <text:p>0.00016534967446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303125" calcext:value-type="float">
            <text:p>0.30312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3114290237427" calcext:value-type="float">
            <text:p>0.33114290237427</text:p>
          </table:table-cell>
          <table:table-cell/>
          <table:table-cell table:formula="of:=[.D89]/[.C89]" office:value-type="float" office:value="14.6494921113345" calcext:value-type="float">
            <text:p>14.649492111334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0031138554913923" calcext:value-type="float">
            <text:p>0.003113855491392</text:p>
          </table:table-cell>
          <table:table-cell office:value-type="float" office:value="0.00002026728445606" calcext:value-type="float">
            <text:p>2.026728445606E-05</text:p>
          </table:table-cell>
          <table:table-cell office:value-type="float" office:value="0.0002294962763699" calcext:value-type="float">
            <text:p>0.00022949627637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6125" calcext:value-type="float">
            <text:p>0.61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3287538290024" calcext:value-type="float">
            <text:p>0.33287538290024</text:p>
          </table:table-cell>
          <table:table-cell/>
          <table:table-cell table:formula="of:=[.D90]/[.C90]" office:value-type="float" office:value="11.3234842520444" calcext:value-type="float">
            <text:p>11.32348425204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3427828400163" calcext:value-type="float">
            <text:p>0.003427828400163</text:p>
          </table:table-cell>
          <table:table-cell office:value-type="float" office:value="0.0000022603371448215" calcext:value-type="float">
            <text:p>2.2603371448215E-06</text:p>
          </table:table-cell>
          <table:table-cell office:value-type="float" office:value="0.00010889594107084" calcext:value-type="float">
            <text:p>0.000108895941071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3274600505829" calcext:value-type="float">
            <text:p>0.33274600505829</text:p>
          </table:table-cell>
          <table:table-cell/>
          <table:table-cell table:formula="of:=[.D91]/[.C91]" office:value-type="float" office:value="48.176857740149" calcext:value-type="float">
            <text:p>48.17685774014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0037534474337008" calcext:value-type="float">
            <text:p>0.003753447433701</text:p>
          </table:table-cell>
          <table:table-cell office:value-type="float" office:value="0.000049617656729156" calcext:value-type="float">
            <text:p>4.9617656729156E-05</text:p>
          </table:table-cell>
          <table:table-cell office:value-type="float" office:value="0.00038433259612702" calcext:value-type="float">
            <text:p>0.000384332596127</text:p>
          </table:table-cell>
          <table:table-cell office:value-type="float" office:value="0.5578125" calcext:value-type="float">
            <text:p>0.5578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75" calcext:value-type="float">
            <text:p>0.5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4582809209824" calcext:value-type="float">
            <text:p>0.34582809209824</text:p>
          </table:table-cell>
          <table:table-cell/>
          <table:table-cell table:formula="of:=[.D92]/[.C92]" office:value-type="float" office:value="7.74588365236485" calcext:value-type="float">
            <text:p>7.7458836523648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33153004362248" calcext:value-type="float">
            <text:p>0.003315300436225</text:p>
          </table:table-cell>
          <table:table-cell office:value-type="float" office:value="0.0000083218284913825" calcext:value-type="float">
            <text:p>8.3218284913825E-06</text:p>
          </table:table-cell>
          <table:table-cell office:value-type="float" office:value="0.00015181697185653" calcext:value-type="float">
            <text:p>0.000151816971857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3904349803925" calcext:value-type="float">
            <text:p>0.33904349803925</text:p>
          </table:table-cell>
          <table:table-cell/>
          <table:table-cell table:formula="of:=[.D93]/[.C93]" office:value-type="float" office:value="18.2432228702792" calcext:value-type="float">
            <text:p>18.243222870279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0036107891181018" calcext:value-type="float">
            <text:p>0.003610789118102</text:p>
          </table:table-cell>
          <table:table-cell office:value-type="float" office:value="0.000015411658512644" calcext:value-type="float">
            <text:p>1.5411658512644E-05</text:p>
          </table:table-cell>
          <table:table-cell office:value-type="float" office:value="0.00017645447258019" calcext:value-type="float">
            <text:p>0.00017645447258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430587887764" calcext:value-type="float">
            <text:p>0.3430587887764</text:p>
          </table:table-cell>
          <table:table-cell/>
          <table:table-cell table:formula="of:=[.D94]/[.C94]" office:value-type="float" office:value="11.449414898171" calcext:value-type="float">
            <text:p>11.44941489817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043249303707853" calcext:value-type="float">
            <text:p>0.004324930370785</text:p>
          </table:table-cell>
          <table:table-cell office:value-type="float" office:value="0.00000032834929293568" calcext:value-type="float">
            <text:p>3.2834929293568E-07</text:p>
          </table:table-cell>
          <table:table-cell office:value-type="float" office:value="0.000059208850507275" calcext:value-type="float">
            <text:p>5.9208850507275E-05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4239389896393" calcext:value-type="float">
            <text:p>0.34239389896393</text:p>
          </table:table-cell>
          <table:table-cell/>
          <table:table-cell table:formula="of:=[.D95]/[.C95]" office:value-type="float" office:value="180.322759272314" calcext:value-type="float">
            <text:p>180.32275927231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40934794116765" calcext:value-type="float">
            <text:p>0.004093479411677</text:p>
          </table:table-cell>
          <table:table-cell office:value-type="float" office:value="0.000060975170245797" calcext:value-type="float">
            <text:p>6.0975170245797E-05</text:p>
          </table:table-cell>
          <table:table-cell office:value-type="float" office:value="0.00036211258230878" calcext:value-type="float">
            <text:p>0.000362112582309</text:p>
          </table:table-cell>
          <table:table-cell office:value-type="float" office:value="0.6359375" calcext:value-type="float">
            <text:p>0.63593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46875" calcext:value-type="float">
            <text:p>4.146875</text:p>
          </table:table-cell>
          <table:table-cell office:value-type="float" office:value="1" calcext:value-type="float">
            <text:p>1</text:p>
          </table:table-cell>
          <table:table-cell office:value-type="float" office:value="0.34139724969864" calcext:value-type="float">
            <text:p>0.34139724969864</text:p>
          </table:table-cell>
          <table:table-cell/>
          <table:table-cell table:formula="of:=[.D96]/[.C96]" office:value-type="float" office:value="5.93868915575091" calcext:value-type="float">
            <text:p>5.9386891557509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04346734151477" calcext:value-type="float">
            <text:p>0.004346734151477</text:p>
          </table:table-cell>
          <table:table-cell office:value-type="float" office:value="0.000018960976398298" calcext:value-type="float">
            <text:p>1.8960976398298E-05</text:p>
          </table:table-cell>
          <table:table-cell office:value-type="float" office:value="0.00020606943477333" calcext:value-type="float">
            <text:p>0.000206069434773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4.11875" calcext:value-type="float">
            <text:p>4.11875</text:p>
          </table:table-cell>
          <table:table-cell office:value-type="float" office:value="1" calcext:value-type="float">
            <text:p>1</text:p>
          </table:table-cell>
          <table:table-cell office:value-type="float" office:value="0.33329776525497" calcext:value-type="float">
            <text:p>0.33329776525497</text:p>
          </table:table-cell>
          <table:table-cell/>
          <table:table-cell table:formula="of:=[.D97]/[.C97]" office:value-type="float" office:value="10.8680813922551" calcext:value-type="float">
            <text:p>10.868081392255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031181524856947" calcext:value-type="float">
            <text:p>0.003118152485695</text:p>
          </table:table-cell>
          <table:table-cell office:value-type="float" office:value="0.000028892734918258" calcext:value-type="float">
            <text:p>2.8892734918258E-05</text:p>
          </table:table-cell>
          <table:table-cell office:value-type="float" office:value="0.00029165808516609" calcext:value-type="float">
            <text:p>0.000291658085166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84375" calcext:value-type="float">
            <text:p>0.384375</text:p>
          </table:table-cell>
          <table:table-cell office:value-type="float" office:value="0.575" calcext:value-type="float">
            <text:p>0.575</text:p>
          </table:table-cell>
          <table:table-cell office:value-type="float" office:value="4.096875" calcext:value-type="float">
            <text:p>4.096875</text:p>
          </table:table-cell>
          <table:table-cell office:value-type="float" office:value="1" calcext:value-type="float">
            <text:p>1</text:p>
          </table:table-cell>
          <table:table-cell office:value-type="float" office:value="0.33252204656601" calcext:value-type="float">
            <text:p>0.33252204656601</text:p>
          </table:table-cell>
          <table:table-cell/>
          <table:table-cell table:formula="of:=[.D98]/[.C98]" office:value-type="float" office:value="10.0945128936819" calcext:value-type="float">
            <text:p>10.094512893681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032641767698806" calcext:value-type="float">
            <text:p>0.003264176769881</text:p>
          </table:table-cell>
          <table:table-cell office:value-type="float" office:value="0.000055527013101508" calcext:value-type="float">
            <text:p>5.5527013101508E-05</text:p>
          </table:table-cell>
          <table:table-cell office:value-type="float" office:value="0.00024924135902893" calcext:value-type="float">
            <text:p>0.000249241359029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5" calcext:value-type="float">
            <text:p>0.3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4719177484512" calcext:value-type="float">
            <text:p>0.34719177484512</text:p>
          </table:table-cell>
          <table:table-cell/>
          <table:table-cell table:formula="of:=[.D99]/[.C99]" office:value-type="float" office:value="4.48865057036826" calcext:value-type="float">
            <text:p>4.4886505703682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034536342718638" calcext:value-type="float">
            <text:p>0.003453634271864</text:p>
          </table:table-cell>
          <table:table-cell office:value-type="float" office:value="0.0000085619947658169" calcext:value-type="float">
            <text:p>8.5619947658169E-06</text:p>
          </table:table-cell>
          <table:table-cell office:value-type="float" office:value="0.00014273989357889" calcext:value-type="float">
            <text:p>0.000142739893579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34293985366821" calcext:value-type="float">
            <text:p>0.34293985366821</text:p>
          </table:table-cell>
          <table:table-cell/>
          <table:table-cell table:formula="of:=[.D100]/[.C100]" office:value-type="float" office:value="16.6713362344915" calcext:value-type="float">
            <text:p>16.67133623449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5949013021309" calcext:value-type="float">
            <text:p>0.003594901302131</text:p>
          </table:table-cell>
          <table:table-cell office:value-type="float" office:value="0.000038683867110759" calcext:value-type="float">
            <text:p>3.8683867110759E-05</text:p>
          </table:table-cell>
          <table:table-cell office:value-type="float" office:value="0.00026988375743713" calcext:value-type="float">
            <text:p>0.000269883757437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4452437162399" calcext:value-type="float">
            <text:p>0.34452437162399</text:p>
          </table:table-cell>
          <table:table-cell/>
          <table:table-cell table:formula="of:=[.D101]/[.C101]" office:value-type="float" office:value="6.97664886151127" calcext:value-type="float">
            <text:p>6.9766488615112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0041974307765486" calcext:value-type="float">
            <text:p>0.004197430776549</text:p>
          </table:table-cell>
          <table:table-cell office:value-type="float" office:value="0.000023987040727141" calcext:value-type="float">
            <text:p>2.3987040727141E-05</text:p>
          </table:table-cell>
          <table:table-cell office:value-type="float" office:value="0.00024019757867109" calcext:value-type="float">
            <text:p>0.000240197578671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5292176008224" calcext:value-type="float">
            <text:p>0.35292176008224</text:p>
          </table:table-cell>
          <table:table-cell/>
          <table:table-cell table:formula="of:=[.D102]/[.C102]" office:value-type="float" office:value="10.0136395065736" calcext:value-type="float">
            <text:p>10.013639506573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041289410321042" calcext:value-type="float">
            <text:p>0.004128941032104</text:p>
          </table:table-cell>
          <table:table-cell office:value-type="float" office:value="0.000025190183138707" calcext:value-type="float">
            <text:p>2.5190183138707E-05</text:p>
          </table:table-cell>
          <table:table-cell office:value-type="float" office:value="0.00022209178969206" calcext:value-type="float">
            <text:p>0.000222091789692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90625" calcext:value-type="float">
            <text:p>4.190625</text:p>
          </table:table-cell>
          <table:table-cell office:value-type="float" office:value="1" calcext:value-type="float">
            <text:p>1</text:p>
          </table:table-cell>
          <table:table-cell office:value-type="float" office:value="0.37161935567856" calcext:value-type="float">
            <text:p>0.37161935567856</text:p>
          </table:table-cell>
          <table:table-cell/>
          <table:table-cell table:formula="of:=[.D103]/[.C103]" office:value-type="float" office:value="8.81660083490206" calcext:value-type="float">
            <text:p>8.8166008349020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.0044099660299253" calcext:value-type="float">
            <text:p>0.004409966029925</text:p>
          </table:table-cell>
          <table:table-cell office:value-type="float" office:value="0.00003996063474357" calcext:value-type="float">
            <text:p>3.996063474357E-05</text:p>
          </table:table-cell>
          <table:table-cell office:value-type="float" office:value="0.00031699757851129" calcext:value-type="float">
            <text:p>0.000316997578511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44062520265579" calcext:value-type="float">
            <text:p>0.44062520265579</text:p>
          </table:table-cell>
          <table:table-cell/>
          <table:table-cell table:formula="of:=[.D104]/[.C104]" office:value-type="float" office:value="7.93274632761677" calcext:value-type="float">
            <text:p>7.9327463276167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037166224326938" calcext:value-type="float">
            <text:p>0.003716622432694</text:p>
          </table:table-cell>
          <table:table-cell office:value-type="float" office:value="0.000030484771206032" calcext:value-type="float">
            <text:p>3.0484771206032E-05</text:p>
          </table:table-cell>
          <table:table-cell office:value-type="float" office:value="0.00019728970339656" calcext:value-type="float">
            <text:p>0.00019728970339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125" calcext:value-type="float">
            <text:p>4.1125</text:p>
          </table:table-cell>
          <table:table-cell office:value-type="float" office:value="1" calcext:value-type="float">
            <text:p>1</text:p>
          </table:table-cell>
          <table:table-cell office:value-type="float" office:value="0.51670721769333" calcext:value-type="float">
            <text:p>0.51670721769333</text:p>
          </table:table-cell>
          <table:table-cell/>
          <table:table-cell table:formula="of:=[.D105]/[.C105]" office:value-type="float" office:value="6.47174623890641" calcext:value-type="float">
            <text:p>6.471746238906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42136155941989" calcext:value-type="float">
            <text:p>0.004213615594199</text:p>
          </table:table-cell>
          <table:table-cell office:value-type="float" office:value="0.000013350842048891" calcext:value-type="float">
            <text:p>1.3350842048891E-05</text:p>
          </table:table-cell>
          <table:table-cell office:value-type="float" office:value="0.00012839011567394" calcext:value-type="float">
            <text:p>0.000128390115674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5625" calcext:value-type="float">
            <text:p>0.715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41295536756516" calcext:value-type="float">
            <text:p>0.41295536756516</text:p>
          </table:table-cell>
          <table:table-cell/>
          <table:table-cell table:formula="of:=[.D106]/[.C106]" office:value-type="float" office:value="9.61663056186069" calcext:value-type="float">
            <text:p>9.6166305618606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031204759550747" calcext:value-type="float">
            <text:p>0.003120475955075</text:p>
          </table:table-cell>
          <table:table-cell office:value-type="float" office:value="0.000049743445325451" calcext:value-type="float">
            <text:p>4.9743445325451E-05</text:p>
          </table:table-cell>
          <table:table-cell office:value-type="float" office:value="0.00037179462113954" calcext:value-type="float">
            <text:p>0.00037179462114</text:p>
          </table:table-cell>
          <table:table-cell office:value-type="float" office:value="0.5515625" calcext:value-type="float">
            <text:p>0.5515625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378125" calcext:value-type="float">
            <text:p>0.3781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7092635631561" calcext:value-type="float">
            <text:p>0.37092635631561</text:p>
          </table:table-cell>
          <table:table-cell/>
          <table:table-cell table:formula="of:=[.D107]/[.C107]" office:value-type="float" office:value="7.47424346478295" calcext:value-type="float">
            <text:p>7.4742434647829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.0028665862686466" calcext:value-type="float">
            <text:p>0.002866586268647</text:p>
          </table:table-cell>
          <table:table-cell office:value-type="float" office:value="0.000027739546336282" calcext:value-type="float">
            <text:p>2.7739546336282E-05</text:p>
          </table:table-cell>
          <table:table-cell office:value-type="float" office:value="0.0002138066271641" calcext:value-type="float">
            <text:p>0.0002138066271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134375" calcext:value-type="float">
            <text:p>4.134375</text:p>
          </table:table-cell>
          <table:table-cell office:value-type="float" office:value="1" calcext:value-type="float">
            <text:p>1</text:p>
          </table:table-cell>
          <table:table-cell office:value-type="float" office:value="0.37258669137955" calcext:value-type="float">
            <text:p>0.37258669137955</text:p>
          </table:table-cell>
          <table:table-cell/>
          <table:table-cell table:formula="of:=[.D108]/[.C108]" office:value-type="float" office:value="7.70764685810493" calcext:value-type="float">
            <text:p>7.7076468581049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.0030784064088948" calcext:value-type="float">
            <text:p>0.003078406408895</text:p>
          </table:table-cell>
          <table:table-cell office:value-type="float" office:value="0.000028674030441239" calcext:value-type="float">
            <text:p>2.8674030441239E-05</text:p>
          </table:table-cell>
          <table:table-cell office:value-type="float" office:value="0.00020866784761893" calcext:value-type="float">
            <text:p>0.000208667847619</text:p>
          </table:table-cell>
          <table:table-cell office:value-type="float" office:value="0.6234375" calcext:value-type="float">
            <text:p>0.6234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8653460741043" calcext:value-type="float">
            <text:p>0.38653460741043</text:p>
          </table:table-cell>
          <table:table-cell/>
          <table:table-cell table:formula="of:=[.D109]/[.C109]" office:value-type="float" office:value="7.27724161577313" calcext:value-type="float">
            <text:p>7.2772416157731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030350697168615" calcext:value-type="float">
            <text:p>0.003035069716862</text:p>
          </table:table-cell>
          <table:table-cell office:value-type="float" office:value="0.000032876228272544" calcext:value-type="float">
            <text:p>3.2876228272544E-05</text:p>
          </table:table-cell>
          <table:table-cell office:value-type="float" office:value="0.00027576847004411" calcext:value-type="float">
            <text:p>0.000275768470044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690625" calcext:value-type="float">
            <text:p>0.690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5625" calcext:value-type="float">
            <text:p>4.15625</text:p>
          </table:table-cell>
          <table:table-cell office:value-type="float" office:value="1" calcext:value-type="float">
            <text:p>1</text:p>
          </table:table-cell>
          <table:table-cell office:value-type="float" office:value="0.38579190969467" calcext:value-type="float">
            <text:p>0.38579190969467</text:p>
          </table:table-cell>
          <table:table-cell/>
          <table:table-cell table:formula="of:=[.D110]/[.C110]" office:value-type="float" office:value="8.38808113138736" calcext:value-type="float">
            <text:p>8.388081131387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28599022596609" calcext:value-type="float">
            <text:p>0.002859902259661</text:p>
          </table:table-cell>
          <table:table-cell office:value-type="float" office:value="0.000014640949284184" calcext:value-type="float">
            <text:p>1.4640949284184E-05</text:p>
          </table:table-cell>
          <table:table-cell office:value-type="float" office:value="0.00018406612555282" calcext:value-type="float">
            <text:p>0.000184066125553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8906537294388" calcext:value-type="float">
            <text:p>0.38906537294388</text:p>
          </table:table-cell>
          <table:table-cell/>
          <table:table-cell table:formula="of:=[.D111]/[.C111]" office:value-type="float" office:value="12.5720075918615" calcext:value-type="float">
            <text:p>12.572007591861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0035483776126057" calcext:value-type="float">
            <text:p>0.003548377612606</text:p>
          </table:table-cell>
          <table:table-cell office:value-type="float" office:value="0.000052675560029981" calcext:value-type="float">
            <text:p>5.2675560029981E-05</text:p>
          </table:table-cell>
          <table:table-cell office:value-type="float" office:value="0.00034256461359519" calcext:value-type="float">
            <text:p>0.000342564613595</text:p>
          </table:table-cell>
          <table:table-cell office:value-type="float" office:value="0.56875" calcext:value-type="float">
            <text:p>0.5687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8073198795319" calcext:value-type="float">
            <text:p>0.38073198795319</text:p>
          </table:table-cell>
          <table:table-cell/>
          <table:table-cell table:formula="of:=[.D112]/[.C112]" office:value-type="float" office:value="6.5032932426388" calcext:value-type="float">
            <text:p>6.503293242638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003187217208324" calcext:value-type="float">
            <text:p>0.003187217208324</text:p>
          </table:table-cell>
          <table:table-cell office:value-type="float" office:value="0.000035459654217181" calcext:value-type="float">
            <text:p>3.5459654217181E-05</text:p>
          </table:table-cell>
          <table:table-cell office:value-type="float" office:value="0.00030009593957629" calcext:value-type="float">
            <text:p>0.000300095939576</text:p>
          </table:table-cell>
          <table:table-cell office:value-type="float" office:value="0.575" calcext:value-type="float">
            <text:p>0.57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53550398349762" calcext:value-type="float">
            <text:p>0.53550398349762</text:p>
          </table:table-cell>
          <table:table-cell/>
          <table:table-cell table:formula="of:=[.D113]/[.C113]" office:value-type="float" office:value="8.46302498434648" calcext:value-type="float">
            <text:p>8.4630249843464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038580250606174" calcext:value-type="float">
            <text:p>0.003858025060617</text:p>
          </table:table-cell>
          <table:table-cell office:value-type="float" office:value="0.00002122291874882" calcext:value-type="float">
            <text:p>2.122291874882E-05</text:p>
          </table:table-cell>
          <table:table-cell office:value-type="float" office:value="0.00011340501529276" calcext:value-type="float">
            <text:p>0.000113405015293</text:p>
          </table:table-cell>
          <table:table-cell office:value-type="float" office:value="0.4734375" calcext:value-type="float">
            <text:p>0.4734375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15625" calcext:value-type="float">
            <text:p>4.115625</text:p>
          </table:table-cell>
          <table:table-cell office:value-type="float" office:value="1" calcext:value-type="float">
            <text:p>1</text:p>
          </table:table-cell>
          <table:table-cell office:value-type="float" office:value="0.52708067893982" calcext:value-type="float">
            <text:p>0.52708067893982</text:p>
          </table:table-cell>
          <table:table-cell/>
          <table:table-cell table:formula="of:=[.D114]/[.C114]" office:value-type="float" office:value="5.34351644252822" calcext:value-type="float">
            <text:p>5.3435164425282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003821955260355" calcext:value-type="float">
            <text:p>0.003821955260355</text:p>
          </table:table-cell>
          <table:table-cell office:value-type="float" office:value="0.000055576118123359" calcext:value-type="float">
            <text:p>5.5576118123359E-05</text:p>
          </table:table-cell>
          <table:table-cell office:value-type="float" office:value="0.00039081513367591" calcext:value-type="float">
            <text:p>0.000390815133676</text:p>
          </table:table-cell>
          <table:table-cell office:value-type="float" office:value="0.5140625" calcext:value-type="float">
            <text:p>0.5140625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78125" calcext:value-type="float">
            <text:p>4.178125</text:p>
          </table:table-cell>
          <table:table-cell office:value-type="float" office:value="1" calcext:value-type="float">
            <text:p>1</text:p>
          </table:table-cell>
          <table:table-cell office:value-type="float" office:value="0.53583861589432" calcext:value-type="float">
            <text:p>0.53583861589432</text:p>
          </table:table-cell>
          <table:table-cell/>
          <table:table-cell table:formula="of:=[.D115]/[.C115]" office:value-type="float" office:value="7.03206965280376" calcext:value-type="float">
            <text:p>7.0320696528037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32109567488078" calcext:value-type="float">
            <text:p>0.003210956748808</text:p>
          </table:table-cell>
          <table:table-cell office:value-type="float" office:value="0.0000094816808063627" calcext:value-type="float">
            <text:p>9.4816808063627E-06</text:p>
          </table:table-cell>
          <table:table-cell office:value-type="float" office:value="0.00015279178668379" calcext:value-type="float">
            <text:p>0.000152791786684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53430658578873" calcext:value-type="float">
            <text:p>0.53430658578873</text:p>
          </table:table-cell>
          <table:table-cell/>
          <table:table-cell table:formula="of:=[.D116]/[.C116]" office:value-type="float" office:value="16.1144199856695" calcext:value-type="float">
            <text:p>16.114419985669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032331031223293" calcext:value-type="float">
            <text:p>0.003233103122329</text:p>
          </table:table-cell>
          <table:table-cell office:value-type="float" office:value="0.000011790038524961" calcext:value-type="float">
            <text:p>1.1790038524961E-05</text:p>
          </table:table-cell>
          <table:table-cell office:value-type="float" office:value="0.00020221538914029" calcext:value-type="float">
            <text:p>0.00020221538914</text:p>
          </table:table-cell>
          <table:table-cell office:value-type="float" office:value="0.6109375" calcext:value-type="float">
            <text:p>0.61093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5047544836998" calcext:value-type="float">
            <text:p>0.5047544836998</text:p>
          </table:table-cell>
          <table:table-cell/>
          <table:table-cell table:formula="of:=[.D117]/[.C117]" office:value-type="float" office:value="17.1513764532808" calcext:value-type="float">
            <text:p>17.151376453280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03195173246786" calcext:value-type="float">
            <text:p>0.003195173246786</text:p>
          </table:table-cell>
          <table:table-cell office:value-type="float" office:value="0.000033046320254197" calcext:value-type="float">
            <text:p>3.3046320254197E-05</text:p>
          </table:table-cell>
          <table:table-cell office:value-type="float" office:value="0.00025028336061723" calcext:value-type="float">
            <text:p>0.000250283360617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5597108602524" calcext:value-type="float">
            <text:p>0.35597108602524</text:p>
          </table:table-cell>
          <table:table-cell/>
          <table:table-cell table:formula="of:=[.D118]/[.C118]" office:value-type="float" office:value="7.57371346316367" calcext:value-type="float">
            <text:p>7.5737134631636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026869444642216" calcext:value-type="float">
            <text:p>0.002686944464222</text:p>
          </table:table-cell>
          <table:table-cell office:value-type="float" office:value="0.0000011969575038981" calcext:value-type="float">
            <text:p>1.1969575038981E-06</text:p>
          </table:table-cell>
          <table:table-cell office:value-type="float" office:value="0.000077329455172048" calcext:value-type="float">
            <text:p>7.7329455172048E-05</text:p>
          </table:table-cell>
          <table:table-cell office:value-type="float" office:value="0.6453125" calcext:value-type="float">
            <text:p>0.6453125</text:p>
          </table:table-cell>
          <table:table-cell office:value-type="float" office:value="0.709375" calcext:value-type="float">
            <text:p>0.70937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4.19375" calcext:value-type="float">
            <text:p>4.19375</text:p>
          </table:table-cell>
          <table:table-cell office:value-type="float" office:value="1" calcext:value-type="float">
            <text:p>1</text:p>
          </table:table-cell>
          <table:table-cell office:value-type="float" office:value="0.36976252794266" calcext:value-type="float">
            <text:p>0.36976252794266</text:p>
          </table:table-cell>
          <table:table-cell/>
          <table:table-cell table:formula="of:=[.D119]/[.C119]" office:value-type="float" office:value="64.6050130603728" calcext:value-type="float">
            <text:p>64.605013060372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030812500743195" calcext:value-type="float">
            <text:p>0.00308125007432</text:p>
          </table:table-cell>
          <table:table-cell office:value-type="float" office:value="0.000074603492729863" calcext:value-type="float">
            <text:p>7.4603492729863E-05</text:p>
          </table:table-cell>
          <table:table-cell office:value-type="float" office:value="0.00051022372298348" calcext:value-type="float">
            <text:p>0.000510223722983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0.665625" calcext:value-type="float">
            <text:p>0.6656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140625" calcext:value-type="float">
            <text:p>4.140625</text:p>
          </table:table-cell>
          <table:table-cell office:value-type="float" office:value="1" calcext:value-type="float">
            <text:p>1</text:p>
          </table:table-cell>
          <table:table-cell office:value-type="float" office:value="0.37507203817368" calcext:value-type="float">
            <text:p>0.37507203817368</text:p>
          </table:table-cell>
          <table:table-cell/>
          <table:table-cell table:formula="of:=[.D120]/[.C120]" office:value-type="float" office:value="6.83913988894575" calcext:value-type="float">
            <text:p>6.839139888945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26671892264858" calcext:value-type="float">
            <text:p>0.002667189226486</text:p>
          </table:table-cell>
          <table:table-cell office:value-type="float" office:value="0.00009182828015529" calcext:value-type="float">
            <text:p>9.182828015529E-05</text:p>
          </table:table-cell>
          <table:table-cell office:value-type="float" office:value="0.00030534155223449" calcext:value-type="float">
            <text:p>0.000305341552234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346875" calcext:value-type="float">
            <text:p>0.346875</text:p>
          </table:table-cell>
          <table:table-cell office:value-type="float" office:value="0.55" calcext:value-type="float">
            <text:p>0.5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3659370303154" calcext:value-type="float">
            <text:p>0.3659370303154</text:p>
          </table:table-cell>
          <table:table-cell/>
          <table:table-cell table:formula="of:=[.D121]/[.C121]" office:value-type="float" office:value="3.32513634926114" calcext:value-type="float">
            <text:p>3.3251363492611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0033432353287935" calcext:value-type="float">
            <text:p>0.003343235328794</text:p>
          </table:table-cell>
          <table:table-cell office:value-type="float" office:value="0.000041775184370846" calcext:value-type="float">
            <text:p>4.1775184370846E-05</text:p>
          </table:table-cell>
          <table:table-cell office:value-type="float" office:value="0.00032177363411847" calcext:value-type="float">
            <text:p>0.000321773634118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53125" calcext:value-type="float">
            <text:p>4.153125</text:p>
          </table:table-cell>
          <table:table-cell office:value-type="float" office:value="1" calcext:value-type="float">
            <text:p>1</text:p>
          </table:table-cell>
          <table:table-cell office:value-type="float" office:value="0.34435368776321" calcext:value-type="float">
            <text:p>0.34435368776321</text:p>
          </table:table-cell>
          <table:table-cell/>
          <table:table-cell table:formula="of:=[.D122]/[.C122]" office:value-type="float" office:value="7.70250661881049" calcext:value-type="float">
            <text:p>7.70250661881049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029270204307977" calcext:value-type="float">
            <text:p>0.002927020430798</text:p>
          </table:table-cell>
          <table:table-cell office:value-type="float" office:value="0.000015637580541084" calcext:value-type="float">
            <text:p>1.5637580541084E-05</text:p>
          </table:table-cell>
          <table:table-cell office:value-type="float" office:value="0.00015851292050684" calcext:value-type="float">
            <text:p>0.000158512920507</text:p>
          </table:table-cell>
          <table:table-cell office:value-type="float" office:value="0.7015625" calcext:value-type="float">
            <text:p>0.7015625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4228903055191" calcext:value-type="float">
            <text:p>0.34228903055191</text:p>
          </table:table-cell>
          <table:table-cell/>
          <table:table-cell table:formula="of:=[.D123]/[.C123]" office:value-type="float" office:value="10.1366653294213" calcext:value-type="float">
            <text:p>10.136665329421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0034422977594659" calcext:value-type="float">
            <text:p>0.003442297759466</text:p>
          </table:table-cell>
          <table:table-cell office:value-type="float" office:value="0.0000036025432248322" calcext:value-type="float">
            <text:p>3.6025432248322E-06</text:p>
          </table:table-cell>
          <table:table-cell office:value-type="float" office:value="0.000056924996636099" calcext:value-type="float">
            <text:p>5.6924996636099E-0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403125" calcext:value-type="float">
            <text:p>0.403125</text:p>
          </table:table-cell>
          <table:table-cell office:value-type="float" office:value="0.5875" calcext:value-type="float">
            <text:p>0.58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5272512435913" calcext:value-type="float">
            <text:p>0.35272512435913</text:p>
          </table:table-cell>
          <table:table-cell/>
          <table:table-cell table:formula="of:=[.D124]/[.C124]" office:value-type="float" office:value="15.8013361904216" calcext:value-type="float">
            <text:p>15.801336190421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029762427497189" calcext:value-type="float">
            <text:p>0.002976242749719</text:p>
          </table:table-cell>
          <table:table-cell office:value-type="float" office:value="0.000081036043029933" calcext:value-type="float">
            <text:p>8.1036043029933E-05</text:p>
          </table:table-cell>
          <table:table-cell office:value-type="float" office:value="0.00043806545172629" calcext:value-type="float">
            <text:p>0.000438065451726</text:p>
          </table:table-cell>
          <table:table-cell office:value-type="float" office:value="0.621875" calcext:value-type="float">
            <text:p>0.621875</text:p>
          </table:table-cell>
          <table:table-cell office:value-type="float" office:value="0.728125" calcext:value-type="float">
            <text:p>0.72812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40947830677032" calcext:value-type="float">
            <text:p>0.40947830677032</text:p>
          </table:table-cell>
          <table:table-cell/>
          <table:table-cell table:formula="of:=[.D125]/[.C125]" office:value-type="float" office:value="5.40580999944035" calcext:value-type="float">
            <text:p>5.4058099994403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28358618787024" calcext:value-type="float">
            <text:p>0.002835861878702</text:p>
          </table:table-cell>
          <table:table-cell office:value-type="float" office:value="0.000014749021775159" calcext:value-type="float">
            <text:p>1.4749021775159E-05</text:p>
          </table:table-cell>
          <table:table-cell office:value-type="float" office:value="0.00010778024307001" calcext:value-type="float">
            <text:p>0.000107780243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409375" calcext:value-type="float">
            <text:p>0.409375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6229807138443" calcext:value-type="float">
            <text:p>0.36229807138443</text:p>
          </table:table-cell>
          <table:table-cell/>
          <table:table-cell table:formula="of:=[.D126]/[.C126]" office:value-type="float" office:value="7.30761976713185" calcext:value-type="float">
            <text:p>7.3076197671318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.0029242577118566" calcext:value-type="float">
            <text:p>0.002924257711857</text:p>
          </table:table-cell>
          <table:table-cell office:value-type="float" office:value="0.0000098709842546507" calcext:value-type="float">
            <text:p>9.8709842546507E-06</text:p>
          </table:table-cell>
          <table:table-cell office:value-type="float" office:value="0.00016066306311586" calcext:value-type="float">
            <text:p>0.000160663063116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3125" calcext:value-type="float">
            <text:p>0.33125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4.175" calcext:value-type="float">
            <text:p>4.175</text:p>
          </table:table-cell>
          <table:table-cell office:value-type="float" office:value="1" calcext:value-type="float">
            <text:p>1</text:p>
          </table:table-cell>
          <table:table-cell office:value-type="float" office:value="0.34606246948242" calcext:value-type="float">
            <text:p>0.34606246948242</text:p>
          </table:table-cell>
          <table:table-cell/>
          <table:table-cell table:formula="of:=[.D127]/[.C127]" office:value-type="float" office:value="16.2762961596422" calcext:value-type="float">
            <text:p>16.276296159642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.0037194717675447" calcext:value-type="float">
            <text:p>0.003719471767545</text:p>
          </table:table-cell>
          <table:table-cell office:value-type="float" office:value="0.000069558634338118" calcext:value-type="float">
            <text:p>6.9558634338118E-05</text:p>
          </table:table-cell>
          <table:table-cell office:value-type="float" office:value="0.00029960704773657" calcext:value-type="float">
            <text:p>0.000299607047737</text:p>
          </table:table-cell>
          <table:table-cell office:value-type="float" office:value="0.5609375" calcext:value-type="float">
            <text:p>0.56093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24375" calcext:value-type="float">
            <text:p>4.24375</text:p>
          </table:table-cell>
          <table:table-cell office:value-type="float" office:value="1" calcext:value-type="float">
            <text:p>1</text:p>
          </table:table-cell>
          <table:table-cell office:value-type="float" office:value="0.34425748586655" calcext:value-type="float">
            <text:p>0.34425748586655</text:p>
          </table:table-cell>
          <table:table-cell/>
          <table:table-cell table:formula="of:=[.D128]/[.C128]" office:value-type="float" office:value="4.30725891310931" calcext:value-type="float">
            <text:p>4.3072589131093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37982051144354" calcext:value-type="float">
            <text:p>0.003798205114435</text:p>
          </table:table-cell>
          <table:table-cell office:value-type="float" office:value="0.000035299463869478" calcext:value-type="float">
            <text:p>3.5299463869478E-05</text:p>
          </table:table-cell>
          <table:table-cell office:value-type="float" office:value="0.00029793485649634" calcext:value-type="float">
            <text:p>0.000297934856496</text:p>
          </table:table-cell>
          <table:table-cell office:value-type="float" office:value="0.55" calcext:value-type="float">
            <text:p>0.5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65306879281998" calcext:value-type="float">
            <text:p>0.65306879281998</text:p>
          </table:table-cell>
          <table:table-cell/>
          <table:table-cell table:formula="of:=[.D129]/[.C129]" office:value-type="float" office:value="8.44020910906673" calcext:value-type="float">
            <text:p>8.4402091090667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0027703150815796" calcext:value-type="float">
            <text:p>0.00277031508158</text:p>
          </table:table-cell>
          <table:table-cell office:value-type="float" office:value="0.000053058668153438" calcext:value-type="float">
            <text:p>5.3058668153438E-05</text:p>
          </table:table-cell>
          <table:table-cell office:value-type="float" office:value="0.00054259416820059" calcext:value-type="float">
            <text:p>0.000542594168201</text:p>
          </table:table-cell>
          <table:table-cell office:value-type="float" office:value="0.5765625" calcext:value-type="float">
            <text:p>0.576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" calcext:value-type="float">
            <text:p>0.4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1375" calcext:value-type="float">
            <text:p>4.1375</text:p>
          </table:table-cell>
          <table:table-cell office:value-type="float" office:value="1" calcext:value-type="float">
            <text:p>1</text:p>
          </table:table-cell>
          <table:table-cell office:value-type="float" office:value="0.59852623939514" calcext:value-type="float">
            <text:p>0.59852623939514</text:p>
          </table:table-cell>
          <table:table-cell/>
          <table:table-cell table:formula="of:=[.D130]/[.C130]" office:value-type="float" office:value="10.2263058437782" calcext:value-type="float">
            <text:p>10.226305843778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32694733876269" calcext:value-type="float">
            <text:p>0.003269473387627</text:p>
          </table:table-cell>
          <table:table-cell office:value-type="float" office:value="0.000019797672524111" calcext:value-type="float">
            <text:p>1.9797672524111E-05</text:p>
          </table:table-cell>
          <table:table-cell office:value-type="float" office:value="0.00015758866738906" calcext:value-type="float">
            <text:p>0.000157588667389</text:p>
          </table:table-cell>
          <table:table-cell office:value-type="float" office:value="0.478125" calcext:value-type="float">
            <text:p>0.4781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8914672136307" calcext:value-type="float">
            <text:p>0.38914672136307</text:p>
          </table:table-cell>
          <table:table-cell/>
          <table:table-cell table:formula="of:=[.D131]/[.C131]" office:value-type="float" office:value="7.9599592930501" calcext:value-type="float">
            <text:p>7.9599592930501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.0023626406415133" calcext:value-type="float">
            <text:p>0.002362640641513</text:p>
          </table:table-cell>
          <table:table-cell office:value-type="float" office:value="0.000066902308459307" calcext:value-type="float">
            <text:p>6.6902308459307E-05</text:p>
          </table:table-cell>
          <table:table-cell office:value-type="float" office:value="0.00040240061874783" calcext:value-type="float">
            <text:p>0.000402400618748</text:p>
          </table:table-cell>
          <table:table-cell office:value-type="float" office:value="0.5453125" calcext:value-type="float">
            <text:p>0.545312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08125" calcext:value-type="float">
            <text:p>4.08125</text:p>
          </table:table-cell>
          <table:table-cell office:value-type="float" office:value="1" calcext:value-type="float">
            <text:p>1</text:p>
          </table:table-cell>
          <table:table-cell office:value-type="float" office:value="0.36119791269302" calcext:value-type="float">
            <text:p>0.36119791269302</text:p>
          </table:table-cell>
          <table:table-cell/>
          <table:table-cell table:formula="of:=[.D132]/[.C132]" office:value-type="float" office:value="6.01474938630239" calcext:value-type="float">
            <text:p>6.0147493863023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.0026008132219431" calcext:value-type="float">
            <text:p>0.002600813221943</text:p>
          </table:table-cell>
          <table:table-cell office:value-type="float" office:value="0.0000067406653606661" calcext:value-type="float">
            <text:p>6.7406653606661E-06</text:p>
          </table:table-cell>
          <table:table-cell office:value-type="float" office:value="0.00011462643674349" calcext:value-type="float">
            <text:p>0.000114626436743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1625" calcext:value-type="float">
            <text:p>4.1625</text:p>
          </table:table-cell>
          <table:table-cell office:value-type="float" office:value="1" calcext:value-type="float">
            <text:p>1</text:p>
          </table:table-cell>
          <table:table-cell office:value-type="float" office:value="0.37788710594177" calcext:value-type="float">
            <text:p>0.37788710594177</text:p>
          </table:table-cell>
          <table:table-cell/>
          <table:table-cell table:formula="of:=[.D133]/[.C133]" office:value-type="float" office:value="17.0052110007376" calcext:value-type="float">
            <text:p>17.005211000737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21675989381038" calcext:value-type="float">
            <text:p>0.002167598938104</text:p>
          </table:table-cell>
          <table:table-cell office:value-type="float" office:value="0.000037682482300361" calcext:value-type="float">
            <text:p>3.7682482300361E-05</text:p>
          </table:table-cell>
          <table:table-cell office:value-type="float" office:value="0.0002724373305" calcext:value-type="float">
            <text:p>0.0002724373305</text:p>
          </table:table-cell>
          <table:table-cell office:value-type="float" office:value="0.6390625" calcext:value-type="float">
            <text:p>0.639062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8125" calcext:value-type="float">
            <text:p>4.18125</text:p>
          </table:table-cell>
          <table:table-cell office:value-type="float" office:value="1" calcext:value-type="float">
            <text:p>1</text:p>
          </table:table-cell>
          <table:table-cell office:value-type="float" office:value="0.38396466970444" calcext:value-type="float">
            <text:p>0.38396466970444</text:p>
          </table:table-cell>
          <table:table-cell/>
          <table:table-cell table:formula="of:=[.D134]/[.C134]" office:value-type="float" office:value="7.22981379858275" calcext:value-type="float">
            <text:p>7.2298137985827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.0023805420729332" calcext:value-type="float">
            <text:p>0.002380542072933</text:p>
          </table:table-cell>
          <table:table-cell office:value-type="float" office:value="0.0000025996716209134" calcext:value-type="float">
            <text:p>2.5996716209134E-06</text:p>
          </table:table-cell>
          <table:table-cell office:value-type="float" office:value="0.00010846129119955" calcext:value-type="float">
            <text:p>0.0001084612912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165625" calcext:value-type="float">
            <text:p>4.165625</text:p>
          </table:table-cell>
          <table:table-cell office:value-type="float" office:value="1" calcext:value-type="float">
            <text:p>1</text:p>
          </table:table-cell>
          <table:table-cell office:value-type="float" office:value="0.39605131149292" calcext:value-type="float">
            <text:p>0.39605131149292</text:p>
          </table:table-cell>
          <table:table-cell/>
          <table:table-cell table:formula="of:=[.D135]/[.C135]" office:value-type="float" office:value="41.7211505972596" calcext:value-type="float">
            <text:p>41.721150597259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27498595329234" calcext:value-type="float">
            <text:p>0.002749859532923</text:p>
          </table:table-cell>
          <table:table-cell office:value-type="float" office:value="0.00008461152111706" calcext:value-type="float">
            <text:p>8.461152111706E-05</text:p>
          </table:table-cell>
          <table:table-cell office:value-type="float" office:value="0.00041734481643516" calcext:value-type="float">
            <text:p>0.000417344816435</text:p>
          </table:table-cell>
          <table:table-cell office:value-type="float" office:value="0.6421875" calcext:value-type="float">
            <text:p>0.64218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4.121875" calcext:value-type="float">
            <text:p>4.121875</text:p>
          </table:table-cell>
          <table:table-cell office:value-type="float" office:value="1" calcext:value-type="float">
            <text:p>1</text:p>
          </table:table-cell>
          <table:table-cell office:value-type="float" office:value="0.34727020263672" calcext:value-type="float">
            <text:p>0.34727020263672</text:p>
          </table:table-cell>
          <table:table-cell/>
          <table:table-cell table:formula="of:=[.D136]/[.C136]" office:value-type="float" office:value="4.93248213630108" calcext:value-type="float">
            <text:p>4.93248213630108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003275580832269" calcext:value-type="float">
            <text:p>0.003275580832269</text:p>
          </table:table-cell>
          <table:table-cell office:value-type="float" office:value="0.0000002969440104611" calcext:value-type="float">
            <text:p>2.969440104611E-07</text:p>
          </table:table-cell>
          <table:table-cell office:value-type="float" office:value="0.000048919691448646" calcext:value-type="float">
            <text:p>4.8919691448646E-05</text:p>
          </table:table-cell>
          <table:table-cell office:value-type="float" office:value="0.6546875" calcext:value-type="float">
            <text:p>0.65468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5625" calcext:value-type="float">
            <text:p>0.565625</text:p>
          </table:table-cell>
          <table:table-cell office:value-type="float" office:value="4.196875" calcext:value-type="float">
            <text:p>4.196875</text:p>
          </table:table-cell>
          <table:table-cell office:value-type="float" office:value="1" calcext:value-type="float">
            <text:p>1</text:p>
          </table:table-cell>
          <table:table-cell office:value-type="float" office:value="0.3480472445488" calcext:value-type="float">
            <text:p>0.3480472445488</text:p>
          </table:table-cell>
          <table:table-cell/>
          <table:table-cell table:formula="of:=[.D137]/[.C137]" office:value-type="float" office:value="164.743822826002" calcext:value-type="float">
            <text:p>164.74382282600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.0025055393576622" calcext:value-type="float">
            <text:p>0.002505539357662</text:p>
          </table:table-cell>
          <table:table-cell office:value-type="float" office:value="0.000040380575175497" calcext:value-type="float">
            <text:p>4.0380575175497E-05</text:p>
          </table:table-cell>
          <table:table-cell office:value-type="float" office:value="0.00024827643094341" calcext:value-type="float">
            <text:p>0.000248276430943</text:p>
          </table:table-cell>
          <table:table-cell office:value-type="float" office:value="0.6" calcext:value-type="float">
            <text:p>0.6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125" calcext:value-type="float">
            <text:p>4.2125</text:p>
          </table:table-cell>
          <table:table-cell office:value-type="float" office:value="1" calcext:value-type="float">
            <text:p>1</text:p>
          </table:table-cell>
          <table:table-cell office:value-type="float" office:value="0.36563712358475" calcext:value-type="float">
            <text:p>0.36563712358475</text:p>
          </table:table-cell>
          <table:table-cell/>
          <table:table-cell table:formula="of:=[.D138]/[.C138]" office:value-type="float" office:value="6.1484124449536" calcext:value-type="float">
            <text:p>6.148412444953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.0034049092733767" calcext:value-type="float">
            <text:p>0.003404909273377</text:p>
          </table:table-cell>
          <table:table-cell office:value-type="float" office:value="0.000058989762360355" calcext:value-type="float">
            <text:p>5.8989762360355E-05</text:p>
          </table:table-cell>
          <table:table-cell office:value-type="float" office:value="0.00033141795953497" calcext:value-type="float">
            <text:p>0.0003314179595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4375" calcext:value-type="float">
            <text:p>0.7437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46693179607391" calcext:value-type="float">
            <text:p>0.46693179607391</text:p>
          </table:table-cell>
          <table:table-cell/>
          <table:table-cell table:formula="of:=[.D139]/[.C139]" office:value-type="float" office:value="5.61822842259328" calcext:value-type="float">
            <text:p>5.61822842259328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026226465241052" calcext:value-type="float">
            <text:p>0.002622646524105</text:p>
          </table:table-cell>
          <table:table-cell office:value-type="float" office:value="0.000033078725806654" calcext:value-type="float">
            <text:p>3.3078725806654E-05</text:p>
          </table:table-cell>
          <table:table-cell office:value-type="float" office:value="0.00017768376316667" calcext:value-type="float">
            <text:p>0.000177683763167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4.225" calcext:value-type="float">
            <text:p>4.225</text:p>
          </table:table-cell>
          <table:table-cell office:value-type="float" office:value="1" calcext:value-type="float">
            <text:p>1</text:p>
          </table:table-cell>
          <table:table-cell office:value-type="float" office:value="0.42980530261993" calcext:value-type="float">
            <text:p>0.42980530261993</text:p>
          </table:table-cell>
          <table:table-cell/>
          <table:table-cell table:formula="of:=[.D140]/[.C140]" office:value-type="float" office:value="5.37154194527432" calcext:value-type="float">
            <text:p>5.3715419452743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31018749810755" calcext:value-type="float">
            <text:p>0.003101874981076</text:p>
          </table:table-cell>
          <table:table-cell office:value-type="float" office:value="0.000047312336971357" calcext:value-type="float">
            <text:p>4.7312336971357E-05</text:p>
          </table:table-cell>
          <table:table-cell office:value-type="float" office:value="0.00045687437557262" calcext:value-type="float">
            <text:p>0.000456874375573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4.20625" calcext:value-type="float">
            <text:p>4.20625</text:p>
          </table:table-cell>
          <table:table-cell office:value-type="float" office:value="1" calcext:value-type="float">
            <text:p>1</text:p>
          </table:table-cell>
          <table:table-cell office:value-type="float" office:value="0.39942541122437" calcext:value-type="float">
            <text:p>0.39942541122437</text:p>
          </table:table-cell>
          <table:table-cell/>
          <table:table-cell table:formula="of:=[.D141]/[.C141]" office:value-type="float" office:value="9.65655904609432" calcext:value-type="float">
            <text:p>9.6565590460943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0034512469195761" calcext:value-type="float">
            <text:p>0.003451246919576</text:p>
          </table:table-cell>
          <table:table-cell office:value-type="float" office:value="0.000078459549707743" calcext:value-type="float">
            <text:p>7.8459549707743E-05</text:p>
          </table:table-cell>
          <table:table-cell office:value-type="float" office:value="0.00033916607956144" calcext:value-type="float">
            <text:p>0.000339166079561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74048738479614" calcext:value-type="float">
            <text:p>0.74048738479614</text:p>
          </table:table-cell>
          <table:table-cell/>
          <table:table-cell table:formula="of:=[.D142]/[.C142]" office:value-type="float" office:value="4.32281450537013" calcext:value-type="float">
            <text:p>4.3228145053701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.0030119476024993" calcext:value-type="float">
            <text:p>0.003011947602499</text:p>
          </table:table-cell>
          <table:table-cell office:value-type="float" office:value="0.000016326231634898" calcext:value-type="float">
            <text:p>1.6326231634898E-05</text:p>
          </table:table-cell>
          <table:table-cell office:value-type="float" office:value="0.00015415536024648" calcext:value-type="float">
            <text:p>0.000154155360246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54001748561859" calcext:value-type="float">
            <text:p>0.54001748561859</text:p>
          </table:table-cell>
          <table:table-cell/>
          <table:table-cell table:formula="of:=[.D143]/[.C143]" office:value-type="float" office:value="9.44218872387958" calcext:value-type="float">
            <text:p>9.44218872387958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.0034258710336871" calcext:value-type="float">
            <text:p>0.003425871033687</text:p>
          </table:table-cell>
          <table:table-cell office:value-type="float" office:value="0.000021997081152567" calcext:value-type="float">
            <text:p>2.1997081152567E-05</text:p>
          </table:table-cell>
          <table:table-cell office:value-type="float" office:value="0.00015327908854488" calcext:value-type="float">
            <text:p>0.000153279088545</text:p>
          </table:table-cell>
          <table:table-cell office:value-type="float" office:value="0.659375" calcext:value-type="float">
            <text:p>0.65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4.2375" calcext:value-type="float">
            <text:p>4.2375</text:p>
          </table:table-cell>
          <table:table-cell office:value-type="float" office:value="1" calcext:value-type="float">
            <text:p>1</text:p>
          </table:table-cell>
          <table:table-cell office:value-type="float" office:value="0.36336938142776" calcext:value-type="float">
            <text:p>0.36336938142776</text:p>
          </table:table-cell>
          <table:table-cell/>
          <table:table-cell table:formula="of:=[.D144]/[.C144]" office:value-type="float" office:value="6.96815579675182" calcext:value-type="float">
            <text:p>6.9681557967518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.0025124376785243" calcext:value-type="float">
            <text:p>0.002512437678524</text:p>
          </table:table-cell>
          <table:table-cell office:value-type="float" office:value="0.000013438872139352" calcext:value-type="float">
            <text:p>1.3438872139352E-05</text:p>
          </table:table-cell>
          <table:table-cell office:value-type="float" office:value="0.00012399541369632" calcext:value-type="float">
            <text:p>0.000123995413696</text:p>
          </table:table-cell>
          <table:table-cell office:value-type="float" office:value="0.634375" calcext:value-type="float">
            <text:p>0.634375</text:p>
          </table:table-cell>
          <table:table-cell office:value-type="float" office:value="0.759375" calcext:value-type="float">
            <text:p>0.75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6552619934082" calcext:value-type="float">
            <text:p>0.36552619934082</text:p>
          </table:table-cell>
          <table:table-cell/>
          <table:table-cell table:formula="of:=[.D145]/[.C145]" office:value-type="float" office:value="9.22662351502206" calcext:value-type="float">
            <text:p>9.2266235150220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30644796148408" calcext:value-type="float">
            <text:p>0.003064479614841</text:p>
          </table:table-cell>
          <table:table-cell office:value-type="float" office:value="0.000057736524353658" calcext:value-type="float">
            <text:p>5.7736524353658E-05</text:p>
          </table:table-cell>
          <table:table-cell office:value-type="float" office:value="0.00030862409880683" calcext:value-type="float">
            <text:p>0.000308624098807</text:p>
          </table:table-cell>
          <table:table-cell office:value-type="float" office:value="0.6296875" calcext:value-type="float">
            <text:p>0.6296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5974243879318" calcext:value-type="float">
            <text:p>0.35974243879318</text:p>
          </table:table-cell>
          <table:table-cell/>
          <table:table-cell table:formula="of:=[.D146]/[.C146]" office:value-type="float" office:value="5.34538755600166" calcext:value-type="float">
            <text:p>5.34538755600166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.0032083926780615" calcext:value-type="float">
            <text:p>0.003208392678062</text:p>
          </table:table-cell>
          <table:table-cell office:value-type="float" office:value="0.000040411178224583" calcext:value-type="float">
            <text:p>4.0411178224583E-05</text:p>
          </table:table-cell>
          <table:table-cell office:value-type="float" office:value="0.00031594928433378" calcext:value-type="float">
            <text:p>0.000315949284334</text:p>
          </table:table-cell>
          <table:table-cell office:value-type="float" office:value="0.540625" calcext:value-type="float">
            <text:p>0.54062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4.14375" calcext:value-type="float">
            <text:p>4.14375</text:p>
          </table:table-cell>
          <table:table-cell office:value-type="float" office:value="1" calcext:value-type="float">
            <text:p>1</text:p>
          </table:table-cell>
          <table:table-cell office:value-type="float" office:value="0.36047968864441" calcext:value-type="float">
            <text:p>0.36047968864441</text:p>
          </table:table-cell>
          <table:table-cell/>
          <table:table-cell table:formula="of:=[.D147]/[.C147]" office:value-type="float" office:value="7.81836358687461" calcext:value-type="float">
            <text:p>7.81836358687461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0037104768853169" calcext:value-type="float">
            <text:p>0.003710476885317</text:p>
          </table:table-cell>
          <table:table-cell office:value-type="float" office:value="0.0000015725186844992" calcext:value-type="float">
            <text:p>1.5725186844992E-06</text:p>
          </table:table-cell>
          <table:table-cell office:value-type="float" office:value="0.000090376865159669" calcext:value-type="float">
            <text:p>9.0376865159669E-05</text:p>
          </table:table-cell>
          <table:table-cell office:value-type="float" office:value="0.6421875" calcext:value-type="float">
            <text:p>0.6421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353125" calcext:value-type="float">
            <text:p>0.35312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71875" calcext:value-type="float">
            <text:p>4.171875</text:p>
          </table:table-cell>
          <table:table-cell office:value-type="float" office:value="1" calcext:value-type="float">
            <text:p>1</text:p>
          </table:table-cell>
          <table:table-cell office:value-type="float" office:value="0.35728085041046" calcext:value-type="float">
            <text:p>0.35728085041046</text:p>
          </table:table-cell>
          <table:table-cell/>
          <table:table-cell table:formula="of:=[.D148]/[.C148]" office:value-type="float" office:value="57.4726812791107" calcext:value-type="float">
            <text:p>57.4726812791107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.004001409834018" calcext:value-type="float">
            <text:p>0.004001409834018</text:p>
          </table:table-cell>
          <table:table-cell office:value-type="float" office:value="0.000013053012250387" calcext:value-type="float">
            <text:p>1.3053012250387E-05</text:p>
          </table:table-cell>
          <table:table-cell office:value-type="float" office:value="0.00024173331676138" calcext:value-type="float">
            <text:p>0.000241733316761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36875" calcext:value-type="float">
            <text:p>0.36875</text:p>
          </table:table-cell>
          <table:table-cell office:value-type="float" office:value="0.55" calcext:value-type="float">
            <text:p>0.55</text:p>
          </table:table-cell>
          <table:table-cell office:value-type="float" office:value="4.221875" calcext:value-type="float">
            <text:p>4.221875</text:p>
          </table:table-cell>
          <table:table-cell office:value-type="float" office:value="1" calcext:value-type="float">
            <text:p>1</text:p>
          </table:table-cell>
          <table:table-cell office:value-type="float" office:value="0.35982712507248" calcext:value-type="float">
            <text:p>0.35982712507248</text:p>
          </table:table-cell>
          <table:table-cell/>
          <table:table-cell table:formula="of:=[.D149]/[.C149]" office:value-type="float" office:value="18.5193510987637" calcext:value-type="float">
            <text:p>18.519351098763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056112179445336" calcext:value-type="float">
            <text:p>0.005611217944534</text:p>
          </table:table-cell>
          <table:table-cell office:value-type="float" office:value="0.0000022778054766692" calcext:value-type="float">
            <text:p>2.2778054766692E-06</text:p>
          </table:table-cell>
          <table:table-cell office:value-type="float" office:value="0.000095482643246214" calcext:value-type="float">
            <text:p>9.5482643246214E-05</text:p>
          </table:table-cell>
          <table:table-cell office:value-type="float" office:value="0.6078125" calcext:value-type="float">
            <text:p>0.6078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375" calcext:value-type="float">
            <text:p>0.5375</text:p>
          </table:table-cell>
          <table:table-cell office:value-type="float" office:value="4.184375" calcext:value-type="float">
            <text:p>4.184375</text:p>
          </table:table-cell>
          <table:table-cell office:value-type="float" office:value="1" calcext:value-type="float">
            <text:p>1</text:p>
          </table:table-cell>
          <table:table-cell office:value-type="float" office:value="0.35799760818481" calcext:value-type="float">
            <text:p>0.35799760818481</text:p>
          </table:table-cell>
          <table:table-cell/>
          <table:table-cell table:formula="of:=[.D150]/[.C150]" office:value-type="float" office:value="41.9186994781648" calcext:value-type="float">
            <text:p>41.9186994781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43163708643988" calcext:value-type="float">
            <text:p>0.004316370864399</text:p>
          </table:table-cell>
          <table:table-cell office:value-type="float" office:value="0.000050086085680848" calcext:value-type="float">
            <text:p>5.0086085680848E-05</text:p>
          </table:table-cell>
          <table:table-cell office:value-type="float" office:value="0.00031863505653291" calcext:value-type="float">
            <text:p>0.000318635056533</text:p>
          </table:table-cell>
          <table:table-cell office:value-type="float" office:value="0.528125" calcext:value-type="float">
            <text:p>0.528125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55" calcext:value-type="float">
            <text:p>0.55</text:p>
          </table:table-cell>
          <table:table-cell office:value-type="float" office:value="4.159375" calcext:value-type="float">
            <text:p>4.159375</text:p>
          </table:table-cell>
          <table:table-cell office:value-type="float" office:value="1" calcext:value-type="float">
            <text:p>1</text:p>
          </table:table-cell>
          <table:table-cell office:value-type="float" office:value="0.35786625146866" calcext:value-type="float">
            <text:p>0.35786625146866</text:p>
          </table:table-cell>
          <table:table-cell/>
          <table:table-cell table:formula="of:=[.D151]/[.C151]" office:value-type="float" office:value="6.36174802246026" calcext:value-type="float">
            <text:p>6.36174802246026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.002874438316212" calcext:value-type="float">
            <text:p>0.002874438316212</text:p>
          </table:table-cell>
          <table:table-cell office:value-type="float" office:value="0.000017103247470343" calcext:value-type="float">
            <text:p>1.7103247470343E-05</text:p>
          </table:table-cell>
          <table:table-cell office:value-type="float" office:value="0.00020364796334889" calcext:value-type="float">
            <text:p>0.000203647963349</text:p>
          </table:table-cell>
          <table:table-cell office:value-type="float" office:value="0.4890625" calcext:value-type="float">
            <text:p>0.48906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65625" calcext:value-type="float">
            <text:p>0.365625</text:p>
          </table:table-cell>
          <table:table-cell office:value-type="float" office:value="0.603125" calcext:value-type="float">
            <text:p>0.603125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3625457406044" calcext:value-type="float">
            <text:p>0.3625457406044</text:p>
          </table:table-cell>
          <table:table-cell/>
          <table:table-cell table:formula="of:=[.D152]/[.C152]" office:value-type="float" office:value="11.9069763623555" calcext:value-type="float">
            <text:p>11.906976362355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.0028100849478506" calcext:value-type="float">
            <text:p>0.002810084947851</text:p>
          </table:table-cell>
          <table:table-cell office:value-type="float" office:value="0.000018174819603567" calcext:value-type="float">
            <text:p>1.8174819603567E-05</text:p>
          </table:table-cell>
          <table:table-cell office:value-type="float" office:value="0.00023770385864736" calcext:value-type="float">
            <text:p>0.000237703858647</text:p>
          </table:table-cell>
          <table:table-cell office:value-type="float" office:value="0.559375" calcext:value-type="float">
            <text:p>0.55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84375" calcext:value-type="float">
            <text:p>0.584375</text:p>
          </table:table-cell>
          <table:table-cell office:value-type="float" office:value="4.16875" calcext:value-type="float">
            <text:p>4.16875</text:p>
          </table:table-cell>
          <table:table-cell office:value-type="float" office:value="1" calcext:value-type="float">
            <text:p>1</text:p>
          </table:table-cell>
          <table:table-cell office:value-type="float" office:value="0.38049472570419" calcext:value-type="float">
            <text:p>0.38049472570419</text:p>
          </table:table-cell>
          <table:table-cell/>
          <table:table-cell table:formula="of:=[.D153]/[.C153]" office:value-type="float" office:value="13.078746520307" calcext:value-type="float">
            <text:p>13.07874652030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0029672852368094" calcext:value-type="float">
            <text:p>0.002967285236809</text:p>
          </table:table-cell>
          <table:table-cell office:value-type="float" office:value="0.00003910511637164" calcext:value-type="float">
            <text:p>3.910511637164E-05</text:p>
          </table:table-cell>
          <table:table-cell office:value-type="float" office:value="0.00023022092689189" calcext:value-type="float">
            <text:p>0.000230220926892</text:p>
          </table:table-cell>
          <table:table-cell office:value-type="float" office:value="0.5890625" calcext:value-type="float">
            <text:p>0.5890625</text:p>
          </table:table-cell>
          <table:table-cell office:value-type="float" office:value="0.65" calcext:value-type="float">
            <text:p>0.65</text:p>
          </table:table-cell>
          <table:table-cell office:value-type="float" office:value="0.371875" calcext:value-type="float">
            <text:p>0.371875</text:p>
          </table:table-cell>
          <table:table-cell office:value-type="float" office:value="0.525" calcext:value-type="float">
            <text:p>0.525</text:p>
          </table:table-cell>
          <table:table-cell office:value-type="float" office:value="4.23125" calcext:value-type="float">
            <text:p>4.23125</text:p>
          </table:table-cell>
          <table:table-cell office:value-type="float" office:value="1" calcext:value-type="float">
            <text:p>1</text:p>
          </table:table-cell>
          <table:table-cell office:value-type="float" office:value="0.34609199762344" calcext:value-type="float">
            <text:p>0.34609199762344</text:p>
          </table:table-cell>
          <table:table-cell/>
          <table:table-cell table:formula="of:=[.D154]/[.C154]" office:value-type="float" office:value="5.88723288032079" calcext:value-type="float">
            <text:p>5.88723288032079</text:p>
          </table:table-cell>
        </table:table-row>
      </table:table>
      <table:table table:name="Sheet2" table:style-name="ta1">
        <table:shapes>
          <draw:frame draw:z-index="0" draw:style-name="gr1" draw:text-style-name="P1" svg:width="453.46pt" svg:height="244.71pt" svg:x="0pt" svg:y="0pt">
            <draw:object draw:notify-on-update-of-ranges="stats.A2:stats.A154 stats.D1:stats.D1 stats.D2:stats.D1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46pt" svg:height="313.23pt" svg:x="0pt" svg:y="256.76pt">
            <draw:object draw:notify-on-update-of-ranges="stats.A2:stats.A154 stats.F1:stats.F1 stats.F2:stats.F154 stats.A2:stats.A154 stats.G1:stats.G1 stats.G2:stats.G154 stats.A2:stats.A154 stats.H1:stats.H1 stats.H2:stats.H1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0:16:43.894574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4:25:00.927212252</dc:date>
    <meta:editing-duration>PT23M47S</meta:editing-duration>
    <meta:editing-cycles>3</meta:editing-cycles>
    <meta:generator>LibreOffice/6.0.7.3$Linux_X86_64 LibreOffice_project/00m0$Build-3</meta:generator>
    <meta:document-statistic meta:table-count="2" meta:cell-count="18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7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style-name="ch1">
        <chart:plot-area chart:style-name="ch2" table:cell-range-address="stats.A2:stats.A154 stats.D1:stats.D154" chart:data-source-has-labels="row" svg:x="0.319cm" svg:y="0.18cm" svg:width="15.347cm" svg:height="8.645cm">
          <chartooo:coordinate-region svg:x="1.417cm" svg:y="0.379cm" svg:width="14.249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tats.D2:stats.D154" chart:label-cell-address="stats.D1:stats.D1" chart:class="chart:scatter">
            <chart:domain table:cell-range-address="stats.A2:stats.A154"/>
            <chart:data-point chart:repeated="1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m_grad</text:p>
                <draw:g>
                  <svg:desc>stats.D1:sta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154</svg:desc>
                </draw:g>
              </table:table-cell>
              <table:table-cell office:value-type="float" office:value="0.00013423546510012">
                <text:p>0.00013423546510012</text:p>
                <draw:g>
                  <svg:desc>stats.D2:stats.D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22074568523749">
                <text:p>0.00022074568523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14733563419895">
                <text:p>0.00014733563419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15653402369935">
                <text:p>0.00015653402369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31687883254108">
                <text:p>0.00031687883254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60385806682461">
                <text:p>0.00060385806682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019002682347491">
                <text:p>0.00019002682347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029554519624071">
                <text:p>0.00029554519624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025091415845964">
                <text:p>0.00025091415845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01351031831291">
                <text:p>0.000135103183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00013730025766563">
                <text:p>0.00013730025766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00013049700082775">
                <text:p>0.00013049700082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0031802879311726">
                <text:p>0.00031802879311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0011197058658581">
                <text:p>0.001119705865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0026503916204092">
                <text:p>0.0026503916204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003900079781306">
                <text:p>0.003900079781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0044712778355461">
                <text:p>0.0044712778355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0029037266154774">
                <text:p>0.0029037266154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0022506731795147">
                <text:p>0.0022506731795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0024781841551885">
                <text:p>0.0024781841551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033029064885341">
                <text:p>0.0033029064885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0033386973489542">
                <text:p>0.0033386973489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005206835444551">
                <text:p>0.005206835444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33675355196465">
                <text:p>0.0033675355196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04028855857905">
                <text:p>0.004028855857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0046310673700646">
                <text:p>0.0046310673700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0052602086099796">
                <text:p>0.005260208609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00534039568156">
                <text:p>0.00534039568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0053726874815766">
                <text:p>0.0053726874815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05934588087257">
                <text:p>0.005934588087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0059573150647338">
                <text:p>0.0059573150647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0049856351688504">
                <text:p>0.0049856351688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0048278304049745">
                <text:p>0.0048278304049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0046737991448026">
                <text:p>0.0046737991448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0045690249186009">
                <text:p>0.0045690249186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0038022366352379">
                <text:p>0.0038022366352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0034935851668706">
                <text:p>0.0034935851668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0022329814441036">
                <text:p>0.0022329814441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0014759718753339">
                <text:p>0.0014759718753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0011568576035643">
                <text:p>0.0011568576035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00093999518030614">
                <text:p>0.00093999518030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00081713780982682">
                <text:p>0.00081713780982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00064324607446906">
                <text:p>0.00064324607446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00050186282605864">
                <text:p>0.00050186282605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0078984727042553">
                <text:p>0.00078984727042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00060796766138083">
                <text:p>0.00060796766138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0002988883225953">
                <text:p>0.0002988883225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00035853738386322">
                <text:p>0.00035853738386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0009711355363379">
                <text:p>0.0009711355363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00048290076865669">
                <text:p>0.00048290076865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00028369754236337">
                <text:p>0.00028369754236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00046600623311406">
                <text:p>0.00046600623311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00061585692731114">
                <text:p>0.00061585692731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00030963347871875">
                <text:p>0.000309633478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00035140634836353">
                <text:p>0.000351406348363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00038255491726886">
                <text:p>0.00038255491726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00014221600486053">
                <text:p>0.00014221600486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00028256195964786">
                <text:p>0.00028256195964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00027594073603723">
                <text:p>0.00027594073603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00026536528512224">
                <text:p>0.00026536528512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00046908599874769">
                <text:p>0.00046908599874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00038989919432879">
                <text:p>0.000389899194328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00071810492117947">
                <text:p>0.00071810492117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00042721993836494">
                <text:p>0.00042721993836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00018606057610668">
                <text:p>0.00018606057610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00019059131841459">
                <text:p>0.00019059131841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00020585014626704">
                <text:p>0.00020585014626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00030885706823938">
                <text:p>0.00030885706823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00022501804332933">
                <text:p>0.00022501804332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00025730855624033">
                <text:p>0.00025730855624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00034374396515204">
                <text:p>0.0003437439651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00046822694757793">
                <text:p>0.00046822694757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00038562672539229">
                <text:p>0.000385626725392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00051745844605193">
                <text:p>0.000517458446051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00045249987774127">
                <text:p>0.00045249987774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00034422637317562">
                <text:p>0.0003442263731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00015652430457749">
                <text:p>0.00015652430457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00012238790246784">
                <text:p>0.00012238790246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000049444607998339">
                <text:p>0.0000494446079983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00030116784280381">
                <text:p>0.000301167842803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00023426966332636">
                <text:p>0.00023426966332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00016853308461577">
                <text:p>0.000168533084615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00019156628719657">
                <text:p>0.00019156628719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00011665824204101">
                <text:p>0.00011665824204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00028734738666572">
                <text:p>0.00028734738666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000068509741288381">
                <text:p>0.000068509741288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00025854792647806">
                <text:p>0.00025854792647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0001653496744666">
                <text:p>0.00016534967446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0002294962763699">
                <text:p>0.0002294962763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00010889594107084">
                <text:p>0.00010889594107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00038433259612702">
                <text:p>0.00038433259612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00015181697185653">
                <text:p>0.000151816971856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00017645447258019">
                <text:p>0.00017645447258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000059208850507275">
                <text:p>0.000059208850507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00036211258230878">
                <text:p>0.000362112582308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00020606943477333">
                <text:p>0.00020606943477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00029165808516609">
                <text:p>0.00029165808516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00024924135902893">
                <text:p>0.000249241359028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00014273989357889">
                <text:p>0.00014273989357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00026988375743713">
                <text:p>0.00026988375743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00024019757867109">
                <text:p>0.00024019757867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00022209178969206">
                <text:p>0.00022209178969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00031699757851129">
                <text:p>0.00031699757851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00019728970339656">
                <text:p>0.00019728970339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00012839011567394">
                <text:p>0.000128390115673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00037179462113954">
                <text:p>0.00037179462113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0002138066271641">
                <text:p>0.0002138066271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00020866784761893">
                <text:p>0.00020866784761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00027576847004411">
                <text:p>0.00027576847004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00018406612555282">
                <text:p>0.00018406612555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00034256461359519">
                <text:p>0.00034256461359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00030009593957629">
                <text:p>0.00030009593957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00011340501529276">
                <text:p>0.000113405015292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00039081513367591">
                <text:p>0.000390815133675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00015279178668379">
                <text:p>0.000152791786683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00020221538914029">
                <text:p>0.000202215389140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00025028336061723">
                <text:p>0.00025028336061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000077329455172048">
                <text:p>0.000077329455172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00051022372298348">
                <text:p>0.00051022372298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00030534155223449">
                <text:p>0.00030534155223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00032177363411847">
                <text:p>0.00032177363411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00015851292050684">
                <text:p>0.00015851292050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000056924996636099">
                <text:p>0.0000569249966360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00043806545172629">
                <text:p>0.00043806545172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00010778024307001">
                <text:p>0.00010778024307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00016066306311586">
                <text:p>0.00016066306311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00029960704773657">
                <text:p>0.00029960704773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00029793485649634">
                <text:p>0.00029793485649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00054259416820059">
                <text:p>0.0005425941682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00015758866738906">
                <text:p>0.00015758866738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00040240061874783">
                <text:p>0.000402400618747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00011462643674349">
                <text:p>0.000114626436743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0002724373305">
                <text:p>0.0002724373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00010846129119955">
                <text:p>0.00010846129119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00041734481643516">
                <text:p>0.00041734481643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000048919691448646">
                <text:p>0.000048919691448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00024827643094341">
                <text:p>0.000248276430943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00033141795953497">
                <text:p>0.000331417959534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00017768376316667">
                <text:p>0.0001776837631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00045687437557262">
                <text:p>0.00045687437557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00033916607956144">
                <text:p>0.00033916607956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00015415536024648">
                <text:p>0.00015415536024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00015327908854488">
                <text:p>0.000153279088544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00012399541369632">
                <text:p>0.00012399541369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00030862409880683">
                <text:p>0.000308624098806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00031594928433378">
                <text:p>0.00031594928433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000090376865159669">
                <text:p>0.000090376865159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00024173331676138">
                <text:p>0.00024173331676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000095482643246214">
                <text:p>0.0000954826432462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00031863505653291">
                <text:p>0.00031863505653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00020364796334889">
                <text:p>0.000203647963348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00023770385864736">
                <text:p>0.00023770385864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00023022092689189">
                <text:p>0.00023022092689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19cm" svg:height="11.051cm" xlink:href=".." xlink:type="simple" chart:class="chart:scatter" chart:style-name="ch1">
        <chart:legend svg:x="12.488cm" svg:y="9.095cm" style:legend-expansion="custom" chartooo:width="2.38cm" chartooo:height="1.955cm" style:legend-expansion-aspect-ratio="1.21739130434783" chart:style-name="ch2"/>
        <chart:plot-area chart:style-name="ch3" table:cell-range-address="stats.A2:stats.A154 stats.F1:stats.H154" chart:data-source-has-labels="row" svg:x="0.286cm" svg:y="0.22cm" svg:width="14.92cm" svg:height="8.986cm">
          <chartooo:coordinate-region svg:x="1.013cm" svg:y="0.419cm" svg:width="14.193cm" svg:height="8.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s.F2:stats.F154" chart:label-cell-address="stats.F1:stats.F1" chart:class="chart:scatter">
            <chart:domain table:cell-range-address="stats.A2:stats.A154"/>
            <chart:data-point chart:repeated="153"/>
          </chart:series>
          <chart:series chart:style-name="ch8" chart:values-cell-range-address="stats.G2:stats.G154" chart:label-cell-address="stats.G1:stats.G1" chart:class="chart:scatter">
            <chart:data-point chart:repeated="153"/>
          </chart:series>
          <chart:series chart:style-name="ch9" chart:values-cell-range-address="stats.H2:stats.H154" chart:label-cell-address="stats.H1:stats.H1" chart:class="chart:scatte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arned Strategy</text:p>
                <draw:g>
                  <svg:desc>stats.F1:stats.F1</svg:desc>
                </draw:g>
              </table:table-cell>
              <table:table-cell office:value-type="string">
                <text:p>Naive Strategy</text:p>
                <draw:g>
                  <svg:desc>stats.G1:stats.G1</svg:desc>
                </draw:g>
              </table:table-cell>
              <table:table-cell office:value-type="string">
                <text:p>Strategy without 4</text:p>
                <draw:g>
                  <svg:desc>stats.H1:sta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154</svg:desc>
                </draw:g>
              </table:table-cell>
              <table:table-cell office:value-type="float" office:value="0.153125">
                <text:p>0.153125</text:p>
                <draw:g>
                  <svg:desc>stats.F2:stats.F154</svg:desc>
                </draw:g>
              </table:table-cell>
              <table:table-cell office:value-type="float" office:value="0.35">
                <text:p>0.35</text:p>
                <draw:g>
                  <svg:desc>stats.G2:stats.G154</svg:desc>
                </draw:g>
              </table:table-cell>
              <table:table-cell office:value-type="float" office:value="0.590625">
                <text:p>0.590625</text:p>
                <draw:g>
                  <svg:desc>stats.H2:stats.H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5625">
                <text:p>0.2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6875">
                <text:p>0.26875</text:p>
              </table:table-cell>
              <table:table-cell office:value-type="float" office:value="0.3625">
                <text:p>0.362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28125">
                <text:p>0.22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178125">
                <text:p>0.178125</text:p>
              </table:table-cell>
              <table:table-cell office:value-type="float" office:value="0.33125">
                <text:p>0.3312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25625">
                <text:p>0.25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296875">
                <text:p>0.2968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365625">
                <text:p>0.365625</text:p>
              </table:table-cell>
              <table:table-cell office:value-type="float" office:value="0.459375">
                <text:p>0.459375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3125">
                <text:p>0.3125</text:p>
              </table:table-cell>
              <table:table-cell office:value-type="float" office:value="0.35">
                <text:p>0.3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3375">
                <text:p>0.3375</text:p>
              </table:table-cell>
              <table:table-cell office:value-type="float" office:value="0.38125">
                <text:p>0.3812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246875">
                <text:p>0.246875</text:p>
              </table:table-cell>
              <table:table-cell office:value-type="float" office:value="0.328125">
                <text:p>0.328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2625">
                <text:p>0.2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271875">
                <text:p>0.271875</text:p>
              </table:table-cell>
              <table:table-cell office:value-type="float" office:value="0.35625">
                <text:p>0.35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2625">
                <text:p>0.2625</text:p>
              </table:table-cell>
              <table:table-cell office:value-type="float" office:value="0.334375">
                <text:p>0.3343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275">
                <text:p>0.275</text:p>
              </table:table-cell>
              <table:table-cell office:value-type="float" office:value="0.340625">
                <text:p>0.34062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3625">
                <text:p>0.3625</text:p>
              </table:table-cell>
              <table:table-cell office:value-type="float" office:value="0.3625">
                <text:p>0.3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575">
                <text:p>0.575</text:p>
              </table:table-cell>
              <table:table-cell office:value-type="float" office:value="0.4125">
                <text:p>0.4125</text:p>
              </table:table-cell>
              <table:table-cell office:value-type="float" office:value="0.615625">
                <text:p>0.6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50625">
                <text:p>0.50625</text:p>
              </table:table-cell>
              <table:table-cell office:value-type="float" office:value="0.3625">
                <text:p>0.36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459375">
                <text:p>0.459375</text:p>
              </table:table-cell>
              <table:table-cell office:value-type="float" office:value="0.35625">
                <text:p>0.3562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478125">
                <text:p>0.478125</text:p>
              </table:table-cell>
              <table:table-cell office:value-type="float" office:value="0.340625">
                <text:p>0.3406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46875">
                <text:p>0.46875</text:p>
              </table:table-cell>
              <table:table-cell office:value-type="float" office:value="0.36875">
                <text:p>0.3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49375">
                <text:p>0.49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459375">
                <text:p>0.459375</text:p>
              </table:table-cell>
              <table:table-cell office:value-type="float" office:value="0.39375">
                <text:p>0.39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496875">
                <text:p>0.496875</text:p>
              </table:table-cell>
              <table:table-cell office:value-type="float" office:value="0.340625">
                <text:p>0.340625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48125">
                <text:p>0.48125</text:p>
              </table:table-cell>
              <table:table-cell office:value-type="float" office:value="0.35625">
                <text:p>0.3562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440625">
                <text:p>0.440625</text:p>
              </table:table-cell>
              <table:table-cell office:value-type="float" office:value="0.35625">
                <text:p>0.356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428125">
                <text:p>0.428125</text:p>
              </table:table-cell>
              <table:table-cell office:value-type="float" office:value="0.35">
                <text:p>0.3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5875">
                <text:p>0.5875</text:p>
              </table:table-cell>
              <table:table-cell office:value-type="float" office:value="0.425">
                <text:p>0.425</text:p>
              </table:table-cell>
              <table:table-cell office:value-type="float" office:value="0.596875">
                <text:p>0.596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475">
                <text:p>0.475</text:p>
              </table:table-cell>
              <table:table-cell office:value-type="float" office:value="0.3875">
                <text:p>0.387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509375">
                <text:p>0.50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58125">
                <text:p>0.58125</text:p>
              </table:table-cell>
              <table:table-cell office:value-type="float" office:value="0.38125">
                <text:p>0.38125</text:p>
              </table:table-cell>
              <table:table-cell office:value-type="float" office:value="0.528125">
                <text:p>0.52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596875">
                <text:p>0.596875</text:p>
              </table:table-cell>
              <table:table-cell office:value-type="float" office:value="0.390625">
                <text:p>0.390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54375">
                <text:p>0.54375</text:p>
              </table:table-cell>
              <table:table-cell office:value-type="float" office:value="0.38125">
                <text:p>0.3812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6">
                <text:p>0.6</text:p>
              </table:table-cell>
              <table:table-cell office:value-type="float" office:value="0.38125">
                <text:p>0.381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609375">
                <text:p>0.609375</text:p>
              </table:table-cell>
              <table:table-cell office:value-type="float" office:value="0.3875">
                <text:p>0.38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671875">
                <text:p>0.67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646875">
                <text:p>0.646875</text:p>
              </table:table-cell>
              <table:table-cell office:value-type="float" office:value="0.346875">
                <text:p>0.3468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628125">
                <text:p>0.628125</text:p>
              </table:table-cell>
              <table:table-cell office:value-type="float" office:value="0.340625">
                <text:p>0.34062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703125">
                <text:p>0.703125</text:p>
              </table:table-cell>
              <table:table-cell office:value-type="float" office:value="0.36875">
                <text:p>0.368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71875">
                <text:p>0.71875</text:p>
              </table:table-cell>
              <table:table-cell office:value-type="float" office:value="0.3875">
                <text:p>0.3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715625">
                <text:p>0.71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634375">
                <text:p>0.63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640625">
                <text:p>0.640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659375">
                <text:p>0.659375</text:p>
              </table:table-cell>
              <table:table-cell office:value-type="float" office:value="0.409375">
                <text:p>0.409375</text:p>
              </table:table-cell>
              <table:table-cell office:value-type="float" office:value="0.659375">
                <text:p>0.65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596875">
                <text:p>0.596875</text:p>
              </table:table-cell>
              <table:table-cell office:value-type="float" office:value="0.4">
                <text:p>0.4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60625">
                <text:p>0.60625</text:p>
              </table:table-cell>
              <table:table-cell office:value-type="float" office:value="0.428125">
                <text:p>0.428125</text:p>
              </table:table-cell>
              <table:table-cell office:value-type="float" office:value="0.615625">
                <text:p>0.61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584375">
                <text:p>0.58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603125">
                <text:p>0.603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60625">
                <text:p>0.60625</text:p>
              </table:table-cell>
              <table:table-cell office:value-type="float" office:value="0.3625">
                <text:p>0.3625</text:p>
              </table:table-cell>
              <table:table-cell office:value-type="float" office:value="0.534375">
                <text:p>0.5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678125">
                <text:p>0.67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5875">
                <text:p>0.5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60625">
                <text:p>0.60625</text:p>
              </table:table-cell>
              <table:table-cell office:value-type="float" office:value="0.4">
                <text:p>0.4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5125">
                <text:p>0.5125</text:p>
              </table:table-cell>
              <table:table-cell office:value-type="float" office:value="0.315625">
                <text:p>0.31562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60625">
                <text:p>0.60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54375">
                <text:p>0.54375</text:p>
              </table:table-cell>
              <table:table-cell office:value-type="float" office:value="0.325">
                <text:p>0.32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609375">
                <text:p>0.609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6">
                <text:p>0.6</text:p>
              </table:table-cell>
              <table:table-cell office:value-type="float" office:value="0.396875">
                <text:p>0.3968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646875">
                <text:p>0.646875</text:p>
              </table:table-cell>
              <table:table-cell office:value-type="float" office:value="0.340625">
                <text:p>0.340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5625">
                <text:p>0.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6">
                <text:p>0.6</text:p>
              </table:table-cell>
              <table:table-cell office:value-type="float" office:value="0.35625">
                <text:p>0.35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646875">
                <text:p>0.646875</text:p>
              </table:table-cell>
              <table:table-cell office:value-type="float" office:value="0.353125">
                <text:p>0.353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58125">
                <text:p>0.5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73125">
                <text:p>0.73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634375">
                <text:p>0.634375</text:p>
              </table:table-cell>
              <table:table-cell office:value-type="float" office:value="0.309375">
                <text:p>0.30937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7125">
                <text:p>0.7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66875">
                <text:p>0.66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55">
                <text:p>0.55</text:p>
              </table:table-cell>
              <table:table-cell office:value-type="float" office:value="0.35625">
                <text:p>0.3562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575">
                <text:p>0.5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56875">
                <text:p>0.568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584375">
                <text:p>0.58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584375">
                <text:p>0.584375</text:p>
              </table:table-cell>
              <table:table-cell office:value-type="float" office:value="0.35625">
                <text:p>0.3562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6125">
                <text:p>0.6125</text:p>
              </table:table-cell>
              <table:table-cell office:value-type="float" office:value="0.39375">
                <text:p>0.39375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74375">
                <text:p>0.74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65625">
                <text:p>0.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571875">
                <text:p>0.571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66875">
                <text:p>0.66875</text:p>
              </table:table-cell>
              <table:table-cell office:value-type="float" office:value="0.35625">
                <text:p>0.35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684375">
                <text:p>0.684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60625">
                <text:p>0.60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603125">
                <text:p>0.603125</text:p>
              </table:table-cell>
              <table:table-cell office:value-type="float" office:value="0.40625">
                <text:p>0.40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653125">
                <text:p>0.653125</text:p>
              </table:table-cell>
              <table:table-cell office:value-type="float" office:value="0.425">
                <text:p>0.42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546875">
                <text:p>0.546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615625">
                <text:p>0.615625</text:p>
              </table:table-cell>
              <table:table-cell office:value-type="float" office:value="0.39375">
                <text:p>0.3937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665625">
                <text:p>0.6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621875">
                <text:p>0.621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1875">
                <text:p>0.5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58125">
                <text:p>0.58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596875">
                <text:p>0.596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584375">
                <text:p>0.584375</text:p>
              </table:table-cell>
              <table:table-cell office:value-type="float" office:value="0.41875">
                <text:p>0.418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675">
                <text:p>0.675</text:p>
              </table:table-cell>
              <table:table-cell office:value-type="float" office:value="0.303125">
                <text:p>0.30312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775">
                <text:p>0.775</text:p>
              </table:table-cell>
              <table:table-cell office:value-type="float" office:value="0.396875">
                <text:p>0.396875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7875">
                <text:p>0.7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603125">
                <text:p>0.603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59375">
                <text:p>0.59375</text:p>
              </table:table-cell>
              <table:table-cell office:value-type="float" office:value="0.35625">
                <text:p>0.35625</text:p>
              </table:table-cell>
              <table:table-cell office:value-type="float" office:value="0.509375">
                <text:p>0.50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628125">
                <text:p>0.628125</text:p>
              </table:table-cell>
              <table:table-cell office:value-type="float" office:value="0.375">
                <text:p>0.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784375">
                <text:p>0.784375</text:p>
              </table:table-cell>
              <table:table-cell office:value-type="float" office:value="0.375">
                <text:p>0.3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740625">
                <text:p>0.740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7125">
                <text:p>0.7125</text:p>
              </table:table-cell>
              <table:table-cell office:value-type="float" office:value="0.39375">
                <text:p>0.3937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7125">
                <text:p>0.7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71875">
                <text:p>0.71875</text:p>
              </table:table-cell>
              <table:table-cell office:value-type="float" office:value="0.35">
                <text:p>0.3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675">
                <text:p>0.675</text:p>
              </table:table-cell>
              <table:table-cell office:value-type="float" office:value="0.403125">
                <text:p>0.403125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78125">
                <text:p>0.78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59375">
                <text:p>0.59375</text:p>
              </table:table-cell>
              <table:table-cell office:value-type="float" office:value="0.40625">
                <text:p>0.406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696875">
                <text:p>0.696875</text:p>
              </table:table-cell>
              <table:table-cell office:value-type="float" office:value="0.34375">
                <text:p>0.343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66875">
                <text:p>0.66875</text:p>
              </table:table-cell>
              <table:table-cell office:value-type="float" office:value="0.4125">
                <text:p>0.4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65625">
                <text:p>0.65625</text:p>
              </table:table-cell>
              <table:table-cell office:value-type="float" office:value="0.353125">
                <text:p>0.3531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715625">
                <text:p>0.715625</text:p>
              </table:table-cell>
              <table:table-cell office:value-type="float" office:value="0.328125">
                <text:p>0.32812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646875">
                <text:p>0.646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74375">
                <text:p>0.74375</text:p>
              </table:table-cell>
              <table:table-cell office:value-type="float" office:value="0.375">
                <text:p>0.375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728125">
                <text:p>0.72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690625">
                <text:p>0.690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728125">
                <text:p>0.728125</text:p>
              </table:table-cell>
              <table:table-cell office:value-type="float" office:value="0.36875">
                <text:p>0.368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665625">
                <text:p>0.665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69375">
                <text:p>0.69375</text:p>
              </table:table-cell>
              <table:table-cell office:value-type="float" office:value="0.425">
                <text:p>0.425</text:p>
              </table:table-cell>
              <table:table-cell office:value-type="float" office:value="0.60625">
                <text:p>0.6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58125">
                <text:p>0.58125</text:p>
              </table:table-cell>
              <table:table-cell office:value-type="float" office:value="0.3875">
                <text:p>0.38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634375">
                <text:p>0.634375</text:p>
              </table:table-cell>
              <table:table-cell office:value-type="float" office:value="0.36875">
                <text:p>0.3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5625">
                <text:p>0.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34375">
                <text:p>0.5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696875">
                <text:p>0.69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7125">
                <text:p>0.7125</text:p>
              </table:table-cell>
              <table:table-cell office:value-type="float" office:value="0.3625">
                <text:p>0.36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709375">
                <text:p>0.709375</text:p>
              </table:table-cell>
              <table:table-cell office:value-type="float" office:value="0.35625">
                <text:p>0.35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665625">
                <text:p>0.665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678125">
                <text:p>0.678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771875">
                <text:p>0.771875</text:p>
              </table:table-cell>
              <table:table-cell office:value-type="float" office:value="0.375">
                <text:p>0.3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778125">
                <text:p>0.778125</text:p>
              </table:table-cell>
              <table:table-cell office:value-type="float" office:value="0.35625">
                <text:p>0.356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596875">
                <text:p>0.59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728125">
                <text:p>0.7281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68125">
                <text:p>0.68125</text:p>
              </table:table-cell>
              <table:table-cell office:value-type="float" office:value="0.409375">
                <text:p>0.409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696875">
                <text:p>0.696875</text:p>
              </table:table-cell>
              <table:table-cell office:value-type="float" office:value="0.33125">
                <text:p>0.331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609375">
                <text:p>0.60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659375">
                <text:p>0.659375</text:p>
              </table:table-cell>
              <table:table-cell office:value-type="float" office:value="0.40625">
                <text:p>0.40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6875">
                <text:p>0.6875</text:p>
              </table:table-cell>
              <table:table-cell office:value-type="float" office:value="0.4">
                <text:p>0.4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603125">
                <text:p>0.603125</text:p>
              </table:table-cell>
              <table:table-cell office:value-type="float" office:value="0.425">
                <text:p>0.42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6375">
                <text:p>0.6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825">
                <text:p>0.825</text:p>
              </table:table-cell>
              <table:table-cell office:value-type="float" office:value="0.36875">
                <text:p>0.3687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784375">
                <text:p>0.784375</text:p>
              </table:table-cell>
              <table:table-cell office:value-type="float" office:value="0.3875">
                <text:p>0.38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69375">
                <text:p>0.69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740625">
                <text:p>0.740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7875">
                <text:p>0.7875</text:p>
              </table:table-cell>
              <table:table-cell office:value-type="float" office:value="0.375">
                <text:p>0.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71875">
                <text:p>0.7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74375">
                <text:p>0.74375</text:p>
              </table:table-cell>
              <table:table-cell office:value-type="float" office:value="0.36875">
                <text:p>0.3687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70625">
                <text:p>0.70625</text:p>
              </table:table-cell>
              <table:table-cell office:value-type="float" office:value="0.3625">
                <text:p>0.362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70625">
                <text:p>0.70625</text:p>
              </table:table-cell>
              <table:table-cell office:value-type="float" office:value="0.35625">
                <text:p>0.3562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68125">
                <text:p>0.68125</text:p>
              </table:table-cell>
              <table:table-cell office:value-type="float" office:value="0.325">
                <text:p>0.3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759375">
                <text:p>0.759375</text:p>
              </table:table-cell>
              <table:table-cell office:value-type="float" office:value="0.3875">
                <text:p>0.3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84375">
                <text:p>0.84375</text:p>
              </table:table-cell>
              <table:table-cell office:value-type="float" office:value="0.375">
                <text:p>0.37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759375">
                <text:p>0.759375</text:p>
              </table:table-cell>
              <table:table-cell office:value-type="float" office:value="0.375">
                <text:p>0.3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73125">
                <text:p>0.73125</text:p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63125">
                <text:p>0.63125</text:p>
              </table:table-cell>
              <table:table-cell office:value-type="float" office:value="0.40625">
                <text:p>0.40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78125">
                <text:p>0.78125</text:p>
              </table:table-cell>
              <table:table-cell office:value-type="float" office:value="0.353125">
                <text:p>0.35312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73125">
                <text:p>0.73125</text:p>
              </table:table-cell>
              <table:table-cell office:value-type="float" office:value="0.36875">
                <text:p>0.3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696875">
                <text:p>0.696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61875">
                <text:p>0.618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65625">
                <text:p>0.6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703125">
                <text:p>0.703125</text:p>
              </table:table-cell>
              <table:table-cell office:value-type="float" office:value="0.34375">
                <text:p>0.343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65">
                <text:p>0.65</text:p>
              </table:table-cell>
              <table:table-cell office:value-type="float" office:value="0.371875">
                <text:p>0.371875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4" style:family="chart">
      <style:chart-properties style:rotation-angle="0"/>
      <style:text-properties fo:font-family="'DejaVu Math TeX Gyre'" style:font-style-name="Regular"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6" style:family="chart">
      <style:chart-properties style:rotation-angle="90"/>
      <style:text-properties fo:font-family="'DejaVu Math TeX Gyre'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634cm" xlink:href=".." xlink:type="simple" chart:class="chart:scatter" chart:style-name="ch1">
        <chart:plot-area chart:style-name="ch2" table:cell-range-address="stats.A2:stats.A154 stats.D1:stats.D154" chart:data-source-has-labels="row" svg:x="0.825cm" svg:y="0.16cm" svg:width="14.844cm" svg:height="7.811cm">
          <chartooo:coordinate-region svg:x="2.029cm" svg:y="0.334cm" svg:width="13.64cm" svg:height="7.043cm"/>
          <chart:axis chart:dimension="x" chart:name="primary-x" chart:style-name="ch3">
            <chart:title svg:x="7.624cm" svg:y="7.971cm" chart:style-name="ch4">
              <text:p>epochs</text:p>
            </chart:title>
          </chart:axis>
          <chart:axis chart:dimension="y" chart:name="primary-y" chart:style-name="ch5">
            <chart:title svg:x="0.192cm" svg:y="5.774cm" chart:style-name="ch6">
              <text:p>average gradient</text:p>
            </chart:title>
            <chart:grid chart:style-name="ch7" chart:class="major"/>
          </chart:axis>
          <chart:series chart:style-name="ch8" chart:values-cell-range-address="stats.D2:stats.D154" chart:label-cell-address="stats.D1:stats.D1" chart:class="chart:scatter">
            <chart:domain table:cell-range-address="stats.A2:stats.A154"/>
            <chart:data-point chart:repeated="1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m_grad</text:p>
                <draw:g>
                  <svg:desc>stats.D1:sta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154</svg:desc>
                </draw:g>
              </table:table-cell>
              <table:table-cell office:value-type="float" office:value="0.00013423546510012">
                <text:p>0.00013423546510012</text:p>
                <draw:g>
                  <svg:desc>stats.D2:stats.D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0022074568523749">
                <text:p>0.000220745685237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00014733563419895">
                <text:p>0.00014733563419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15653402369935">
                <text:p>0.00015653402369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031687883254108">
                <text:p>0.00031687883254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00060385806682461">
                <text:p>0.00060385806682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019002682347491">
                <text:p>0.00019002682347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029554519624071">
                <text:p>0.00029554519624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025091415845964">
                <text:p>0.00025091415845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001351031831291">
                <text:p>0.000135103183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00013730025766563">
                <text:p>0.00013730025766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00013049700082775">
                <text:p>0.00013049700082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00031802879311726">
                <text:p>0.00031802879311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0011197058658581">
                <text:p>0.001119705865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0026503916204092">
                <text:p>0.0026503916204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003900079781306">
                <text:p>0.003900079781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0044712778355461">
                <text:p>0.0044712778355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0029037266154774">
                <text:p>0.0029037266154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0022506731795147">
                <text:p>0.0022506731795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0024781841551885">
                <text:p>0.0024781841551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033029064885341">
                <text:p>0.0033029064885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0033386973489542">
                <text:p>0.0033386973489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005206835444551">
                <text:p>0.005206835444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33675355196465">
                <text:p>0.0033675355196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004028855857905">
                <text:p>0.004028855857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0046310673700646">
                <text:p>0.0046310673700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0052602086099796">
                <text:p>0.0052602086099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00534039568156">
                <text:p>0.00534039568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0053726874815766">
                <text:p>0.0053726874815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005934588087257">
                <text:p>0.005934588087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0059573150647338">
                <text:p>0.0059573150647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0049856351688504">
                <text:p>0.0049856351688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0048278304049745">
                <text:p>0.0048278304049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0046737991448026">
                <text:p>0.0046737991448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0045690249186009">
                <text:p>0.0045690249186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0038022366352379">
                <text:p>0.0038022366352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0034935851668706">
                <text:p>0.0034935851668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0022329814441036">
                <text:p>0.0022329814441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0014759718753339">
                <text:p>0.0014759718753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0011568576035643">
                <text:p>0.0011568576035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00093999518030614">
                <text:p>0.00093999518030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00081713780982682">
                <text:p>0.00081713780982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00064324607446906">
                <text:p>0.00064324607446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00050186282605864">
                <text:p>0.000501862826058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00078984727042553">
                <text:p>0.00078984727042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00060796766138083">
                <text:p>0.00060796766138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0002988883225953">
                <text:p>0.0002988883225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00035853738386322">
                <text:p>0.00035853738386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0009711355363379">
                <text:p>0.0009711355363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00048290076865669">
                <text:p>0.00048290076865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00028369754236337">
                <text:p>0.00028369754236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00046600623311406">
                <text:p>0.00046600623311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00061585692731114">
                <text:p>0.00061585692731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00030963347871875">
                <text:p>0.000309633478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00035140634836353">
                <text:p>0.000351406348363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00038255491726886">
                <text:p>0.00038255491726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00014221600486053">
                <text:p>0.00014221600486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00028256195964786">
                <text:p>0.00028256195964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00027594073603723">
                <text:p>0.00027594073603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00026536528512224">
                <text:p>0.00026536528512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00046908599874769">
                <text:p>0.00046908599874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00038989919432879">
                <text:p>0.000389899194328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00071810492117947">
                <text:p>0.00071810492117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00042721993836494">
                <text:p>0.00042721993836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00018606057610668">
                <text:p>0.000186060576106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00019059131841459">
                <text:p>0.00019059131841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00020585014626704">
                <text:p>0.00020585014626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00030885706823938">
                <text:p>0.00030885706823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00022501804332933">
                <text:p>0.00022501804332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00025730855624033">
                <text:p>0.00025730855624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00034374396515204">
                <text:p>0.0003437439651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00046822694757793">
                <text:p>0.00046822694757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00038562672539229">
                <text:p>0.000385626725392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00051745844605193">
                <text:p>0.000517458446051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00045249987774127">
                <text:p>0.00045249987774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00034422637317562">
                <text:p>0.0003442263731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00015652430457749">
                <text:p>0.00015652430457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00012238790246784">
                <text:p>0.00012238790246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000049444607998339">
                <text:p>0.0000494446079983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00030116784280381">
                <text:p>0.000301167842803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00023426966332636">
                <text:p>0.00023426966332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00016853308461577">
                <text:p>0.000168533084615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00019156628719657">
                <text:p>0.00019156628719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00011665824204101">
                <text:p>0.00011665824204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00028734738666572">
                <text:p>0.00028734738666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000068509741288381">
                <text:p>0.000068509741288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00025854792647806">
                <text:p>0.00025854792647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0001653496744666">
                <text:p>0.00016534967446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0002294962763699">
                <text:p>0.0002294962763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00010889594107084">
                <text:p>0.00010889594107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00038433259612702">
                <text:p>0.00038433259612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00015181697185653">
                <text:p>0.000151816971856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00017645447258019">
                <text:p>0.00017645447258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000059208850507275">
                <text:p>0.000059208850507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00036211258230878">
                <text:p>0.000362112582308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00020606943477333">
                <text:p>0.00020606943477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00029165808516609">
                <text:p>0.00029165808516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00024924135902893">
                <text:p>0.000249241359028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00014273989357889">
                <text:p>0.00014273989357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00026988375743713">
                <text:p>0.00026988375743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00024019757867109">
                <text:p>0.000240197578671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00022209178969206">
                <text:p>0.00022209178969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00031699757851129">
                <text:p>0.000316997578511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00019728970339656">
                <text:p>0.00019728970339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00012839011567394">
                <text:p>0.000128390115673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00037179462113954">
                <text:p>0.000371794621139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0002138066271641">
                <text:p>0.00021380662716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00020866784761893">
                <text:p>0.000208667847618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00027576847004411">
                <text:p>0.00027576847004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00018406612555282">
                <text:p>0.000184066125552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00034256461359519">
                <text:p>0.00034256461359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00030009593957629">
                <text:p>0.000300095939576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00011340501529276">
                <text:p>0.000113405015292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00039081513367591">
                <text:p>0.000390815133675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00015279178668379">
                <text:p>0.000152791786683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00020221538914029">
                <text:p>0.000202215389140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00025028336061723">
                <text:p>0.00025028336061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000077329455172048">
                <text:p>0.000077329455172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00051022372298348">
                <text:p>0.00051022372298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00030534155223449">
                <text:p>0.00030534155223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00032177363411847">
                <text:p>0.00032177363411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00015851292050684">
                <text:p>0.00015851292050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000056924996636099">
                <text:p>0.0000569249966360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00043806545172629">
                <text:p>0.00043806545172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00010778024307001">
                <text:p>0.00010778024307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00016066306311586">
                <text:p>0.00016066306311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00029960704773657">
                <text:p>0.00029960704773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00029793485649634">
                <text:p>0.000297934856496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00054259416820059">
                <text:p>0.0005425941682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00015758866738906">
                <text:p>0.00015758866738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00040240061874783">
                <text:p>0.000402400618747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00011462643674349">
                <text:p>0.000114626436743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0002724373305">
                <text:p>0.0002724373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00010846129119955">
                <text:p>0.00010846129119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00041734481643516">
                <text:p>0.000417344816435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000048919691448646">
                <text:p>0.000048919691448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00024827643094341">
                <text:p>0.000248276430943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00033141795953497">
                <text:p>0.000331417959534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00017768376316667">
                <text:p>0.0001776837631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00045687437557262">
                <text:p>0.00045687437557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00033916607956144">
                <text:p>0.00033916607956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00015415536024648">
                <text:p>0.00015415536024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00015327908854488">
                <text:p>0.000153279088544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00012399541369632">
                <text:p>0.00012399541369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00030862409880683">
                <text:p>0.000308624098806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00031594928433378">
                <text:p>0.00031594928433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000090376865159669">
                <text:p>0.000090376865159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00024173331676138">
                <text:p>0.00024173331676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000095482643246214">
                <text:p>0.0000954826432462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00031863505653291">
                <text:p>0.000318635056532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00020364796334889">
                <text:p>0.000203647963348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00023770385864736">
                <text:p>0.00023770385864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00023022092689189">
                <text:p>0.00023022092689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Math TeX Gyre'" style:font-style-name="Regular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DejaVu Math TeX Gyre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DejaVu Math TeX Gyre'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8cm" svg:height="11.051cm" xlink:href=".." xlink:type="simple" chart:class="chart:scatter" chart:style-name="ch1">
        <chart:legend svg:x="10.939cm" svg:y="9.307cm" style:legend-expansion="custom" chartooo:width="4.92cm" chartooo:height="1.428cm" style:legend-expansion-aspect-ratio="3.4453781512605" chart:style-name="ch2"/>
        <chart:plot-area chart:style-name="ch3" table:cell-range-address="stats.A2:stats.A154 stats.F1:stats.H154" chart:data-source-has-labels="row" svg:x="1.116cm" svg:y="0.245cm" svg:width="14.554cm" svg:height="8.905cm">
          <chartooo:coordinate-region svg:x="1.896cm" svg:y="0.418cm" svg:width="13.774cm" svg:height="8.138cm"/>
          <chart:axis chart:dimension="x" chart:name="primary-x" chart:style-name="ch4"/>
          <chart:axis chart:dimension="y" chart:name="primary-y" chart:style-name="ch5">
            <chart:title svg:x="0.289cm" svg:y="6.686cm" chart:style-name="ch6">
              <text:p>performance on test set</text:p>
            </chart:title>
            <chart:grid chart:style-name="ch7" chart:class="major"/>
          </chart:axis>
          <chart:series chart:style-name="ch8" chart:values-cell-range-address="stats.F2:stats.F154" chart:label-cell-address="stats.F1:stats.F1" chart:class="chart:scatter">
            <chart:domain table:cell-range-address="stats.A2:stats.A154"/>
            <chart:data-point chart:repeated="153"/>
          </chart:series>
          <chart:series chart:style-name="ch9" chart:values-cell-range-address="stats.G2:stats.G154" chart:label-cell-address="stats.G1:stats.G1" chart:class="chart:scatter">
            <chart:data-point chart:repeated="153"/>
          </chart:series>
          <chart:series chart:style-name="ch10" chart:values-cell-range-address="stats.H2:stats.H154" chart:label-cell-address="stats.H1:stats.H1" chart:class="chart:scatter">
            <chart:data-point chart:repeated="153"/>
          </chart:series>
          <chart:wall chart:style-name="ch11"/>
          <chart:floor chart:style-name="ch12"/>
        </chart:plot-area>
        <draw:frame draw:style-name="gr1" draw:text-style-name="P1" svg:width="1.289cm" svg:height="0.51cm" svg:x="7.257cm" svg:y="9.673cm">
          <draw:image xlink:href="Pictures/20000010000004E7000001FEA51484F8B28431AC.svm" xlink:type="simple" xlink:show="embed" xlink:actuate="onLoad">
            <text:p/>
          </draw:image>
          <draw:image xlink:href="Pictures/100002000000002F000000134FD62BA213383DA5.png" xlink:type="simple" xlink:show="embed" xlink:actuate="onLoad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arned Strategy</text:p>
                <draw:g>
                  <svg:desc>stats.F1:stats.F1</svg:desc>
                </draw:g>
              </table:table-cell>
              <table:table-cell office:value-type="string">
                <text:p>Naive Strategy</text:p>
                <draw:g>
                  <svg:desc>stats.G1:stats.G1</svg:desc>
                </draw:g>
              </table:table-cell>
              <table:table-cell office:value-type="string">
                <text:p>Strategy without 4</text:p>
                <draw:g>
                  <svg:desc>stats.H1:sta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tats.A2:stats.A154</svg:desc>
                </draw:g>
              </table:table-cell>
              <table:table-cell office:value-type="float" office:value="0.153125">
                <text:p>0.153125</text:p>
                <draw:g>
                  <svg:desc>stats.F2:stats.F154</svg:desc>
                </draw:g>
              </table:table-cell>
              <table:table-cell office:value-type="float" office:value="0.35">
                <text:p>0.35</text:p>
                <draw:g>
                  <svg:desc>stats.G2:stats.G154</svg:desc>
                </draw:g>
              </table:table-cell>
              <table:table-cell office:value-type="float" office:value="0.590625">
                <text:p>0.590625</text:p>
                <draw:g>
                  <svg:desc>stats.H2:stats.H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25625">
                <text:p>0.2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6875">
                <text:p>0.26875</text:p>
              </table:table-cell>
              <table:table-cell office:value-type="float" office:value="0.3625">
                <text:p>0.362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28125">
                <text:p>0.22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178125">
                <text:p>0.178125</text:p>
              </table:table-cell>
              <table:table-cell office:value-type="float" office:value="0.33125">
                <text:p>0.3312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25625">
                <text:p>0.25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296875">
                <text:p>0.2968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365625">
                <text:p>0.365625</text:p>
              </table:table-cell>
              <table:table-cell office:value-type="float" office:value="0.459375">
                <text:p>0.459375</text:p>
              </table:table-cell>
              <table:table-cell office:value-type="float" office:value="0.634375">
                <text:p>0.6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3125">
                <text:p>0.3125</text:p>
              </table:table-cell>
              <table:table-cell office:value-type="float" office:value="0.35">
                <text:p>0.3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3375">
                <text:p>0.3375</text:p>
              </table:table-cell>
              <table:table-cell office:value-type="float" office:value="0.38125">
                <text:p>0.3812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.246875">
                <text:p>0.246875</text:p>
              </table:table-cell>
              <table:table-cell office:value-type="float" office:value="0.328125">
                <text:p>0.3281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.2625">
                <text:p>0.2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271875">
                <text:p>0.271875</text:p>
              </table:table-cell>
              <table:table-cell office:value-type="float" office:value="0.35625">
                <text:p>0.356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2625">
                <text:p>0.2625</text:p>
              </table:table-cell>
              <table:table-cell office:value-type="float" office:value="0.334375">
                <text:p>0.3343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275">
                <text:p>0.275</text:p>
              </table:table-cell>
              <table:table-cell office:value-type="float" office:value="0.340625">
                <text:p>0.34062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3625">
                <text:p>0.3625</text:p>
              </table:table-cell>
              <table:table-cell office:value-type="float" office:value="0.3625">
                <text:p>0.3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575">
                <text:p>0.575</text:p>
              </table:table-cell>
              <table:table-cell office:value-type="float" office:value="0.4125">
                <text:p>0.4125</text:p>
              </table:table-cell>
              <table:table-cell office:value-type="float" office:value="0.615625">
                <text:p>0.61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50625">
                <text:p>0.50625</text:p>
              </table:table-cell>
              <table:table-cell office:value-type="float" office:value="0.3625">
                <text:p>0.36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459375">
                <text:p>0.459375</text:p>
              </table:table-cell>
              <table:table-cell office:value-type="float" office:value="0.35625">
                <text:p>0.3562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478125">
                <text:p>0.478125</text:p>
              </table:table-cell>
              <table:table-cell office:value-type="float" office:value="0.340625">
                <text:p>0.3406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46875">
                <text:p>0.46875</text:p>
              </table:table-cell>
              <table:table-cell office:value-type="float" office:value="0.36875">
                <text:p>0.3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49375">
                <text:p>0.49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459375">
                <text:p>0.459375</text:p>
              </table:table-cell>
              <table:table-cell office:value-type="float" office:value="0.39375">
                <text:p>0.39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496875">
                <text:p>0.496875</text:p>
              </table:table-cell>
              <table:table-cell office:value-type="float" office:value="0.340625">
                <text:p>0.340625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.48125">
                <text:p>0.48125</text:p>
              </table:table-cell>
              <table:table-cell office:value-type="float" office:value="0.35625">
                <text:p>0.3562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.440625">
                <text:p>0.440625</text:p>
              </table:table-cell>
              <table:table-cell office:value-type="float" office:value="0.35625">
                <text:p>0.356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.428125">
                <text:p>0.428125</text:p>
              </table:table-cell>
              <table:table-cell office:value-type="float" office:value="0.35">
                <text:p>0.3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5875">
                <text:p>0.5875</text:p>
              </table:table-cell>
              <table:table-cell office:value-type="float" office:value="0.425">
                <text:p>0.425</text:p>
              </table:table-cell>
              <table:table-cell office:value-type="float" office:value="0.596875">
                <text:p>0.596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475">
                <text:p>0.475</text:p>
              </table:table-cell>
              <table:table-cell office:value-type="float" office:value="0.3875">
                <text:p>0.387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509375">
                <text:p>0.50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58125">
                <text:p>0.58125</text:p>
              </table:table-cell>
              <table:table-cell office:value-type="float" office:value="0.38125">
                <text:p>0.38125</text:p>
              </table:table-cell>
              <table:table-cell office:value-type="float" office:value="0.528125">
                <text:p>0.52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596875">
                <text:p>0.596875</text:p>
              </table:table-cell>
              <table:table-cell office:value-type="float" office:value="0.390625">
                <text:p>0.390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.54375">
                <text:p>0.54375</text:p>
              </table:table-cell>
              <table:table-cell office:value-type="float" office:value="0.38125">
                <text:p>0.3812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6">
                <text:p>0.6</text:p>
              </table:table-cell>
              <table:table-cell office:value-type="float" office:value="0.38125">
                <text:p>0.381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609375">
                <text:p>0.609375</text:p>
              </table:table-cell>
              <table:table-cell office:value-type="float" office:value="0.3875">
                <text:p>0.387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671875">
                <text:p>0.671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646875">
                <text:p>0.646875</text:p>
              </table:table-cell>
              <table:table-cell office:value-type="float" office:value="0.346875">
                <text:p>0.3468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628125">
                <text:p>0.628125</text:p>
              </table:table-cell>
              <table:table-cell office:value-type="float" office:value="0.340625">
                <text:p>0.34062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703125">
                <text:p>0.703125</text:p>
              </table:table-cell>
              <table:table-cell office:value-type="float" office:value="0.36875">
                <text:p>0.368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71875">
                <text:p>0.71875</text:p>
              </table:table-cell>
              <table:table-cell office:value-type="float" office:value="0.3875">
                <text:p>0.3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715625">
                <text:p>0.71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634375">
                <text:p>0.63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640625">
                <text:p>0.640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659375">
                <text:p>0.659375</text:p>
              </table:table-cell>
              <table:table-cell office:value-type="float" office:value="0.409375">
                <text:p>0.409375</text:p>
              </table:table-cell>
              <table:table-cell office:value-type="float" office:value="0.659375">
                <text:p>0.65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596875">
                <text:p>0.596875</text:p>
              </table:table-cell>
              <table:table-cell office:value-type="float" office:value="0.4">
                <text:p>0.4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60625">
                <text:p>0.60625</text:p>
              </table:table-cell>
              <table:table-cell office:value-type="float" office:value="0.428125">
                <text:p>0.428125</text:p>
              </table:table-cell>
              <table:table-cell office:value-type="float" office:value="0.615625">
                <text:p>0.61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584375">
                <text:p>0.58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603125">
                <text:p>0.603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60625">
                <text:p>0.60625</text:p>
              </table:table-cell>
              <table:table-cell office:value-type="float" office:value="0.3625">
                <text:p>0.3625</text:p>
              </table:table-cell>
              <table:table-cell office:value-type="float" office:value="0.534375">
                <text:p>0.534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678125">
                <text:p>0.67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">
                <text:p>1020</text:p>
              </table:table-cell>
              <table:table-cell office:value-type="float" office:value="0.5875">
                <text:p>0.5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">
                <text:p>1040</text:p>
              </table:table-cell>
              <table:table-cell office:value-type="float" office:value="0.60625">
                <text:p>0.60625</text:p>
              </table:table-cell>
              <table:table-cell office:value-type="float" office:value="0.4">
                <text:p>0.4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">
                <text:p>1060</text:p>
              </table:table-cell>
              <table:table-cell office:value-type="float" office:value="0.5125">
                <text:p>0.5125</text:p>
              </table:table-cell>
              <table:table-cell office:value-type="float" office:value="0.315625">
                <text:p>0.31562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">
                <text:p>1080</text:p>
              </table:table-cell>
              <table:table-cell office:value-type="float" office:value="0.60625">
                <text:p>0.60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">
                <text:p>1100</text:p>
              </table:table-cell>
              <table:table-cell office:value-type="float" office:value="0.54375">
                <text:p>0.54375</text:p>
              </table:table-cell>
              <table:table-cell office:value-type="float" office:value="0.325">
                <text:p>0.32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">
                <text:p>1120</text:p>
              </table:table-cell>
              <table:table-cell office:value-type="float" office:value="0.609375">
                <text:p>0.6093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  <table:table-cell office:value-type="float" office:value="0.6">
                <text:p>0.6</text:p>
              </table:table-cell>
              <table:table-cell office:value-type="float" office:value="0.396875">
                <text:p>0.39687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">
                <text:p>1160</text:p>
              </table:table-cell>
              <table:table-cell office:value-type="float" office:value="0.646875">
                <text:p>0.646875</text:p>
              </table:table-cell>
              <table:table-cell office:value-type="float" office:value="0.340625">
                <text:p>0.340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">
                <text:p>1180</text:p>
              </table:table-cell>
              <table:table-cell office:value-type="float" office:value="0.5625">
                <text:p>0.5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0.6">
                <text:p>0.6</text:p>
              </table:table-cell>
              <table:table-cell office:value-type="float" office:value="0.35625">
                <text:p>0.35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">
                <text:p>1220</text:p>
              </table:table-cell>
              <table:table-cell office:value-type="float" office:value="0.646875">
                <text:p>0.646875</text:p>
              </table:table-cell>
              <table:table-cell office:value-type="float" office:value="0.353125">
                <text:p>0.353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  <table:table-cell office:value-type="float" office:value="0.58125">
                <text:p>0.5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">
                <text:p>1260</text:p>
              </table:table-cell>
              <table:table-cell office:value-type="float" office:value="0.73125">
                <text:p>0.73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">
                <text:p>1280</text:p>
              </table:table-cell>
              <table:table-cell office:value-type="float" office:value="0.634375">
                <text:p>0.634375</text:p>
              </table:table-cell>
              <table:table-cell office:value-type="float" office:value="0.309375">
                <text:p>0.30937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">
                <text:p>1300</text:p>
              </table:table-cell>
              <table:table-cell office:value-type="float" office:value="0.7125">
                <text:p>0.7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">
                <text:p>1320</text:p>
              </table:table-cell>
              <table:table-cell office:value-type="float" office:value="0.66875">
                <text:p>0.66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">
                <text:p>1340</text:p>
              </table:table-cell>
              <table:table-cell office:value-type="float" office:value="0.55">
                <text:p>0.55</text:p>
              </table:table-cell>
              <table:table-cell office:value-type="float" office:value="0.35625">
                <text:p>0.3562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">
                <text:p>1360</text:p>
              </table:table-cell>
              <table:table-cell office:value-type="float" office:value="0.575">
                <text:p>0.5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">
                <text:p>1380</text:p>
              </table:table-cell>
              <table:table-cell office:value-type="float" office:value="0.56875">
                <text:p>0.56875</text:p>
              </table:table-cell>
              <table:table-cell office:value-type="float" office:value="0.365625">
                <text:p>0.36562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">
                <text:p>1400</text:p>
              </table:table-cell>
              <table:table-cell office:value-type="float" office:value="0.584375">
                <text:p>0.584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">
                <text:p>1420</text:p>
              </table:table-cell>
              <table:table-cell office:value-type="float" office:value="0.584375">
                <text:p>0.584375</text:p>
              </table:table-cell>
              <table:table-cell office:value-type="float" office:value="0.35625">
                <text:p>0.3562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0.6125">
                <text:p>0.6125</text:p>
              </table:table-cell>
              <table:table-cell office:value-type="float" office:value="0.39375">
                <text:p>0.39375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">
                <text:p>1460</text:p>
              </table:table-cell>
              <table:table-cell office:value-type="float" office:value="0.74375">
                <text:p>0.74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">
                <text:p>1480</text:p>
              </table:table-cell>
              <table:table-cell office:value-type="float" office:value="0.65625">
                <text:p>0.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0.571875">
                <text:p>0.571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">
                <text:p>1520</text:p>
              </table:table-cell>
              <table:table-cell office:value-type="float" office:value="0.66875">
                <text:p>0.66875</text:p>
              </table:table-cell>
              <table:table-cell office:value-type="float" office:value="0.35625">
                <text:p>0.35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">
                <text:p>1540</text:p>
              </table:table-cell>
              <table:table-cell office:value-type="float" office:value="0.684375">
                <text:p>0.6843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0.60625">
                <text:p>0.606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">
                <text:p>1580</text:p>
              </table:table-cell>
              <table:table-cell office:value-type="float" office:value="0.603125">
                <text:p>0.603125</text:p>
              </table:table-cell>
              <table:table-cell office:value-type="float" office:value="0.40625">
                <text:p>0.40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">
                <text:p>1600</text:p>
              </table:table-cell>
              <table:table-cell office:value-type="float" office:value="0.653125">
                <text:p>0.653125</text:p>
              </table:table-cell>
              <table:table-cell office:value-type="float" office:value="0.425">
                <text:p>0.42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">
                <text:p>1620</text:p>
              </table:table-cell>
              <table:table-cell office:value-type="float" office:value="0.546875">
                <text:p>0.546875</text:p>
              </table:table-cell>
              <table:table-cell office:value-type="float" office:value="0.384375">
                <text:p>0.384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">
                <text:p>1640</text:p>
              </table:table-cell>
              <table:table-cell office:value-type="float" office:value="0.615625">
                <text:p>0.615625</text:p>
              </table:table-cell>
              <table:table-cell office:value-type="float" office:value="0.39375">
                <text:p>0.39375</text:p>
              </table:table-cell>
              <table:table-cell office:value-type="float" office:value="0.56875">
                <text:p>0.5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">
                <text:p>1660</text:p>
              </table:table-cell>
              <table:table-cell office:value-type="float" office:value="0.665625">
                <text:p>0.665625</text:p>
              </table:table-cell>
              <table:table-cell office:value-type="float" office:value="0.378125">
                <text:p>0.37812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">
                <text:p>1680</text:p>
              </table:table-cell>
              <table:table-cell office:value-type="float" office:value="0.621875">
                <text:p>0.621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1875">
                <text:p>0.5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">
                <text:p>1700</text:p>
              </table:table-cell>
              <table:table-cell office:value-type="float" office:value="0.58125">
                <text:p>0.58125</text:p>
              </table:table-cell>
              <table:table-cell office:value-type="float" office:value="0.359375">
                <text:p>0.359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">
                <text:p>1720</text:p>
              </table:table-cell>
              <table:table-cell office:value-type="float" office:value="0.596875">
                <text:p>0.596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">
                <text:p>1740</text:p>
              </table:table-cell>
              <table:table-cell office:value-type="float" office:value="0.584375">
                <text:p>0.584375</text:p>
              </table:table-cell>
              <table:table-cell office:value-type="float" office:value="0.41875">
                <text:p>0.418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">
                <text:p>1760</text:p>
              </table:table-cell>
              <table:table-cell office:value-type="float" office:value="0.675">
                <text:p>0.675</text:p>
              </table:table-cell>
              <table:table-cell office:value-type="float" office:value="0.303125">
                <text:p>0.30312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">
                <text:p>1780</text:p>
              </table:table-cell>
              <table:table-cell office:value-type="float" office:value="0.775">
                <text:p>0.775</text:p>
              </table:table-cell>
              <table:table-cell office:value-type="float" office:value="0.396875">
                <text:p>0.396875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0.7875">
                <text:p>0.7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">
                <text:p>1820</text:p>
              </table:table-cell>
              <table:table-cell office:value-type="float" office:value="0.603125">
                <text:p>0.603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">
                <text:p>1840</text:p>
              </table:table-cell>
              <table:table-cell office:value-type="float" office:value="0.59375">
                <text:p>0.59375</text:p>
              </table:table-cell>
              <table:table-cell office:value-type="float" office:value="0.35625">
                <text:p>0.35625</text:p>
              </table:table-cell>
              <table:table-cell office:value-type="float" office:value="0.509375">
                <text:p>0.50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">
                <text:p>1860</text:p>
              </table:table-cell>
              <table:table-cell office:value-type="float" office:value="0.628125">
                <text:p>0.628125</text:p>
              </table:table-cell>
              <table:table-cell office:value-type="float" office:value="0.375">
                <text:p>0.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">
                <text:p>1880</text:p>
              </table:table-cell>
              <table:table-cell office:value-type="float" office:value="0.784375">
                <text:p>0.784375</text:p>
              </table:table-cell>
              <table:table-cell office:value-type="float" office:value="0.375">
                <text:p>0.3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">
                <text:p>1900</text:p>
              </table:table-cell>
              <table:table-cell office:value-type="float" office:value="0.740625">
                <text:p>0.7406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">
                <text:p>1920</text:p>
              </table:table-cell>
              <table:table-cell office:value-type="float" office:value="0.7125">
                <text:p>0.7125</text:p>
              </table:table-cell>
              <table:table-cell office:value-type="float" office:value="0.39375">
                <text:p>0.3937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">
                <text:p>1940</text:p>
              </table:table-cell>
              <table:table-cell office:value-type="float" office:value="0.7125">
                <text:p>0.7125</text:p>
              </table:table-cell>
              <table:table-cell office:value-type="float" office:value="0.384375">
                <text:p>0.38437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">
                <text:p>1960</text:p>
              </table:table-cell>
              <table:table-cell office:value-type="float" office:value="0.71875">
                <text:p>0.71875</text:p>
              </table:table-cell>
              <table:table-cell office:value-type="float" office:value="0.35">
                <text:p>0.3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">
                <text:p>1980</text:p>
              </table:table-cell>
              <table:table-cell office:value-type="float" office:value="0.675">
                <text:p>0.675</text:p>
              </table:table-cell>
              <table:table-cell office:value-type="float" office:value="0.403125">
                <text:p>0.403125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  <table:table-cell office:value-type="float" office:value="0.78125">
                <text:p>0.781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">
                <text:p>2020</text:p>
              </table:table-cell>
              <table:table-cell office:value-type="float" office:value="0.59375">
                <text:p>0.59375</text:p>
              </table:table-cell>
              <table:table-cell office:value-type="float" office:value="0.40625">
                <text:p>0.406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">
                <text:p>2040</text:p>
              </table:table-cell>
              <table:table-cell office:value-type="float" office:value="0.696875">
                <text:p>0.696875</text:p>
              </table:table-cell>
              <table:table-cell office:value-type="float" office:value="0.34375">
                <text:p>0.3437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">
                <text:p>2060</text:p>
              </table:table-cell>
              <table:table-cell office:value-type="float" office:value="0.66875">
                <text:p>0.66875</text:p>
              </table:table-cell>
              <table:table-cell office:value-type="float" office:value="0.4125">
                <text:p>0.4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">
                <text:p>2080</text:p>
              </table:table-cell>
              <table:table-cell office:value-type="float" office:value="0.65625">
                <text:p>0.65625</text:p>
              </table:table-cell>
              <table:table-cell office:value-type="float" office:value="0.353125">
                <text:p>0.3531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">
                <text:p>2100</text:p>
              </table:table-cell>
              <table:table-cell office:value-type="float" office:value="0.715625">
                <text:p>0.715625</text:p>
              </table:table-cell>
              <table:table-cell office:value-type="float" office:value="0.328125">
                <text:p>0.32812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">
                <text:p>2120</text:p>
              </table:table-cell>
              <table:table-cell office:value-type="float" office:value="0.646875">
                <text:p>0.646875</text:p>
              </table:table-cell>
              <table:table-cell office:value-type="float" office:value="0.378125">
                <text:p>0.378125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">
                <text:p>2140</text:p>
              </table:table-cell>
              <table:table-cell office:value-type="float" office:value="0.74375">
                <text:p>0.74375</text:p>
              </table:table-cell>
              <table:table-cell office:value-type="float" office:value="0.375">
                <text:p>0.375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">
                <text:p>2160</text:p>
              </table:table-cell>
              <table:table-cell office:value-type="float" office:value="0.728125">
                <text:p>0.7281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">
                <text:p>2180</text:p>
              </table:table-cell>
              <table:table-cell office:value-type="float" office:value="0.690625">
                <text:p>0.690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">
                <text:p>2200</text:p>
              </table:table-cell>
              <table:table-cell office:value-type="float" office:value="0.728125">
                <text:p>0.728125</text:p>
              </table:table-cell>
              <table:table-cell office:value-type="float" office:value="0.36875">
                <text:p>0.36875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">
                <text:p>2220</text:p>
              </table:table-cell>
              <table:table-cell office:value-type="float" office:value="0.665625">
                <text:p>0.665625</text:p>
              </table:table-cell>
              <table:table-cell office:value-type="float" office:value="0.390625">
                <text:p>0.390625</text:p>
              </table:table-cell>
              <table:table-cell office:value-type="float" office:value="0.571875">
                <text:p>0.57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">
                <text:p>2240</text:p>
              </table:table-cell>
              <table:table-cell office:value-type="float" office:value="0.69375">
                <text:p>0.69375</text:p>
              </table:table-cell>
              <table:table-cell office:value-type="float" office:value="0.425">
                <text:p>0.425</text:p>
              </table:table-cell>
              <table:table-cell office:value-type="float" office:value="0.60625">
                <text:p>0.6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">
                <text:p>2260</text:p>
              </table:table-cell>
              <table:table-cell office:value-type="float" office:value="0.58125">
                <text:p>0.58125</text:p>
              </table:table-cell>
              <table:table-cell office:value-type="float" office:value="0.3875">
                <text:p>0.38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">
                <text:p>2280</text:p>
              </table:table-cell>
              <table:table-cell office:value-type="float" office:value="0.634375">
                <text:p>0.634375</text:p>
              </table:table-cell>
              <table:table-cell office:value-type="float" office:value="0.36875">
                <text:p>0.3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">
                <text:p>2300</text:p>
              </table:table-cell>
              <table:table-cell office:value-type="float" office:value="0.5625">
                <text:p>0.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534375">
                <text:p>0.53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">
                <text:p>2320</text:p>
              </table:table-cell>
              <table:table-cell office:value-type="float" office:value="0.696875">
                <text:p>0.69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">
                <text:p>2340</text:p>
              </table:table-cell>
              <table:table-cell office:value-type="float" office:value="0.7125">
                <text:p>0.7125</text:p>
              </table:table-cell>
              <table:table-cell office:value-type="float" office:value="0.3625">
                <text:p>0.36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">
                <text:p>2360</text:p>
              </table:table-cell>
              <table:table-cell office:value-type="float" office:value="0.709375">
                <text:p>0.709375</text:p>
              </table:table-cell>
              <table:table-cell office:value-type="float" office:value="0.35625">
                <text:p>0.35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">
                <text:p>2380</text:p>
              </table:table-cell>
              <table:table-cell office:value-type="float" office:value="0.665625">
                <text:p>0.6656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">
                <text:p>2400</text:p>
              </table:table-cell>
              <table:table-cell office:value-type="float" office:value="0.678125">
                <text:p>0.678125</text:p>
              </table:table-cell>
              <table:table-cell office:value-type="float" office:value="0.346875">
                <text:p>0.34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">
                <text:p>2420</text:p>
              </table:table-cell>
              <table:table-cell office:value-type="float" office:value="0.771875">
                <text:p>0.771875</text:p>
              </table:table-cell>
              <table:table-cell office:value-type="float" office:value="0.375">
                <text:p>0.3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">
                <text:p>2440</text:p>
              </table:table-cell>
              <table:table-cell office:value-type="float" office:value="0.778125">
                <text:p>0.778125</text:p>
              </table:table-cell>
              <table:table-cell office:value-type="float" office:value="0.35625">
                <text:p>0.3562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">
                <text:p>2460</text:p>
              </table:table-cell>
              <table:table-cell office:value-type="float" office:value="0.596875">
                <text:p>0.596875</text:p>
              </table:table-cell>
              <table:table-cell office:value-type="float" office:value="0.403125">
                <text:p>0.403125</text:p>
              </table:table-cell>
              <table:table-cell office:value-type="float" office:value="0.5875">
                <text:p>0.5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">
                <text:p>2480</text:p>
              </table:table-cell>
              <table:table-cell office:value-type="float" office:value="0.728125">
                <text:p>0.728125</text:p>
              </table:table-cell>
              <table:table-cell office:value-type="float" office:value="0.371875">
                <text:p>0.37187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">
                <text:p>2500</text:p>
              </table:table-cell>
              <table:table-cell office:value-type="float" office:value="0.68125">
                <text:p>0.68125</text:p>
              </table:table-cell>
              <table:table-cell office:value-type="float" office:value="0.409375">
                <text:p>0.409375</text:p>
              </table:table-cell>
              <table:table-cell office:value-type="float" office:value="0.540625">
                <text:p>0.54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">
                <text:p>2520</text:p>
              </table:table-cell>
              <table:table-cell office:value-type="float" office:value="0.696875">
                <text:p>0.696875</text:p>
              </table:table-cell>
              <table:table-cell office:value-type="float" office:value="0.33125">
                <text:p>0.33125</text:p>
              </table:table-cell>
              <table:table-cell office:value-type="float" office:value="0.55625">
                <text:p>0.55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">
                <text:p>2540</text:p>
              </table:table-cell>
              <table:table-cell office:value-type="float" office:value="0.609375">
                <text:p>0.6093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">
                <text:p>2560</text:p>
              </table:table-cell>
              <table:table-cell office:value-type="float" office:value="0.659375">
                <text:p>0.659375</text:p>
              </table:table-cell>
              <table:table-cell office:value-type="float" office:value="0.40625">
                <text:p>0.40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">
                <text:p>2580</text:p>
              </table:table-cell>
              <table:table-cell office:value-type="float" office:value="0.6875">
                <text:p>0.6875</text:p>
              </table:table-cell>
              <table:table-cell office:value-type="float" office:value="0.4">
                <text:p>0.4</text:p>
              </table:table-cell>
              <table:table-cell office:value-type="float" office:value="0.58125">
                <text:p>0.58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">
                <text:p>2600</text:p>
              </table:table-cell>
              <table:table-cell office:value-type="float" office:value="0.603125">
                <text:p>0.603125</text:p>
              </table:table-cell>
              <table:table-cell office:value-type="float" office:value="0.425">
                <text:p>0.425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">
                <text:p>2620</text:p>
              </table:table-cell>
              <table:table-cell office:value-type="float" office:value="0.6375">
                <text:p>0.63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">
                <text:p>2640</text:p>
              </table:table-cell>
              <table:table-cell office:value-type="float" office:value="0.825">
                <text:p>0.825</text:p>
              </table:table-cell>
              <table:table-cell office:value-type="float" office:value="0.36875">
                <text:p>0.3687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">
                <text:p>2660</text:p>
              </table:table-cell>
              <table:table-cell office:value-type="float" office:value="0.784375">
                <text:p>0.784375</text:p>
              </table:table-cell>
              <table:table-cell office:value-type="float" office:value="0.3875">
                <text:p>0.38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">
                <text:p>2680</text:p>
              </table:table-cell>
              <table:table-cell office:value-type="float" office:value="0.69375">
                <text:p>0.693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">
                <text:p>2700</text:p>
              </table:table-cell>
              <table:table-cell office:value-type="float" office:value="0.740625">
                <text:p>0.74062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">
                <text:p>2720</text:p>
              </table:table-cell>
              <table:table-cell office:value-type="float" office:value="0.7875">
                <text:p>0.7875</text:p>
              </table:table-cell>
              <table:table-cell office:value-type="float" office:value="0.375">
                <text:p>0.375</text:p>
              </table:table-cell>
              <table:table-cell office:value-type="float" office:value="0.565625">
                <text:p>0.56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">
                <text:p>2740</text:p>
              </table:table-cell>
              <table:table-cell office:value-type="float" office:value="0.71875">
                <text:p>0.71875</text:p>
              </table:table-cell>
              <table:table-cell office:value-type="float" office:value="0.359375">
                <text:p>0.35937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">
                <text:p>2760</text:p>
              </table:table-cell>
              <table:table-cell office:value-type="float" office:value="0.74375">
                <text:p>0.74375</text:p>
              </table:table-cell>
              <table:table-cell office:value-type="float" office:value="0.36875">
                <text:p>0.3687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">
                <text:p>2780</text:p>
              </table:table-cell>
              <table:table-cell office:value-type="float" office:value="0.70625">
                <text:p>0.70625</text:p>
              </table:table-cell>
              <table:table-cell office:value-type="float" office:value="0.3625">
                <text:p>0.362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">
                <text:p>2800</text:p>
              </table:table-cell>
              <table:table-cell office:value-type="float" office:value="0.70625">
                <text:p>0.70625</text:p>
              </table:table-cell>
              <table:table-cell office:value-type="float" office:value="0.35625">
                <text:p>0.3562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">
                <text:p>2820</text:p>
              </table:table-cell>
              <table:table-cell office:value-type="float" office:value="0.68125">
                <text:p>0.68125</text:p>
              </table:table-cell>
              <table:table-cell office:value-type="float" office:value="0.325">
                <text:p>0.325</text:p>
              </table:table-cell>
              <table:table-cell office:value-type="float" office:value="0.54375">
                <text:p>0.54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">
                <text:p>2840</text:p>
              </table:table-cell>
              <table:table-cell office:value-type="float" office:value="0.759375">
                <text:p>0.759375</text:p>
              </table:table-cell>
              <table:table-cell office:value-type="float" office:value="0.3875">
                <text:p>0.3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">
                <text:p>2860</text:p>
              </table:table-cell>
              <table:table-cell office:value-type="float" office:value="0.84375">
                <text:p>0.84375</text:p>
              </table:table-cell>
              <table:table-cell office:value-type="float" office:value="0.375">
                <text:p>0.375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">
                <text:p>2880</text:p>
              </table:table-cell>
              <table:table-cell office:value-type="float" office:value="0.759375">
                <text:p>0.759375</text:p>
              </table:table-cell>
              <table:table-cell office:value-type="float" office:value="0.375">
                <text:p>0.375</text:p>
              </table:table-cell>
              <table:table-cell office:value-type="float" office:value="0.590625">
                <text:p>0.59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">
                <text:p>2900</text:p>
              </table:table-cell>
              <table:table-cell office:value-type="float" office:value="0.73125">
                <text:p>0.73125</text:p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">
                <text:p>2920</text:p>
              </table:table-cell>
              <table:table-cell office:value-type="float" office:value="0.63125">
                <text:p>0.63125</text:p>
              </table:table-cell>
              <table:table-cell office:value-type="float" office:value="0.40625">
                <text:p>0.40625</text:p>
              </table:table-cell>
              <table:table-cell office:value-type="float" office:value="0.559375">
                <text:p>0.55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">
                <text:p>2940</text:p>
              </table:table-cell>
              <table:table-cell office:value-type="float" office:value="0.78125">
                <text:p>0.78125</text:p>
              </table:table-cell>
              <table:table-cell office:value-type="float" office:value="0.353125">
                <text:p>0.35312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">
                <text:p>2960</text:p>
              </table:table-cell>
              <table:table-cell office:value-type="float" office:value="0.73125">
                <text:p>0.73125</text:p>
              </table:table-cell>
              <table:table-cell office:value-type="float" office:value="0.36875">
                <text:p>0.3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">
                <text:p>2980</text:p>
              </table:table-cell>
              <table:table-cell office:value-type="float" office:value="0.696875">
                <text:p>0.696875</text:p>
              </table:table-cell>
              <table:table-cell office:value-type="float" office:value="0.371875">
                <text:p>0.371875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">
                <text:p>3000</text:p>
              </table:table-cell>
              <table:table-cell office:value-type="float" office:value="0.61875">
                <text:p>0.61875</text:p>
              </table:table-cell>
              <table:table-cell office:value-type="float" office:value="0.396875">
                <text:p>0.3968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">
                <text:p>3020</text:p>
              </table:table-cell>
              <table:table-cell office:value-type="float" office:value="0.65625">
                <text:p>0.65625</text:p>
              </table:table-cell>
              <table:table-cell office:value-type="float" office:value="0.365625">
                <text:p>0.365625</text:p>
              </table:table-cell>
              <table:table-cell office:value-type="float" office:value="0.603125">
                <text:p>0.60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">
                <text:p>3040</text:p>
              </table:table-cell>
              <table:table-cell office:value-type="float" office:value="0.703125">
                <text:p>0.703125</text:p>
              </table:table-cell>
              <table:table-cell office:value-type="float" office:value="0.34375">
                <text:p>0.34375</text:p>
              </table:table-cell>
              <table:table-cell office:value-type="float" office:value="0.584375">
                <text:p>0.5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">
                <text:p>3060</text:p>
              </table:table-cell>
              <table:table-cell office:value-type="float" office:value="0.65">
                <text:p>0.65</text:p>
              </table:table-cell>
              <table:table-cell office:value-type="float" office:value="0.371875">
                <text:p>0.371875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